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114.24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4"/>
    <style:style style:name="ce90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122"/>
    <style:style style:name="ce75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0000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4"/>
    <style:style style:name="ce92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0"/>
    <style:style style:name="ce100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89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93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97" office:value-type="string" calcext:value-type="string">
            <text:p>ahscompan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97" office:value-type="string" calcext:value-type="string">
            <text:p>sustainablesupply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97" office:value-type="string" calcext:value-type="string">
            <text:p>globalindustrial.com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97" office:value-type="string" calcext:value-type="string">
            <text:p>sodyinc</text:p>
          </table:table-cell>
          <table:table-cell table:style-name="ce98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89"/>
          <table:table-cell table:style-name="ce10" table:number-columns-repeated="4"/>
          <table:table-cell table:style-name="ce93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89" table:number-columns-repeated="4"/>
          <table:table-cell table:style-name="ce89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89"/>
        <table:table-column table:style-name="co4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98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89"/>
        <table:table-column table:style-name="co8" table:default-cell-style-name="ce89"/>
        <table:table-column table:style-name="co16" table:default-cell-style-name="ce89"/>
        <table:table-column table:style-name="co19" table:default-cell-style-name="ce89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9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Tennsco" table:style-name="ta1">
        <table:table-column table:style-name="co2" table:default-cell-style-name="Default"/>
        <table:table-row table:style-name="ro2">
          <table:table-cell/>
        </table:table-row>
      </table:table>
      <table:table table:name="Meese" table:style-name="ta1">
        <table:table-column table:style-name="co14" table:default-cell-style-name="Default"/>
        <table:table-column table:style-name="co2" table:number-columns-repeated="3" table:default-cell-style-name="ce89"/>
        <table:table-column table:style-name="co3" table:default-cell-style-name="ce89"/>
        <table:table-column table:style-name="co7" table:default-cell-style-name="ce89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Meese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50P Series Recycle Tru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2R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 office:value-type="currency" office:currency="USD" office:value="340" calcext:value-type="currency">
            <text:p>$340.00</text:p>
          </table:table-cell>
          <table:table-cell table:style-name="ce64" table:formula="of:=[.C5]*0.6" office:value-type="currency" office:currency="USD" office:value="204" calcext:value-type="currency">
            <text:p>$204.00</text:p>
          </table:table-cell>
          <table:table-cell table:style-name="ce64"/>
          <table:table-cell table:style-name="ce64" table:formula="of:=[.E5]-[.B5]" office:value-type="currency" office:currency="USD" office:value="-280" calcext:value-type="currency">
            <text:p>-$28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4R</text:p>
          </table:table-cell>
          <table:table-cell table:style-name="ce8" office:value-type="currency" office:currency="USD" office:value="320" calcext:value-type="currency">
            <text:p>$320.00</text:p>
          </table:table-cell>
          <table:table-cell table:style-name="ce64" office:value-type="currency" office:currency="USD" office:value="360" calcext:value-type="currency">
            <text:p>$360.00</text:p>
          </table:table-cell>
          <table:table-cell table:style-name="ce64" table:formula="of:=[.C6]*0.6" office:value-type="currency" office:currency="USD" office:value="216" calcext:value-type="currency">
            <text:p>$216.00</text:p>
          </table:table-cell>
          <table:table-cell table:style-name="ce64"/>
          <table:table-cell table:style-name="ce64" table:formula="of:=[.E6]-[.B6]" office:value-type="currency" office:currency="USD" office:value="-320" calcext:value-type="currency">
            <text:p>-$32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6R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 office:value-type="currency" office:currency="USD" office:value="410" calcext:value-type="currency">
            <text:p>$410.00</text:p>
          </table:table-cell>
          <table:table-cell table:style-name="ce64" table:formula="of:=[.C7]*0.6" office:value-type="currency" office:currency="USD" office:value="246" calcext:value-type="currency">
            <text:p>$246.00</text:p>
          </table:table-cell>
          <table:table-cell table:style-name="ce64"/>
          <table:table-cell table:style-name="ce64" table:formula="of:=[.E7]-[.B7]" office:value-type="currency" office:currency="USD" office:value="-380" calcext:value-type="currency">
            <text:p>-$380.00</text:p>
          </table:table-cell>
          <table:table-cell table:style-name="ce17" table:formula="of:=[.E7]/[.D7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6R</text:p>
          </table:table-cell>
          <table:table-cell table:style-name="ce8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table:formula="of:=[.C8]*0.6" office:value-type="currency" office:currency="USD" office:value="240" calcext:value-type="currency">
            <text:p>$240.00</text:p>
          </table:table-cell>
          <table:table-cell table:style-name="ce64"/>
          <table:table-cell table:style-name="ce64" table:formula="of:=[.E8]-[.B8]" office:value-type="currency" office:currency="USD" office:value="-315" calcext:value-type="currency">
            <text:p>-$315.00</text:p>
          </table:table-cell>
          <table:table-cell table:style-name="ce17" table:formula="of:=[.E8]/[.D8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8R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00" calcext:value-type="currency">
            <text:p>$500.00</text:p>
          </table:table-cell>
          <table:table-cell table:style-name="ce64" table:formula="of:=[.C9]*0.6" office:value-type="currency" office:currency="USD" office:value="300" calcext:value-type="currency">
            <text:p>$300.00</text:p>
          </table:table-cell>
          <table:table-cell table:style-name="ce64"/>
          <table:table-cell table:style-name="ce64" table:formula="of:=[.E9]-[.B9]" office:value-type="currency" office:currency="USD" office:value="-420" calcext:value-type="currency">
            <text:p>-$420.00</text:p>
          </table:table-cell>
          <table:table-cell table:style-name="ce17" table:formula="of:=[.E9]/[.D9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26R</text:p>
          </table:table-cell>
          <table:table-cell table:style-name="ce8" office:value-type="currency" office:currency="USD" office:value="430" calcext:value-type="currency">
            <text:p>$430.00</text:p>
          </table:table-cell>
          <table:table-cell table:style-name="ce64" office:value-type="currency" office:currency="USD" office:value="535" calcext:value-type="currency">
            <text:p>$535.00</text:p>
          </table:table-cell>
          <table:table-cell table:style-name="ce64" table:formula="of:=[.C10]*0.6" office:value-type="currency" office:currency="USD" office:value="321" calcext:value-type="currency">
            <text:p>$321.00</text:p>
          </table:table-cell>
          <table:table-cell table:style-name="ce64"/>
          <table:table-cell table:style-name="ce64" table:formula="of:=[.E10]-[.B10]" office:value-type="currency" office:currency="USD" office:value="-430" calcext:value-type="currency">
            <text:p>-$430.00</text:p>
          </table:table-cell>
          <table:table-cell table:style-name="ce17" table:formula="of:=[.E10]/[.D10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45</text:p>
          </table:table-cell>
          <table:table-cell table:style-name="ce8" office:value-type="currency" office:currency="USD" office:value="670" calcext:value-type="currency">
            <text:p>$670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11]*0.6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E11]-[.B11]" office:value-type="currency" office:currency="USD" office:value="-670" calcext:value-type="currency">
            <text:p>-$670.00</text:p>
          </table:table-cell>
          <table:table-cell table:style-name="ce17" table:formula="of:=[.E11]/[.D11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00 Series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03H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64"/>
          <table:table-cell table:style-name="ce64" table:formula="of:=[.C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]-[.B15]" office:value-type="currency" office:currency="USD" office:value="-625" calcext:value-type="currency">
            <text:p>-$625.00</text:p>
          </table:table-cell>
          <table:table-cell table:style-name="ce17" table:formula="of:=[.E15]/[.D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5H</text:p>
          </table:table-cell>
          <table:table-cell table:style-name="ce8" office:value-type="currency" office:currency="USD" office:value="675" calcext:value-type="currency">
            <text:p>$675.00</text:p>
          </table:table-cell>
          <table:table-cell table:style-name="ce64"/>
          <table:table-cell table:style-name="ce64" table:formula="of:=[.C1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]-[.B16]" office:value-type="currency" office:currency="USD" office:value="-675" calcext:value-type="currency">
            <text:p>-$675.00</text:p>
          </table:table-cell>
          <table:table-cell table:style-name="ce17" table:formula="of:=[.E16]/[.D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7H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64"/>
          <table:table-cell table:style-name="ce64" table:formula="of:=[.C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]-[.B17]" office:value-type="currency" office:currency="USD" office:value="-825" calcext:value-type="currency">
            <text:p>-$825.00</text:p>
          </table:table-cell>
          <table:table-cell table:style-name="ce17" table:formula="of:=[.E17]/[.D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Forklift and Pallet Jack Contain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8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]-[.B21]" office:value-type="string" office:string-value="" calcext:value-type="error">
            <text:p>#VALUE!</text:p>
          </table:table-cell>
          <table:table-cell table:style-name="ce17" table:formula="of:=[.E21]/[.D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27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]-[.B22]" office:value-type="string" office:string-value="" calcext:value-type="error">
            <text:p>#VALUE!</text:p>
          </table:table-cell>
          <table:table-cell table:style-name="ce17" table:formula="of:=[.E22]/[.D2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102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]-[.B23]" office:value-type="string" office:string-value="" calcext:value-type="error">
            <text:p>#VALUE!</text:p>
          </table:table-cell>
          <table:table-cell table:style-name="ce17" table:formula="of:=[.E23]/[.D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10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0P</text:p>
          </table:table-cell>
          <table:table-cell table:style-name="ce8" office:value-type="currency" office:currency="USD" office:value="1190" calcext:value-type="currency">
            <text:p>$1,190.00</text:p>
          </table:table-cell>
          <table:table-cell table:style-name="ce64"/>
          <table:table-cell table:style-name="ce64" table:formula="of:=[.C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7]-[.B27]" office:value-type="currency" office:currency="USD" office:value="-1190" calcext:value-type="currency">
            <text:p>-$1,190.00</text:p>
          </table:table-cell>
          <table:table-cell table:style-name="ce17" table:formula="of:=[.E27]/[.D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1P</text:p>
          </table:table-cell>
          <table:table-cell table:style-name="ce8" office:value-type="currency" office:currency="USD" office:value="1195" calcext:value-type="currency">
            <text:p>$1,195.00</text:p>
          </table:table-cell>
          <table:table-cell table:style-name="ce64"/>
          <table:table-cell table:style-name="ce64" table:formula="of:=[.C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1]-[.B31]" office:value-type="currency" office:currency="USD" office:value="-1195" calcext:value-type="currency">
            <text:p>-$1,195.00</text:p>
          </table:table-cell>
          <table:table-cell table:style-name="ce17" table:formula="of:=[.E31]/[.D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2P</text:p>
          </table:table-cell>
          <table:table-cell table:style-name="ce8" office:value-type="currency" office:currency="USD" office:value="1055" calcext:value-type="currency">
            <text:p>$1,055.00</text:p>
          </table:table-cell>
          <table:table-cell table:style-name="ce64"/>
          <table:table-cell table:style-name="ce64" table:formula="of:=[.C3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5]-[.B35]" office:value-type="currency" office:currency="USD" office:value="-1055" calcext:value-type="currency">
            <text:p>-$1,055.00</text:p>
          </table:table-cell>
          <table:table-cell table:style-name="ce17" table:formula="of:=[.E35]/[.D3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No. 19 FWI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9-FWI</text:p>
          </table:table-cell>
          <table:table-cell table:style-name="ce8" office:value-type="currency" office:currency="USD" office:value="505" calcext:value-type="currency">
            <text:p>$505.00</text:p>
          </table:table-cell>
          <table:table-cell table:style-name="ce64"/>
          <table:table-cell table:style-name="ce64" table:formula="of:=[.C3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9]-[.B39]" office:value-type="currency" office:currency="USD" office:value="-505" calcext:value-type="currency">
            <text:p>-$505.00</text:p>
          </table:table-cell>
          <table:table-cell table:style-name="ce17" table:formula="of:=[.E39]/[.D3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4P24 Flare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4P24</text:p>
          </table:table-cell>
          <table:table-cell table:style-name="ce8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C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3]-[.B43]" office:value-type="currency" office:currency="USD" office:value="-480" calcext:value-type="currency">
            <text:p>-$480.00</text:p>
          </table:table-cell>
          <table:table-cell table:style-name="ce17" table:formula="of:=[.E43]/[.D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5P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5P24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/>
          <table:table-cell table:style-name="ce64" table:formula="of:=[.C4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7]-[.B47]" office:value-type="currency" office:currency="USD" office:value="-870" calcext:value-type="currency">
            <text:p>-$870.00</text:p>
          </table:table-cell>
          <table:table-cell table:style-name="ce17" table:formula="of:=[.E47]/[.D4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25P30</text:p>
          </table:table-cell>
          <table:table-cell table:style-name="ce8" office:value-type="currency" office:currency="USD" office:value="925" calcext:value-type="currency">
            <text:p>$925.00</text:p>
          </table:table-cell>
          <table:table-cell table:style-name="ce64"/>
          <table:table-cell table:style-name="ce64" table:formula="of:=[.C4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8]-[.B48]" office:value-type="currency" office:currency="USD" office:value="-925" calcext:value-type="currency">
            <text:p>-$925.00</text:p>
          </table:table-cell>
          <table:table-cell table:style-name="ce17" table:formula="of:=[.E48]/[.D4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85 Gallon Side Discharge IBC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5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2]-[.B52]" office:value-type="string" office:string-value="" calcext:value-type="error">
            <text:p>#VALUE!</text:p>
          </table:table-cell>
          <table:table-cell table:style-name="ce17" table:formula="of:=[.E52]/[.D5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30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3]-[.B53]" office:value-type="string" office:string-value="" calcext:value-type="error">
            <text:p>#VALUE!</text:p>
          </table:table-cell>
          <table:table-cell table:style-name="ce17" table:formula="of:=[.E53]/[.D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28P18 FWI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P18</text:p>
          </table:table-cell>
          <table:table-cell table:style-name="ce8" office:value-type="currency" office:currency="USD" office:value="805" calcext:value-type="currency">
            <text:p>$805.00</text:p>
          </table:table-cell>
          <table:table-cell table:style-name="ce64"/>
          <table:table-cell table:style-name="ce64" table:formula="of:=[.C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7]-[.B57]" office:value-type="currency" office:currency="USD" office:value="-805" calcext:value-type="currency">
            <text:p>-$805.00</text:p>
          </table:table-cell>
          <table:table-cell table:style-name="ce17" table:formula="of:=[.E57]/[.D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44P12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4P12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1]-[.B61]" office:value-type="currency" office:currency="USD" office:value="-290" calcext:value-type="currency">
            <text:p>-$290.00</text:p>
          </table:table-cell>
          <table:table-cell table:style-name="ce17" table:formula="of:=[.E61]/[.D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0P-16 Utilit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6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5]-[.B65]" office:value-type="currency" office:currency="USD" office:value="-435" calcext:value-type="currency">
            <text:p>-$435.00</text:p>
          </table:table-cell>
          <table:table-cell table:style-name="ce17" table:formula="of:=[.E65]/[.D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6</text:p>
          </table:table-cell>
          <table:table-cell table:style-name="ce8" office:value-type="currency" office:currency="USD" office:value="410" calcext:value-type="currency">
            <text:p>$410.00</text:p>
          </table:table-cell>
          <table:table-cell table:style-name="ce64"/>
          <table:table-cell table:style-name="ce64" table:formula="of:=[.C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9]-[.B69]" office:value-type="currency" office:currency="USD" office:value="-410" calcext:value-type="currency">
            <text:p>-$410.00</text:p>
          </table:table-cell>
          <table:table-cell table:style-name="ce17" table:formula="of:=[.E69]/[.D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8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8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/>
          <table:table-cell table:style-name="ce64" table:formula="of:=[.C7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3]-[.B73]" office:value-type="currency" office:currency="USD" office:value="-599" calcext:value-type="currency">
            <text:p>-$599.00</text:p>
          </table:table-cell>
          <table:table-cell table:style-name="ce17" table:formula="of:=[.E73]/[.D7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2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26</text:p>
          </table:table-cell>
          <table:table-cell table:style-name="ce8" office:value-type="currency" office:currency="USD" office:value="645" calcext:value-type="currency">
            <text:p>$645.00</text:p>
          </table:table-cell>
          <table:table-cell table:style-name="ce64"/>
          <table:table-cell table:style-name="ce64" table:formula="of:=[.C7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7]-[.B77]" office:value-type="currency" office:currency="USD" office:value="-645" calcext:value-type="currency">
            <text:p>-$645.00</text:p>
          </table:table-cell>
          <table:table-cell table:style-name="ce17" table:formula="of:=[.E77]/[.D7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0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0</text:p>
          </table:table-cell>
          <table:table-cell table:style-name="ce8" office:value-type="currency" office:currency="USD" office:value="787" calcext:value-type="currency">
            <text:p>$787.00</text:p>
          </table:table-cell>
          <table:table-cell table:style-name="ce64"/>
          <table:table-cell table:style-name="ce64" table:formula="of:=[.C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1]-[.B81]" office:value-type="currency" office:currency="USD" office:value="-787" calcext:value-type="currency">
            <text:p>-$787.00</text:p>
          </table:table-cell>
          <table:table-cell table:style-name="ce17" table:formula="of:=[.E81]/[.D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7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7</text:p>
          </table:table-cell>
          <table:table-cell table:style-name="ce8" office:value-type="currency" office:currency="USD" office:value="1185" calcext:value-type="currency">
            <text:p>$1,185.00</text:p>
          </table:table-cell>
          <table:table-cell table:style-name="ce64"/>
          <table:table-cell table:style-name="ce64" table:formula="of:=[.C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5]-[.B85]" office:value-type="currency" office:currency="USD" office:value="-1185" calcext:value-type="currency">
            <text:p>-$1,185.00</text:p>
          </table:table-cell>
          <table:table-cell table:style-name="ce17" table:formula="of:=[.E85]/[.D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0P-M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9]-[.B89]" office:value-type="currency" office:currency="USD" office:value="-630" calcext:value-type="currency">
            <text:p>-$630.00</text:p>
          </table:table-cell>
          <table:table-cell table:style-name="ce17" table:formula="of:=[.E89]/[.D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72N Laundry Cart with Netting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N</text:p>
          </table:table-cell>
          <table:table-cell table:style-name="ce8" office:value-type="currency" office:currency="USD" office:value="875" calcext:value-type="currency">
            <text:p>$875.00</text:p>
          </table:table-cell>
          <table:table-cell table:style-name="ce64"/>
          <table:table-cell table:style-name="ce64" table:formula="of:=[.C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3]-[.B93]" office:value-type="currency" office:currency="USD" office:value="-875" calcext:value-type="currency">
            <text:p>-$875.00</text:p>
          </table:table-cell>
          <table:table-cell table:style-name="ce17" table:formula="of:=[.E93]/[.D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P</text:p>
          </table:table-cell>
          <table:table-cell table:style-name="ce8" office:value-type="currency" office:currency="USD" office:value="650" calcext:value-type="currency">
            <text:p>$650.00</text:p>
          </table:table-cell>
          <table:table-cell table:style-name="ce64"/>
          <table:table-cell table:style-name="ce64" table:formula="of:=[.C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7]-[.B97]" office:value-type="currency" office:currency="USD" office:value="-650" calcext:value-type="currency">
            <text:p>-$650.00</text:p>
          </table:table-cell>
          <table:table-cell table:style-name="ce17" table:formula="of:=[.E97]/[.D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S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S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64"/>
          <table:table-cell table:style-name="ce64" table:formula="of:=[.C1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1]-[.B101]" office:value-type="currency" office:currency="USD" office:value="-660" calcext:value-type="currency">
            <text:p>-$660.00</text:p>
          </table:table-cell>
          <table:table-cell table:style-name="ce17" table:formula="of:=[.E101]/[.D1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3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3P</text:p>
          </table:table-cell>
          <table:table-cell table:style-name="ce8" office:value-type="currency" office:currency="USD" office:value="755" calcext:value-type="currency">
            <text:p>$755.00</text:p>
          </table:table-cell>
          <table:table-cell table:style-name="ce64"/>
          <table:table-cell table:style-name="ce64" table:formula="of:=[.C10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5]-[.B105]" office:value-type="currency" office:currency="USD" office:value="-755" calcext:value-type="currency">
            <text:p>-$755.00</text:p>
          </table:table-cell>
          <table:table-cell table:style-name="ce17" table:formula="of:=[.E105]/[.D10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4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4P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/>
          <table:table-cell table:style-name="ce64" table:formula="of:=[.C10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9]-[.B109]" office:value-type="currency" office:currency="USD" office:value="-699" calcext:value-type="currency">
            <text:p>-$699.00</text:p>
          </table:table-cell>
          <table:table-cell table:style-name="ce17" table:formula="of:=[.E109]/[.D10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6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6P-Trux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/>
          <table:table-cell table:style-name="ce64" table:formula="of:=[.C11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3]-[.B113]" office:value-type="currency" office:currency="USD" office:value="-665" calcext:value-type="currency">
            <text:p>-$665.00</text:p>
          </table:table-cell>
          <table:table-cell table:style-name="ce17" table:formula="of:=[.E113]/[.D11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9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9P-Trux</text:p>
          </table:table-cell>
          <table:table-cell table:style-name="ce8" office:value-type="currency" office:currency="USD" office:value="845" calcext:value-type="currency">
            <text:p>$845.00</text:p>
          </table:table-cell>
          <table:table-cell table:style-name="ce64"/>
          <table:table-cell table:style-name="ce64" table:formula="of:=[.C1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7]-[.B117]" office:value-type="currency" office:currency="USD" office:value="-845" calcext:value-type="currency">
            <text:p>-$845.00</text:p>
          </table:table-cell>
          <table:table-cell table:style-name="ce17" table:formula="of:=[.E117]/[.D1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5P-Trux</text:p>
          </table:table-cell>
          <table:table-cell table:style-name="ce8" office:value-type="currency" office:currency="USD" office:value="1151" calcext:value-type="currency">
            <text:p>$1,151.00</text:p>
          </table:table-cell>
          <table:table-cell table:style-name="ce64"/>
          <table:table-cell table:style-name="ce64" table:formula="of:=[.C1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1]-[.B121]" office:value-type="currency" office:currency="USD" office:value="-1151" calcext:value-type="currency">
            <text:p>-$1,151.00</text:p>
          </table:table-cell>
          <table:table-cell table:style-name="ce17" table:formula="of:=[.E121]/[.D1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7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7P-Trux</text:p>
          </table:table-cell>
          <table:table-cell table:style-name="ce8" office:value-type="currency" office:currency="USD" office:value="940" calcext:value-type="currency">
            <text:p>$940.00</text:p>
          </table:table-cell>
          <table:table-cell table:style-name="ce64"/>
          <table:table-cell table:style-name="ce64" table:formula="of:=[.C12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5]-[.B125]" office:value-type="currency" office:currency="USD" office:value="-940" calcext:value-type="currency">
            <text:p>-$940.00</text:p>
          </table:table-cell>
          <table:table-cell table:style-name="ce17" table:formula="of:=[.E125]/[.D12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</text:p>
          </table:table-cell>
          <table:table-cell table:style-name="ce8" office:value-type="currency" office:currency="USD" office:value="945" calcext:value-type="currency">
            <text:p>$945.00</text:p>
          </table:table-cell>
          <table:table-cell table:style-name="ce64"/>
          <table:table-cell table:style-name="ce64" table:formula="of:=[.C1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9]-[.B129]" office:value-type="currency" office:currency="USD" office:value="-945" calcext:value-type="currency">
            <text:p>-$945.00</text:p>
          </table:table-cell>
          <table:table-cell table:style-name="ce17" table:formula="of:=[.E129]/[.D1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L</text:p>
          </table:table-cell>
          <table:table-cell table:style-name="ce8" office:value-type="currency" office:currency="USD" office:value="1530" calcext:value-type="currency">
            <text:p>$1,530.00</text:p>
          </table:table-cell>
          <table:table-cell table:style-name="ce64"/>
          <table:table-cell table:style-name="ce64" table:formula="of:=[.C1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3]-[.B133]" office:value-type="currency" office:currency="USD" office:value="-1530" calcext:value-type="currency">
            <text:p>-$1,530.00</text:p>
          </table:table-cell>
          <table:table-cell table:style-name="ce17" table:formula="of:=[.E133]/[.D1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S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SL</text:p>
          </table:table-cell>
          <table:table-cell table:style-name="ce8" office:value-type="currency" office:currency="USD" office:value="1585" calcext:value-type="currency">
            <text:p>$1,585.00</text:p>
          </table:table-cell>
          <table:table-cell table:style-name="ce64"/>
          <table:table-cell table:style-name="ce64" table:formula="of:=[.C13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7]-[.B137]" office:value-type="currency" office:currency="USD" office:value="-1585" calcext:value-type="currency">
            <text:p>-$1,585.00</text:p>
          </table:table-cell>
          <table:table-cell table:style-name="ce17" table:formula="of:=[.E137]/[.D1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2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2P-Trux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4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1]-[.B141]" office:value-type="string" office:string-value="" calcext:value-type="error">
            <text:p>#VALUE!</text:p>
          </table:table-cell>
          <table:table-cell table:style-name="ce17" table:formula="of:=[.E141]/[.D14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-Trux</text:p>
          </table:table-cell>
          <table:table-cell table:style-name="ce8" office:value-type="currency" office:currency="USD" office:value="1025" calcext:value-type="currency">
            <text:p>$1,025.00</text:p>
          </table:table-cell>
          <table:table-cell table:style-name="ce64"/>
          <table:table-cell table:style-name="ce64" table:formula="of:=[.C14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5]-[.B145]" office:value-type="currency" office:currency="USD" office:value="-1025" calcext:value-type="currency">
            <text:p>-$1,025.00</text:p>
          </table:table-cell>
          <table:table-cell table:style-name="ce17" table:formula="of:=[.E145]/[.D14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5PSL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SL</text:p>
          </table:table-cell>
          <table:table-cell table:style-name="ce8" office:value-type="currency" office:currency="USD" office:value="1925" calcext:value-type="currency">
            <text:p>$1,925.00</text:p>
          </table:table-cell>
          <table:table-cell table:style-name="ce64"/>
          <table:table-cell table:style-name="ce64" table:formula="of:=[.C14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9]-[.B149]" office:value-type="currency" office:currency="USD" office:value="-1925" calcext:value-type="currency">
            <text:p>-$1,925.00</text:p>
          </table:table-cell>
          <table:table-cell table:style-name="ce17" table:formula="of:=[.E149]/[.D14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Rationally Molded Plastic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RMPB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3]-[.B153]" office:value-type="string" office:string-value="" calcext:value-type="error">
            <text:p>#VALUE!</text:p>
          </table:table-cell>
          <table:table-cell table:style-name="ce17" table:formula="of:=[.E153]/[.D1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owder Coated Steel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CSBO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7]-[.B157]" office:value-type="string" office:string-value="" calcext:value-type="error">
            <text:p>#VALUE!</text:p>
          </table:table-cell>
          <table:table-cell table:style-name="ce17" table:formula="of:=[.E157]/[.D1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tandard Colson Cast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1]-[.B161]" office:value-type="string" office:string-value="" calcext:value-type="error">
            <text:p>#VALUE!</text:p>
          </table:table-cell>
          <table:table-cell table:style-name="ce17" table:formula="of:=[.E161]/[.D1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2]-[.B162]" office:value-type="string" office:string-value="" calcext:value-type="error">
            <text:p>#VALUE!</text:p>
          </table:table-cell>
          <table:table-cell table:style-name="ce17" table:formula="of:=[.E162]/[.D16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3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3]-[.B163]" office:value-type="string" office:string-value="" calcext:value-type="error">
            <text:p>#VALUE!</text:p>
          </table:table-cell>
          <table:table-cell table:style-name="ce17" table:formula="of:=[.E163]/[.D16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4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4]-[.B164]" office:value-type="string" office:string-value="" calcext:value-type="error">
            <text:p>#VALUE!</text:p>
          </table:table-cell>
          <table:table-cell table:style-name="ce17" table:formula="of:=[.E164]/[.D16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5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5]-[.B165]" office:value-type="string" office:string-value="" calcext:value-type="error">
            <text:p>#VALUE!</text:p>
          </table:table-cell>
          <table:table-cell table:style-name="ce17" table:formula="of:=[.E165]/[.D1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6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6]-[.B166]" office:value-type="string" office:string-value="" calcext:value-type="error">
            <text:p>#VALUE!</text:p>
          </table:table-cell>
          <table:table-cell table:style-name="ce17" table:formula="of:=[.E166]/[.D16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7]-[.B167]" office:value-type="string" office:string-value="" calcext:value-type="error">
            <text:p>#VALUE!</text:p>
          </table:table-cell>
          <table:table-cell table:style-name="ce17" table:formula="of:=[.E167]/[.D16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8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8]-[.B168]" office:value-type="string" office:string-value="" calcext:value-type="error">
            <text:p>#VALUE!</text:p>
          </table:table-cell>
          <table:table-cell table:style-name="ce17" table:formula="of:=[.E168]/[.D16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9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9]-[.B169]" office:value-type="string" office:string-value="" calcext:value-type="error">
            <text:p>#VALUE!</text:p>
          </table:table-cell>
          <table:table-cell table:style-name="ce17" table:formula="of:=[.E169]/[.D1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0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0]-[.B170]" office:value-type="string" office:string-value="" calcext:value-type="error">
            <text:p>#VALUE!</text:p>
          </table:table-cell>
          <table:table-cell table:style-name="ce17" table:formula="of:=[.E170]/[.D17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1]-[.B171]" office:value-type="string" office:string-value="" calcext:value-type="error">
            <text:p>#VALUE!</text:p>
          </table:table-cell>
          <table:table-cell table:style-name="ce17" table:formula="of:=[.E171]/[.D17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2]-[.B172]" office:value-type="string" office:string-value="" calcext:value-type="error">
            <text:p>#VALUE!</text:p>
          </table:table-cell>
          <table:table-cell table:style-name="ce17" table:formula="of:=[.E172]/[.D17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ry Bulk Hopper Industrial Agricultural Storage Hopp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H-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6]-[.B176]" office:value-type="string" office:string-value="" calcext:value-type="error">
            <text:p>#VALUE!</text:p>
          </table:table-cell>
          <table:table-cell table:style-name="ce17" table:formula="of:=[.E176]/[.D17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Hamper Hos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0H40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64"/>
          <table:table-cell table:style-name="ce64" table:formula="of:=[.C18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0]-[.B180]" office:value-type="currency" office:currency="USD" office:value="-365" calcext:value-type="currency">
            <text:p>-$365.00</text:p>
          </table:table-cell>
          <table:table-cell table:style-name="ce17" table:formula="of:=[.E180]/[.D18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40H40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/>
          <table:table-cell table:style-name="ce64" table:formula="of:=[.C1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1]-[.B181]" office:value-type="currency" office:currency="USD" office:value="-380" calcext:value-type="currency">
            <text:p>-$380.00</text:p>
          </table:table-cell>
          <table:table-cell table:style-name="ce17" table:formula="of:=[.E181]/[.D1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291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91</text:p>
          </table:table-cell>
          <table:table-cell table:style-name="ce8" office:value-type="currency" office:currency="USD" office:value="340" calcext:value-type="currency">
            <text:p>$340.00</text:p>
          </table:table-cell>
          <table:table-cell table:style-name="ce64"/>
          <table:table-cell table:style-name="ce64" table:formula="of:=[.C1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5]-[.B185]" office:value-type="currency" office:currency="USD" office:value="-340" calcext:value-type="currency">
            <text:p>-$340.00</text:p>
          </table:table-cell>
          <table:table-cell table:style-name="ce17" table:formula="of:=[.E185]/[.D1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33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33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/>
          <table:table-cell table:style-name="ce64" table:formula="of:=[.C1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9]-[.B189]" office:value-type="currency" office:currency="USD" office:value="-399" calcext:value-type="currency">
            <text:p>-$399.00</text:p>
          </table:table-cell>
          <table:table-cell table:style-name="ce17" table:formula="of:=[.E189]/[.D1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1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1</text:p>
          </table:table-cell>
          <table:table-cell table:style-name="ce8" office:value-type="currency" office:currency="USD" office:value="520" calcext:value-type="currency">
            <text:p>$520.00</text:p>
          </table:table-cell>
          <table:table-cell table:style-name="ce64"/>
          <table:table-cell table:style-name="ce64" table:formula="of:=[.C1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3]-[.B193]" office:value-type="currency" office:currency="USD" office:value="-520" calcext:value-type="currency">
            <text:p>-$520.00</text:p>
          </table:table-cell>
          <table:table-cell table:style-name="ce17" table:formula="of:=[.E193]/[.D1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33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33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/>
          <table:table-cell table:style-name="ce64" table:formula="of:=[.C1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7]-[.B197]" office:value-type="currency" office:currency="USD" office:value="-395" calcext:value-type="currency">
            <text:p>-$395.00</text:p>
          </table:table-cell>
          <table:table-cell table:style-name="ce17" table:formula="of:=[.E197]/[.D1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P-360 &amp; P-390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60</text:p>
          </table:table-cell>
          <table:table-cell table:style-name="ce8" office:value-type="currency" office:currency="USD" office:value="595" calcext:value-type="currency">
            <text:p>$595.00</text:p>
          </table:table-cell>
          <table:table-cell table:style-name="ce64"/>
          <table:table-cell table:style-name="ce64" table:formula="of:=[.C2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1]-[.B201]" office:value-type="currency" office:currency="USD" office:value="-595" calcext:value-type="currency">
            <text:p>-$595.00</text:p>
          </table:table-cell>
          <table:table-cell table:style-name="ce17" table:formula="of:=[.E201]/[.D2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90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64"/>
          <table:table-cell table:style-name="ce64" table:formula="of:=[.C20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2]-[.B202]" office:value-type="currency" office:currency="USD" office:value="-615" calcext:value-type="currency">
            <text:p>-$615.00</text:p>
          </table:table-cell>
          <table:table-cell table:style-name="ce17" table:formula="of:=[.E202]/[.D20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Biohazard Laundry Car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0P-BIOHAZARD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/>
          <table:table-cell table:style-name="ce64" table:formula="of:=[.C20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6]-[.B206]" office:value-type="currency" office:currency="USD" office:value="-999" calcext:value-type="currency">
            <text:p>-$999.00</text:p>
          </table:table-cell>
          <table:table-cell table:style-name="ce17" table:formula="of:=[.E206]/[.D206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72P-BIOHAZARD</text:p>
          </table:table-cell>
          <table:table-cell table:style-name="ce8" office:value-type="currency" office:currency="USD" office:value="1010" calcext:value-type="currency">
            <text:p>$1,010.00</text:p>
          </table:table-cell>
          <table:table-cell table:style-name="ce64"/>
          <table:table-cell table:style-name="ce64" table:formula="of:=[.C20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7]-[.B207]" office:value-type="currency" office:currency="USD" office:value="-1010" calcext:value-type="currency">
            <text:p>-$1,010.00</text:p>
          </table:table-cell>
          <table:table-cell table:style-name="ce17" table:formula="of:=[.E207]/[.D20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8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8P</text:p>
          </table:table-cell>
          <table:table-cell table:style-name="ce8" office:value-type="currency" office:currency="USD" office:value="905" calcext:value-type="currency">
            <text:p>$905.00</text:p>
          </table:table-cell>
          <table:table-cell table:style-name="ce64"/>
          <table:table-cell table:style-name="ce64" table:formula="of:=[.C21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1]-[.B211]" office:value-type="currency" office:currency="USD" office:value="-905" calcext:value-type="currency">
            <text:p>-$905.00</text:p>
          </table:table-cell>
          <table:table-cell table:style-name="ce17" table:formula="of:=[.E211]/[.D21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Rgonomic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ER</text:p>
          </table:table-cell>
          <table:table-cell table:style-name="ce8" office:value-type="currency" office:currency="USD" office:value="1275" calcext:value-type="currency">
            <text:p>$1,275.00</text:p>
          </table:table-cell>
          <table:table-cell table:style-name="ce64"/>
          <table:table-cell table:style-name="ce64" table:formula="of:=[.C2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5]-[.B215]" office:value-type="currency" office:currency="USD" office:value="-1275" calcext:value-type="currency">
            <text:p>-$1,275.00</text:p>
          </table:table-cell>
          <table:table-cell table:style-name="ce17" table:formula="of:=[.E215]/[.D2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1P</text:p>
          </table:table-cell>
          <table:table-cell table:style-name="ce8" office:value-type="currency" office:currency="USD" office:value="635" calcext:value-type="currency">
            <text:p>$635.00</text:p>
          </table:table-cell>
          <table:table-cell table:style-name="ce64"/>
          <table:table-cell table:style-name="ce64" table:formula="of:=[.C21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9]-[.B219]" office:value-type="currency" office:currency="USD" office:value="-635" calcext:value-type="currency">
            <text:p>-$635.00</text:p>
          </table:table-cell>
          <table:table-cell table:style-name="ce17" table:formula="of:=[.E219]/[.D21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 Extra Large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2E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2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3]-[.B223]" office:value-type="string" office:string-value="" calcext:value-type="error">
            <text:p>#VALUE!</text:p>
          </table:table-cell>
          <table:table-cell table:style-name="ce17" table:formula="of:=[.E223]/[.D2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9 Series Utility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9-6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/>
          <table:table-cell table:style-name="ce64" table:formula="of:=[.C2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7]-[.B227]" office:value-type="currency" office:currency="USD" office:value="-230" calcext:value-type="currency">
            <text:p>-$230.00</text:p>
          </table:table-cell>
          <table:table-cell table:style-name="ce17" table:formula="of:=[.E227]/[.D2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8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64"/>
          <table:table-cell table:style-name="ce64" table:formula="of:=[.C22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8]-[.B228]" office:value-type="currency" office:currency="USD" office:value="-245" calcext:value-type="currency">
            <text:p>-$245.00</text:p>
          </table:table-cell>
          <table:table-cell table:style-name="ce17" table:formula="of:=[.E228]/[.D22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0</text:p>
          </table:table-cell>
          <table:table-cell table:style-name="ce8" office:value-type="currency" office:currency="USD" office:value="265" calcext:value-type="currency">
            <text:p>$265.00</text:p>
          </table:table-cell>
          <table:table-cell table:style-name="ce64"/>
          <table:table-cell table:style-name="ce64" table:formula="of:=[.C2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9]-[.B229]" office:value-type="currency" office:currency="USD" office:value="-265" calcext:value-type="currency">
            <text:p>-$265.00</text:p>
          </table:table-cell>
          <table:table-cell table:style-name="ce17" table:formula="of:=[.E229]/[.D2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2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/>
          <table:table-cell table:style-name="ce64" table:formula="of:=[.C23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0]-[.B230]" office:value-type="currency" office:currency="USD" office:value="-280" calcext:value-type="currency">
            <text:p>-$280.00</text:p>
          </table:table-cell>
          <table:table-cell table:style-name="ce17" table:formula="of:=[.E230]/[.D23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4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2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1]-[.B231]" office:value-type="currency" office:currency="USD" office:value="-290" calcext:value-type="currency">
            <text:p>-$290.00</text:p>
          </table:table-cell>
          <table:table-cell table:style-name="ce17" table:formula="of:=[.E231]/[.D2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6</text:p>
          </table:table-cell>
          <table:table-cell table:style-name="ce8" office:value-type="currency" office:currency="USD" office:value="330" calcext:value-type="currency">
            <text:p>$330.00</text:p>
          </table:table-cell>
          <table:table-cell table:style-name="ce64"/>
          <table:table-cell table:style-name="ce64" table:formula="of:=[.C23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2]-[.B232]" office:value-type="currency" office:currency="USD" office:value="-330" calcext:value-type="currency">
            <text:p>-$330.00</text:p>
          </table:table-cell>
          <table:table-cell table:style-name="ce17" table:formula="of:=[.E232]/[.D23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8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64"/>
          <table:table-cell table:style-name="ce64" table:formula="of:=[.C2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3]-[.B233]" office:value-type="currency" office:currency="USD" office:value="-360" calcext:value-type="currency">
            <text:p>-$360.00</text:p>
          </table:table-cell>
          <table:table-cell table:style-name="ce17" table:formula="of:=[.E233]/[.D2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20</text:p>
          </table:table-cell>
          <table:table-cell table:style-name="ce8" office:value-type="currency" office:currency="USD" office:value="385" calcext:value-type="currency">
            <text:p>$385.00</text:p>
          </table:table-cell>
          <table:table-cell table:style-name="ce64"/>
          <table:table-cell table:style-name="ce64" table:formula="of:=[.C23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4]-[.B234]" office:value-type="currency" office:currency="USD" office:value="-385" calcext:value-type="currency">
            <text:p>-$385.00</text:p>
          </table:table-cell>
          <table:table-cell table:style-name="ce17" table:formula="of:=[.E234]/[.D23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0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0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23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8]-[.B238]" office:value-type="currency" office:currency="USD" office:value="-435" calcext:value-type="currency">
            <text:p>-$435.00</text:p>
          </table:table-cell>
          <table:table-cell table:style-name="ce17" table:formula="of:=[.E238]/[.D2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05 One-Yard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05-H</text:p>
          </table:table-cell>
          <table:table-cell table:style-name="ce8" office:value-type="currency" office:currency="USD" office:value="525" calcext:value-type="currency">
            <text:p>$525.00</text:p>
          </table:table-cell>
          <table:table-cell table:style-name="ce64"/>
          <table:table-cell table:style-name="ce64" table:formula="of:=[.C24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2]-[.B242]" office:value-type="currency" office:currency="USD" office:value="-525" calcext:value-type="currency">
            <text:p>-$525.00</text:p>
          </table:table-cell>
          <table:table-cell table:style-name="ce17" table:formula="of:=[.E242]/[.D24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405-XH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2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3]-[.B243]" office:value-type="currency" office:currency="USD" office:value="-630" calcext:value-type="currency">
            <text:p>-$630.00</text:p>
          </table:table-cell>
          <table:table-cell table:style-name="ce17" table:formula="of:=[.E243]/[.D2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2GM Canvas Baske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90" office:value-type="string" calcext:value-type="string">
            <text:p>OUR PRICE</text:p>
          </table:table-cell>
          <table:table-cell table:style-name="ce90" office:value-type="string" calcext:value-type="string">
            <text:p>LIST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4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32GM-CANVAS</text:p>
          </table:table-cell>
          <table:table-cell table:style-name="ce8" office:value-type="string" calcext:value-type="string">
            <text:p>Per Application</text:p>
          </table:table-cell>
          <table:table-cell table:style-name="ce106"/>
          <table:table-cell table:style-name="ce64" table:formula="of:=[.C247]*0.6" office:value-type="currency" office:currency="USD" office:value="0" calcext:value-type="currency">
            <text:p>$0.00</text:p>
          </table:table-cell>
          <table:table-cell table:style-name="ce106"/>
          <table:table-cell table:style-name="ce64" table:formula="of:=[.E247]-[.B247]" office:value-type="string" office:string-value="" calcext:value-type="error">
            <text:p>#VALUE!</text:p>
          </table:table-cell>
          <table:table-cell table:style-name="ce17" table:formula="of:=[.E247]/[.D247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3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87 individual models</text:p>
          </table:table-cell>
          <table:table-cell table:number-columns-repeated="7"/>
        </table:table-row>
        <table:table-row table:style-name="ro2" table:number-rows-repeated="104832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llinois Engineered" table:style-name="ta2">
        <table:table-column table:style-name="co20" table:default-cell-style-name="Default"/>
        <table:table-column table:style-name="co2" table:number-columns-repeated="3" table:default-cell-style-name="ce91"/>
        <table:table-column table:style-name="co19" table:number-columns-repeated="2" table:default-cell-style-name="ce91"/>
        <table:table-column table:style-name="co19" table:number-columns-repeated="2" table:default-cell-style-name="Default"/>
        <table:table-row table:style-name="ro27">
          <table:table-cell table:style-name="ce63" office:value-type="string" calcext:value-type="string">
            <text:p>Illinois Engineered PRICE LIST</text:p>
          </table:table-cell>
          <table:table-cell table:number-columns-repeated="7"/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66" office:value-type="string" calcext:value-type="string">
            <text:p>Single Galvanized Steel Folding Gates - 3 to 6 Feet Widths</text:p>
          </table:table-cell>
          <table:table-cell table:number-columns-repeated="7"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SSG465</text:p>
          </table:table-cell>
          <table:table-cell table:style-name="ce72" office:value-type="currency" office:currency="USD" office:value="163.5" calcext:value-type="currency">
            <text:p>$163.50</text:p>
          </table:table-cell>
          <table:table-cell table:style-name="ce105" office:value-type="currency" office:currency="USD" office:value="228" calcext:value-type="currency">
            <text:p>$228.00</text:p>
          </table:table-cell>
          <table:table-cell table:style-name="ce105" table:formula="of:=[.C5]*0.6" office:value-type="currency" office:currency="USD" office:value="136.8" calcext:value-type="currency">
            <text:p>$136.80</text:p>
          </table:table-cell>
          <table:table-cell table:style-name="ce105" office:value-type="currency" office:currency="USD" office:value="167.99" calcext:value-type="currency">
            <text:p>$167.99</text:p>
          </table:table-cell>
          <table:table-cell table:style-name="ce105" table:formula="of:=[.E5]-[.B5]" office:value-type="currency" office:currency="USD" office:value="4.49000000000001" calcext:value-type="currency">
            <text:p>$4.49</text:p>
          </table:table-cell>
          <table:table-cell table:style-name="ce82" table:formula="of:=[.E5]/[.D5]" office:value-type="float" office:value="1.22799707602339" calcext:value-type="float">
            <text:p>1.2279970760233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470</text:p>
          </table:table-cell>
          <table:table-cell table:style-name="ce72" office:value-type="currency" office:currency="USD" office:value="180.5" calcext:value-type="currency">
            <text:p>$180.50</text:p>
          </table:table-cell>
          <table:table-cell table:style-name="ce105" office:value-type="currency" office:currency="USD" office:value="252" calcext:value-type="currency">
            <text:p>$252.00</text:p>
          </table:table-cell>
          <table:table-cell table:style-name="ce105" table:formula="of:=[.C6]*0.6" office:value-type="currency" office:currency="USD" office:value="151.2" calcext:value-type="currency">
            <text:p>$151.20</text:p>
          </table:table-cell>
          <table:table-cell table:style-name="ce105" office:value-type="currency" office:currency="USD" office:value="184.3" calcext:value-type="currency">
            <text:p>$184.30</text:p>
          </table:table-cell>
          <table:table-cell table:style-name="ce105" table:formula="of:=[.E6]-[.B6]" office:value-type="currency" office:currency="USD" office:value="3.80000000000001" calcext:value-type="currency">
            <text:p>$3.80</text:p>
          </table:table-cell>
          <table:table-cell table:style-name="ce82" table:formula="of:=[.E6]/[.D6]" office:value-type="float" office:value="1.21891534391534" calcext:value-type="float">
            <text:p>1.21891534391534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475</text:p>
          </table:table-cell>
          <table:table-cell table:style-name="ce72" office:value-type="currency" office:currency="USD" office:value="197.5" calcext:value-type="currency">
            <text:p>$197.50</text:p>
          </table:table-cell>
          <table:table-cell table:style-name="ce105" office:value-type="currency" office:currency="USD" office:value="276" calcext:value-type="currency">
            <text:p>$276.00</text:p>
          </table:table-cell>
          <table:table-cell table:style-name="ce105" table:formula="of:=[.C7]*0.6" office:value-type="currency" office:currency="USD" office:value="165.6" calcext:value-type="currency">
            <text:p>$165.60</text:p>
          </table:table-cell>
          <table:table-cell table:style-name="ce105" office:value-type="currency" office:currency="USD" office:value="201.6" calcext:value-type="currency">
            <text:p>$201.60</text:p>
          </table:table-cell>
          <table:table-cell table:style-name="ce105" table:formula="of:=[.E7]-[.B7]" office:value-type="currency" office:currency="USD" office:value="4.09999999999999" calcext:value-type="currency">
            <text:p>$4.10</text:p>
          </table:table-cell>
          <table:table-cell table:style-name="ce82" table:formula="of:=[.E7]/[.D7]" office:value-type="float" office:value="1.21739130434783" calcext:value-type="float">
            <text:p>1.2173913043478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480</text:p>
          </table:table-cell>
          <table:table-cell table:style-name="ce72" office:value-type="currency" office:currency="USD" office:value="215.5" calcext:value-type="currency">
            <text:p>$215.50</text:p>
          </table:table-cell>
          <table:table-cell table:style-name="ce105" office:value-type="currency" office:currency="USD" office:value="300" calcext:value-type="currency">
            <text:p>$300.00</text:p>
          </table:table-cell>
          <table:table-cell table:style-name="ce105" table:formula="of:=[.C8]*0.6" office:value-type="currency" office:currency="USD" office:value="180" calcext:value-type="currency">
            <text:p>$180.00</text:p>
          </table:table-cell>
          <table:table-cell table:style-name="ce105" office:value-type="currency" office:currency="USD" office:value="219.93" calcext:value-type="currency">
            <text:p>$219.93</text:p>
          </table:table-cell>
          <table:table-cell table:style-name="ce105" table:formula="of:=[.E8]-[.B8]" office:value-type="currency" office:currency="USD" office:value="4.43000000000001" calcext:value-type="currency">
            <text:p>$4.43</text:p>
          </table:table-cell>
          <table:table-cell table:style-name="ce82" table:formula="of:=[.E8]/[.D8]" office:value-type="float" office:value="1.22183333333333" calcext:value-type="float">
            <text:p>1.2218333333333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485</text:p>
          </table:table-cell>
          <table:table-cell table:style-name="ce72" office:value-type="currency" office:currency="USD" office:value="223.5" calcext:value-type="currency">
            <text:p>$223.50</text:p>
          </table:table-cell>
          <table:table-cell table:style-name="ce105" office:value-type="currency" office:currency="USD" office:value="312" calcext:value-type="currency">
            <text:p>$312.00</text:p>
          </table:table-cell>
          <table:table-cell table:style-name="ce105" table:formula="of:=[.C9]*0.6" office:value-type="currency" office:currency="USD" office:value="187.2" calcext:value-type="currency">
            <text:p>$187.20</text:p>
          </table:table-cell>
          <table:table-cell table:style-name="ce105" office:value-type="currency" office:currency="USD" office:value="228.07" calcext:value-type="currency">
            <text:p>$228.07</text:p>
          </table:table-cell>
          <table:table-cell table:style-name="ce105" table:formula="of:=[.E9]-[.B9]" office:value-type="currency" office:currency="USD" office:value="4.56999999999999" calcext:value-type="currency">
            <text:p>$4.57</text:p>
          </table:table-cell>
          <table:table-cell table:style-name="ce82" table:formula="of:=[.E9]/[.D9]" office:value-type="float" office:value="1.21832264957265" calcext:value-type="float">
            <text:p>1.2183226495726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565</text:p>
          </table:table-cell>
          <table:table-cell table:style-name="ce72" office:value-type="currency" office:currency="USD" office:value="172.5" calcext:value-type="currency">
            <text:p>$172.50</text:p>
          </table:table-cell>
          <table:table-cell table:style-name="ce105" office:value-type="currency" office:currency="USD" office:value="240" calcext:value-type="currency">
            <text:p>$240.00</text:p>
          </table:table-cell>
          <table:table-cell table:style-name="ce105" table:formula="of:=[.C10]*0.6" office:value-type="currency" office:currency="USD" office:value="144" calcext:value-type="currency">
            <text:p>$144.00</text:p>
          </table:table-cell>
          <table:table-cell table:style-name="ce105" office:value-type="currency" office:currency="USD" office:value="175.12" calcext:value-type="currency">
            <text:p>$175.12</text:p>
          </table:table-cell>
          <table:table-cell table:style-name="ce105" table:formula="of:=[.E10]-[.B10]" office:value-type="currency" office:currency="USD" office:value="2.62" calcext:value-type="currency">
            <text:p>$2.62</text:p>
          </table:table-cell>
          <table:table-cell table:style-name="ce82" table:formula="of:=[.E10]/[.D10]" office:value-type="float" office:value="1.21611111111111" calcext:value-type="float">
            <text:p>1.2161111111111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570</text:p>
          </table:table-cell>
          <table:table-cell table:style-name="ce72" office:value-type="currency" office:currency="USD" office:value="189.5" calcext:value-type="currency">
            <text:p>$189.50</text:p>
          </table:table-cell>
          <table:table-cell table:style-name="ce105" office:value-type="currency" office:currency="USD" office:value="264" calcext:value-type="currency">
            <text:p>$264.00</text:p>
          </table:table-cell>
          <table:table-cell table:style-name="ce105" table:formula="of:=[.C11]*0.6" office:value-type="currency" office:currency="USD" office:value="158.4" calcext:value-type="currency">
            <text:p>$158.40</text:p>
          </table:table-cell>
          <table:table-cell table:style-name="ce105" office:value-type="currency" office:currency="USD" office:value="193.45" calcext:value-type="currency">
            <text:p>$193.45</text:p>
          </table:table-cell>
          <table:table-cell table:style-name="ce105" table:formula="of:=[.E11]-[.B11]" office:value-type="currency" office:currency="USD" office:value="3.94999999999999" calcext:value-type="currency">
            <text:p>$3.95</text:p>
          </table:table-cell>
          <table:table-cell table:style-name="ce82" table:formula="of:=[.E11]/[.D11]" office:value-type="float" office:value="1.22127525252525" calcext:value-type="float">
            <text:p>1.2212752525252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575</text:p>
          </table:table-cell>
          <table:table-cell table:style-name="ce72" office:value-type="currency" office:currency="USD" office:value="206.5" calcext:value-type="currency">
            <text:p>$206.50</text:p>
          </table:table-cell>
          <table:table-cell table:style-name="ce105" office:value-type="currency" office:currency="USD" office:value="288" calcext:value-type="currency">
            <text:p>$288.00</text:p>
          </table:table-cell>
          <table:table-cell table:style-name="ce105" table:formula="of:=[.C12]*0.6" office:value-type="currency" office:currency="USD" office:value="172.8" calcext:value-type="currency">
            <text:p>$172.80</text:p>
          </table:table-cell>
          <table:table-cell table:style-name="ce105" office:value-type="currency" office:currency="USD" office:value="210.78" calcext:value-type="currency">
            <text:p>$210.78</text:p>
          </table:table-cell>
          <table:table-cell table:style-name="ce105" table:formula="of:=[.E12]-[.B12]" office:value-type="currency" office:currency="USD" office:value="4.28" calcext:value-type="currency">
            <text:p>$4.28</text:p>
          </table:table-cell>
          <table:table-cell table:style-name="ce82" table:formula="of:=[.E12]/[.D12]" office:value-type="float" office:value="1.21979166666667" calcext:value-type="float">
            <text:p>1.2197916666666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580</text:p>
          </table:table-cell>
          <table:table-cell table:style-name="ce72" office:value-type="currency" office:currency="USD" office:value="223.5" calcext:value-type="currency">
            <text:p>$223.50</text:p>
          </table:table-cell>
          <table:table-cell table:style-name="ce105" office:value-type="currency" office:currency="USD" office:value="312" calcext:value-type="currency">
            <text:p>$312.00</text:p>
          </table:table-cell>
          <table:table-cell table:style-name="ce105" table:formula="of:=[.C13]*0.6" office:value-type="currency" office:currency="USD" office:value="187.2" calcext:value-type="currency">
            <text:p>$187.20</text:p>
          </table:table-cell>
          <table:table-cell table:style-name="ce105" office:value-type="currency" office:currency="USD" office:value="228.07" calcext:value-type="currency">
            <text:p>$228.07</text:p>
          </table:table-cell>
          <table:table-cell table:style-name="ce105" table:formula="of:=[.E13]-[.B13]" office:value-type="currency" office:currency="USD" office:value="4.56999999999999" calcext:value-type="currency">
            <text:p>$4.57</text:p>
          </table:table-cell>
          <table:table-cell table:style-name="ce82" table:formula="of:=[.E13]/[.D13]" office:value-type="float" office:value="1.21832264957265" calcext:value-type="float">
            <text:p>1.2183226495726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585</text:p>
          </table:table-cell>
          <table:table-cell table:style-name="ce72" office:value-type="currency" office:currency="USD" office:value="232.5" calcext:value-type="currency">
            <text:p>$232.50</text:p>
          </table:table-cell>
          <table:table-cell table:style-name="ce105" office:value-type="currency" office:currency="USD" office:value="324" calcext:value-type="currency">
            <text:p>$324.00</text:p>
          </table:table-cell>
          <table:table-cell table:style-name="ce105" table:formula="of:=[.C14]*0.6" office:value-type="currency" office:currency="USD" office:value="194.4" calcext:value-type="currency">
            <text:p>$194.40</text:p>
          </table:table-cell>
          <table:table-cell table:style-name="ce105" office:value-type="currency" office:currency="USD" office:value="237.24" calcext:value-type="currency">
            <text:p>$237.24</text:p>
          </table:table-cell>
          <table:table-cell table:style-name="ce105" table:formula="of:=[.E14]-[.B14]" office:value-type="currency" office:currency="USD" office:value="4.74000000000001" calcext:value-type="currency">
            <text:p>$4.74</text:p>
          </table:table-cell>
          <table:table-cell table:style-name="ce82" table:formula="of:=[.E14]/[.D14]" office:value-type="float" office:value="1.22037037037037" calcext:value-type="float">
            <text:p>1.2203703703703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665</text:p>
          </table:table-cell>
          <table:table-cell table:style-name="ce72" office:value-type="currency" office:currency="USD" office:value="189.5" calcext:value-type="currency">
            <text:p>$189.50</text:p>
          </table:table-cell>
          <table:table-cell table:style-name="ce105" office:value-type="currency" office:currency="USD" office:value="264" calcext:value-type="currency">
            <text:p>$264.00</text:p>
          </table:table-cell>
          <table:table-cell table:style-name="ce105" table:formula="of:=[.C15]*0.6" office:value-type="currency" office:currency="USD" office:value="158.4" calcext:value-type="currency">
            <text:p>$158.40</text:p>
          </table:table-cell>
          <table:table-cell table:style-name="ce105" office:value-type="currency" office:currency="USD" office:value="193.45" calcext:value-type="currency">
            <text:p>$193.45</text:p>
          </table:table-cell>
          <table:table-cell table:style-name="ce105" table:formula="of:=[.E15]-[.B15]" office:value-type="currency" office:currency="USD" office:value="3.94999999999999" calcext:value-type="currency">
            <text:p>$3.95</text:p>
          </table:table-cell>
          <table:table-cell table:style-name="ce82" table:formula="of:=[.E15]/[.D15]" office:value-type="float" office:value="1.22127525252525" calcext:value-type="float">
            <text:p>1.2212752525252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670</text:p>
          </table:table-cell>
          <table:table-cell table:style-name="ce72" office:value-type="currency" office:currency="USD" office:value="209.5" calcext:value-type="currency">
            <text:p>$209.50</text:p>
          </table:table-cell>
          <table:table-cell table:style-name="ce105" office:value-type="currency" office:currency="USD" office:value="288" calcext:value-type="currency">
            <text:p>$288.00</text:p>
          </table:table-cell>
          <table:table-cell table:style-name="ce105" table:formula="of:=[.C16]*0.6" office:value-type="currency" office:currency="USD" office:value="172.8" calcext:value-type="currency">
            <text:p>$172.80</text:p>
          </table:table-cell>
          <table:table-cell table:style-name="ce105" office:value-type="currency" office:currency="USD" office:value="210.78" calcext:value-type="currency">
            <text:p>$210.78</text:p>
          </table:table-cell>
          <table:table-cell table:style-name="ce105" table:formula="of:=[.E16]-[.B16]" office:value-type="currency" office:currency="USD" office:value="1.28" calcext:value-type="currency">
            <text:p>$1.28</text:p>
          </table:table-cell>
          <table:table-cell table:style-name="ce82" table:formula="of:=[.E16]/[.D16]" office:value-type="float" office:value="1.21979166666667" calcext:value-type="float">
            <text:p>1.2197916666666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675</text:p>
          </table:table-cell>
          <table:table-cell table:style-name="ce72" office:value-type="currency" office:currency="USD" office:value="223.5" calcext:value-type="currency">
            <text:p>$223.50</text:p>
          </table:table-cell>
          <table:table-cell table:style-name="ce105" office:value-type="currency" office:currency="USD" office:value="312" calcext:value-type="currency">
            <text:p>$312.00</text:p>
          </table:table-cell>
          <table:table-cell table:style-name="ce105" table:formula="of:=[.C17]*0.6" office:value-type="currency" office:currency="USD" office:value="187.2" calcext:value-type="currency">
            <text:p>$187.20</text:p>
          </table:table-cell>
          <table:table-cell table:style-name="ce105" office:value-type="currency" office:currency="USD" office:value="228.07" calcext:value-type="currency">
            <text:p>$228.07</text:p>
          </table:table-cell>
          <table:table-cell table:style-name="ce105" table:formula="of:=[.E17]-[.B17]" office:value-type="currency" office:currency="USD" office:value="4.56999999999999" calcext:value-type="currency">
            <text:p>$4.57</text:p>
          </table:table-cell>
          <table:table-cell table:style-name="ce82" table:formula="of:=[.E17]/[.D17]" office:value-type="float" office:value="1.21832264957265" calcext:value-type="float">
            <text:p>1.2183226495726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680</text:p>
          </table:table-cell>
          <table:table-cell table:style-name="ce72" office:value-type="currency" office:currency="USD" office:value="241.5" calcext:value-type="currency">
            <text:p>$241.50</text:p>
          </table:table-cell>
          <table:table-cell table:style-name="ce105" office:value-type="currency" office:currency="USD" office:value="336" calcext:value-type="currency">
            <text:p>$336.00</text:p>
          </table:table-cell>
          <table:table-cell table:style-name="ce105" table:formula="of:=[.C18]*0.6" office:value-type="currency" office:currency="USD" office:value="201.6" calcext:value-type="currency">
            <text:p>$201.60</text:p>
          </table:table-cell>
          <table:table-cell table:style-name="ce105" office:value-type="currency" office:currency="USD" office:value="245.38" calcext:value-type="currency">
            <text:p>$245.38</text:p>
          </table:table-cell>
          <table:table-cell table:style-name="ce105" table:formula="of:=[.E18]-[.B18]" office:value-type="currency" office:currency="USD" office:value="3.88" calcext:value-type="currency">
            <text:p>$3.88</text:p>
          </table:table-cell>
          <table:table-cell table:style-name="ce82" table:formula="of:=[.E18]/[.D18]" office:value-type="float" office:value="1.2171626984127" calcext:value-type="float">
            <text:p>1.217162698412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685</text:p>
          </table:table-cell>
          <table:table-cell table:style-name="ce72" office:value-type="currency" office:currency="USD" office:value="249.5" calcext:value-type="currency">
            <text:p>$249.50</text:p>
          </table:table-cell>
          <table:table-cell table:style-name="ce105" office:value-type="currency" office:currency="USD" office:value="348" calcext:value-type="currency">
            <text:p>$348.00</text:p>
          </table:table-cell>
          <table:table-cell table:style-name="ce105" table:formula="of:=[.C19]*0.6" office:value-type="currency" office:currency="USD" office:value="208.8" calcext:value-type="currency">
            <text:p>$208.80</text:p>
          </table:table-cell>
          <table:table-cell table:style-name="ce105" office:value-type="currency" office:currency="USD" office:value="253.52" calcext:value-type="currency">
            <text:p>$253.52</text:p>
          </table:table-cell>
          <table:table-cell table:style-name="ce105" table:formula="of:=[.E19]-[.B19]" office:value-type="currency" office:currency="USD" office:value="4.02000000000001" calcext:value-type="currency">
            <text:p>$4.02</text:p>
          </table:table-cell>
          <table:table-cell table:style-name="ce82" table:formula="of:=[.E19]/[.D19]" office:value-type="float" office:value="1.21417624521073" calcext:value-type="float">
            <text:p>1.2141762452107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Single Galvanized Steel Folding Gates - 6 to 9 Foot Width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SSG765</text:p>
          </table:table-cell>
          <table:table-cell table:style-name="ce72" office:value-type="currency" office:currency="USD" office:value="207.5" calcext:value-type="currency">
            <text:p>$207.50</text:p>
          </table:table-cell>
          <table:table-cell table:style-name="ce105" office:value-type="currency" office:currency="USD" office:value="288" calcext:value-type="currency">
            <text:p>$288.00</text:p>
          </table:table-cell>
          <table:table-cell table:style-name="ce105" table:formula="of:=[.C23]*0.6" office:value-type="currency" office:currency="USD" office:value="172.8" calcext:value-type="currency">
            <text:p>$172.80</text:p>
          </table:table-cell>
          <table:table-cell table:style-name="ce105" office:value-type="currency" office:currency="USD" office:value="210.78" calcext:value-type="currency">
            <text:p>$210.78</text:p>
          </table:table-cell>
          <table:table-cell table:style-name="ce105" table:formula="of:=[.E23]-[.B23]" office:value-type="currency" office:currency="USD" office:value="3.28" calcext:value-type="currency">
            <text:p>$3.28</text:p>
          </table:table-cell>
          <table:table-cell table:style-name="ce82" table:formula="of:=[.E23]/[.D23]" office:value-type="float" office:value="1.21979166666667" calcext:value-type="float">
            <text:p>1.2197916666666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770</text:p>
          </table:table-cell>
          <table:table-cell table:style-name="ce72" office:value-type="currency" office:currency="USD" office:value="223.5" calcext:value-type="currency">
            <text:p>$223.50</text:p>
          </table:table-cell>
          <table:table-cell table:style-name="ce105" office:value-type="currency" office:currency="USD" office:value="312" calcext:value-type="currency">
            <text:p>$312.00</text:p>
          </table:table-cell>
          <table:table-cell table:style-name="ce105" table:formula="of:=[.C24]*0.6" office:value-type="currency" office:currency="USD" office:value="187.2" calcext:value-type="currency">
            <text:p>$187.20</text:p>
          </table:table-cell>
          <table:table-cell table:style-name="ce105" office:value-type="currency" office:currency="USD" office:value="228.07" calcext:value-type="currency">
            <text:p>$228.07</text:p>
          </table:table-cell>
          <table:table-cell table:style-name="ce105" table:formula="of:=[.E24]-[.B24]" office:value-type="currency" office:currency="USD" office:value="4.56999999999999" calcext:value-type="currency">
            <text:p>$4.57</text:p>
          </table:table-cell>
          <table:table-cell table:style-name="ce82" table:formula="of:=[.E24]/[.D24]" office:value-type="float" office:value="1.21832264957265" calcext:value-type="float">
            <text:p>1.2183226495726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775</text:p>
          </table:table-cell>
          <table:table-cell table:style-name="ce72" office:value-type="currency" office:currency="USD" office:value="241.5" calcext:value-type="currency">
            <text:p>$241.50</text:p>
          </table:table-cell>
          <table:table-cell table:style-name="ce105" office:value-type="currency" office:currency="USD" office:value="336" calcext:value-type="currency">
            <text:p>$336.00</text:p>
          </table:table-cell>
          <table:table-cell table:style-name="ce105" table:formula="of:=[.C25]*0.6" office:value-type="currency" office:currency="USD" office:value="201.6" calcext:value-type="currency">
            <text:p>$201.60</text:p>
          </table:table-cell>
          <table:table-cell table:style-name="ce105" office:value-type="currency" office:currency="USD" office:value="245.38" calcext:value-type="currency">
            <text:p>$245.38</text:p>
          </table:table-cell>
          <table:table-cell table:style-name="ce105" table:formula="of:=[.E25]-[.B25]" office:value-type="currency" office:currency="USD" office:value="3.88" calcext:value-type="currency">
            <text:p>$3.88</text:p>
          </table:table-cell>
          <table:table-cell table:style-name="ce82" table:formula="of:=[.E25]/[.D25]" office:value-type="float" office:value="1.2171626984127" calcext:value-type="float">
            <text:p>1.217162698412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780</text:p>
          </table:table-cell>
          <table:table-cell table:style-name="ce72" office:value-type="currency" office:currency="USD" office:value="259.5" calcext:value-type="currency">
            <text:p>$259.50</text:p>
          </table:table-cell>
          <table:table-cell table:style-name="ce105" office:value-type="currency" office:currency="USD" office:value="360" calcext:value-type="currency">
            <text:p>$360.00</text:p>
          </table:table-cell>
          <table:table-cell table:style-name="ce105" table:formula="of:=[.C26]*0.6" office:value-type="currency" office:currency="USD" office:value="216" calcext:value-type="currency">
            <text:p>$216.00</text:p>
          </table:table-cell>
          <table:table-cell table:style-name="ce105" office:value-type="currency" office:currency="USD" office:value="263.7" calcext:value-type="currency">
            <text:p>$263.70</text:p>
          </table:table-cell>
          <table:table-cell table:style-name="ce105" table:formula="of:=[.E26]-[.B26]" office:value-type="currency" office:currency="USD" office:value="4.19999999999999" calcext:value-type="currency">
            <text:p>$4.20</text:p>
          </table:table-cell>
          <table:table-cell table:style-name="ce82" table:formula="of:=[.E26]/[.D26]" office:value-type="float" office:value="1.22083333333333" calcext:value-type="float">
            <text:p>1.2208333333333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785</text:p>
          </table:table-cell>
          <table:table-cell table:style-name="ce72" office:value-type="currency" office:currency="USD" office:value="267.5" calcext:value-type="currency">
            <text:p>$267.50</text:p>
          </table:table-cell>
          <table:table-cell table:style-name="ce105" office:value-type="currency" office:currency="USD" office:value="372" calcext:value-type="currency">
            <text:p>$372.00</text:p>
          </table:table-cell>
          <table:table-cell table:style-name="ce105" table:formula="of:=[.C27]*0.6" office:value-type="currency" office:currency="USD" office:value="223.2" calcext:value-type="currency">
            <text:p>$223.20</text:p>
          </table:table-cell>
          <table:table-cell table:style-name="ce105" office:value-type="currency" office:currency="USD" office:value="271.85" calcext:value-type="currency">
            <text:p>$271.85</text:p>
          </table:table-cell>
          <table:table-cell table:style-name="ce105" table:formula="of:=[.E27]-[.B27]" office:value-type="currency" office:currency="USD" office:value="4.35000000000002" calcext:value-type="currency">
            <text:p>$4.35</text:p>
          </table:table-cell>
          <table:table-cell table:style-name="ce82" table:formula="of:=[.E27]/[.D27]" office:value-type="float" office:value="1.21796594982079" calcext:value-type="float">
            <text:p>1.2179659498207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865</text:p>
          </table:table-cell>
          <table:table-cell table:style-name="ce72" office:value-type="currency" office:currency="USD" office:value="232.5" calcext:value-type="currency">
            <text:p>$232.50</text:p>
          </table:table-cell>
          <table:table-cell table:style-name="ce105" office:value-type="currency" office:currency="USD" office:value="324" calcext:value-type="currency">
            <text:p>$324.00</text:p>
          </table:table-cell>
          <table:table-cell table:style-name="ce105" table:formula="of:=[.C28]*0.6" office:value-type="currency" office:currency="USD" office:value="194.4" calcext:value-type="currency">
            <text:p>$194.40</text:p>
          </table:table-cell>
          <table:table-cell table:style-name="ce105" office:value-type="currency" office:currency="USD" office:value="237.24" calcext:value-type="currency">
            <text:p>$237.24</text:p>
          </table:table-cell>
          <table:table-cell table:style-name="ce105" table:formula="of:=[.E28]-[.B28]" office:value-type="currency" office:currency="USD" office:value="4.74000000000001" calcext:value-type="currency">
            <text:p>$4.74</text:p>
          </table:table-cell>
          <table:table-cell table:style-name="ce82" table:formula="of:=[.E28]/[.D28]" office:value-type="float" office:value="1.22037037037037" calcext:value-type="float">
            <text:p>1.2203703703703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870</text:p>
          </table:table-cell>
          <table:table-cell table:style-name="ce72" office:value-type="currency" office:currency="USD" office:value="250.5" calcext:value-type="currency">
            <text:p>$250.50</text:p>
          </table:table-cell>
          <table:table-cell table:style-name="ce105" office:value-type="currency" office:currency="USD" office:value="348" calcext:value-type="currency">
            <text:p>$348.00</text:p>
          </table:table-cell>
          <table:table-cell table:style-name="ce105" table:formula="of:=[.C29]*0.6" office:value-type="currency" office:currency="USD" office:value="208.8" calcext:value-type="currency">
            <text:p>$208.80</text:p>
          </table:table-cell>
          <table:table-cell table:style-name="ce105" office:value-type="currency" office:currency="USD" office:value="254.55" calcext:value-type="currency">
            <text:p>$254.55</text:p>
          </table:table-cell>
          <table:table-cell table:style-name="ce105" table:formula="of:=[.E29]-[.B29]" office:value-type="currency" office:currency="USD" office:value="4.05000000000001" calcext:value-type="currency">
            <text:p>$4.05</text:p>
          </table:table-cell>
          <table:table-cell table:style-name="ce82" table:formula="of:=[.E29]/[.D29]" office:value-type="float" office:value="1.2191091954023" calcext:value-type="float">
            <text:p>1.219109195402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875</text:p>
          </table:table-cell>
          <table:table-cell table:style-name="ce72" office:value-type="currency" office:currency="USD" office:value="267.5" calcext:value-type="currency">
            <text:p>$267.50</text:p>
          </table:table-cell>
          <table:table-cell table:style-name="ce105" office:value-type="currency" office:currency="USD" office:value="372" calcext:value-type="currency">
            <text:p>$372.00</text:p>
          </table:table-cell>
          <table:table-cell table:style-name="ce105" table:formula="of:=[.C30]*0.6" office:value-type="currency" office:currency="USD" office:value="223.2" calcext:value-type="currency">
            <text:p>$223.20</text:p>
          </table:table-cell>
          <table:table-cell table:style-name="ce105" office:value-type="currency" office:currency="USD" office:value="270.83" calcext:value-type="currency">
            <text:p>$270.83</text:p>
          </table:table-cell>
          <table:table-cell table:style-name="ce105" table:formula="of:=[.E30]-[.B30]" office:value-type="currency" office:currency="USD" office:value="3.32999999999998" calcext:value-type="currency">
            <text:p>$3.33</text:p>
          </table:table-cell>
          <table:table-cell table:style-name="ce82" table:formula="of:=[.E30]/[.D30]" office:value-type="float" office:value="1.21339605734767" calcext:value-type="float">
            <text:p>1.2133960573476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880</text:p>
          </table:table-cell>
          <table:table-cell table:style-name="ce72" office:value-type="currency" office:currency="USD" office:value="285.5" calcext:value-type="currency">
            <text:p>$285.50</text:p>
          </table:table-cell>
          <table:table-cell table:style-name="ce105" office:value-type="currency" office:currency="USD" office:value="396" calcext:value-type="currency">
            <text:p>$396.00</text:p>
          </table:table-cell>
          <table:table-cell table:style-name="ce105" table:formula="of:=[.C31]*0.6" office:value-type="currency" office:currency="USD" office:value="237.6" calcext:value-type="currency">
            <text:p>$237.60</text:p>
          </table:table-cell>
          <table:table-cell table:style-name="ce105" office:value-type="currency" office:currency="USD" office:value="290.19" calcext:value-type="currency">
            <text:p>$290.19</text:p>
          </table:table-cell>
          <table:table-cell table:style-name="ce105" table:formula="of:=[.E31]-[.B31]" office:value-type="currency" office:currency="USD" office:value="4.69" calcext:value-type="currency">
            <text:p>$4.69</text:p>
          </table:table-cell>
          <table:table-cell table:style-name="ce82" table:formula="of:=[.E31]/[.D31]" office:value-type="float" office:value="1.22133838383838" calcext:value-type="float">
            <text:p>1.22133838383838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885</text:p>
          </table:table-cell>
          <table:table-cell table:style-name="ce72" office:value-type="currency" office:currency="USD" office:value="302.5" calcext:value-type="currency">
            <text:p>$302.50</text:p>
          </table:table-cell>
          <table:table-cell table:style-name="ce105" office:value-type="currency" office:currency="USD" office:value="420" calcext:value-type="currency">
            <text:p>$420.00</text:p>
          </table:table-cell>
          <table:table-cell table:style-name="ce105" table:formula="of:=[.C32]*0.6" office:value-type="currency" office:currency="USD" office:value="252" calcext:value-type="currency">
            <text:p>$252.00</text:p>
          </table:table-cell>
          <table:table-cell table:style-name="ce105" office:value-type="currency" office:currency="USD" office:value="307.49" calcext:value-type="currency">
            <text:p>$307.49</text:p>
          </table:table-cell>
          <table:table-cell table:style-name="ce105" table:formula="of:=[.E32]-[.B32]" office:value-type="currency" office:currency="USD" office:value="4.99000000000001" calcext:value-type="currency">
            <text:p>$4.99</text:p>
          </table:table-cell>
          <table:table-cell table:style-name="ce82" table:formula="of:=[.E32]/[.D32]" office:value-type="float" office:value="1.22019841269841" calcext:value-type="float">
            <text:p>1.2201984126984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965</text:p>
          </table:table-cell>
          <table:table-cell table:style-name="ce72" office:value-type="currency" office:currency="USD" office:value="285.5" calcext:value-type="currency">
            <text:p>$285.50</text:p>
          </table:table-cell>
          <table:table-cell table:style-name="ce105" office:value-type="currency" office:currency="USD" office:value="396" calcext:value-type="currency">
            <text:p>$396.00</text:p>
          </table:table-cell>
          <table:table-cell table:style-name="ce105" table:formula="of:=[.C33]*0.6" office:value-type="currency" office:currency="USD" office:value="237.6" calcext:value-type="currency">
            <text:p>$237.60</text:p>
          </table:table-cell>
          <table:table-cell table:style-name="ce105" office:value-type="currency" office:currency="USD" office:value="290.19" calcext:value-type="currency">
            <text:p>$290.19</text:p>
          </table:table-cell>
          <table:table-cell table:style-name="ce105" table:formula="of:=[.E33]-[.B33]" office:value-type="currency" office:currency="USD" office:value="4.69" calcext:value-type="currency">
            <text:p>$4.69</text:p>
          </table:table-cell>
          <table:table-cell table:style-name="ce82" table:formula="of:=[.E33]/[.D33]" office:value-type="float" office:value="1.22133838383838" calcext:value-type="float">
            <text:p>1.22133838383838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970</text:p>
          </table:table-cell>
          <table:table-cell table:style-name="ce72" office:value-type="currency" office:currency="USD" office:value="302.5" calcext:value-type="currency">
            <text:p>$302.50</text:p>
          </table:table-cell>
          <table:table-cell table:style-name="ce105" office:value-type="currency" office:currency="USD" office:value="420" calcext:value-type="currency">
            <text:p>$420.00</text:p>
          </table:table-cell>
          <table:table-cell table:style-name="ce105" table:formula="of:=[.C34]*0.6" office:value-type="currency" office:currency="USD" office:value="252" calcext:value-type="currency">
            <text:p>$252.00</text:p>
          </table:table-cell>
          <table:table-cell table:style-name="ce105" office:value-type="currency" office:currency="USD" office:value="307.49" calcext:value-type="currency">
            <text:p>$307.49</text:p>
          </table:table-cell>
          <table:table-cell table:style-name="ce105" table:formula="of:=[.E34]-[.B34]" office:value-type="currency" office:currency="USD" office:value="4.99000000000001" calcext:value-type="currency">
            <text:p>$4.99</text:p>
          </table:table-cell>
          <table:table-cell table:style-name="ce82" table:formula="of:=[.E34]/[.D34]" office:value-type="float" office:value="1.22019841269841" calcext:value-type="float">
            <text:p>1.2201984126984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975</text:p>
          </table:table-cell>
          <table:table-cell table:style-name="ce72" office:value-type="currency" office:currency="USD" office:value="319.5" calcext:value-type="currency">
            <text:p>$319.50</text:p>
          </table:table-cell>
          <table:table-cell table:style-name="ce105" office:value-type="currency" office:currency="USD" office:value="444" calcext:value-type="currency">
            <text:p>$444.00</text:p>
          </table:table-cell>
          <table:table-cell table:style-name="ce105" table:formula="of:=[.C35]*0.6" office:value-type="currency" office:currency="USD" office:value="266.4" calcext:value-type="currency">
            <text:p>$266.40</text:p>
          </table:table-cell>
          <table:table-cell table:style-name="ce105" office:value-type="currency" office:currency="USD" office:value="324.8" calcext:value-type="currency">
            <text:p>$324.80</text:p>
          </table:table-cell>
          <table:table-cell table:style-name="ce105" table:formula="of:=[.E35]-[.B35]" office:value-type="currency" office:currency="USD" office:value="5.30000000000001" calcext:value-type="currency">
            <text:p>$5.30</text:p>
          </table:table-cell>
          <table:table-cell table:style-name="ce82" table:formula="of:=[.E35]/[.D35]" office:value-type="float" office:value="1.21921921921922" calcext:value-type="float">
            <text:p>1.21921921921922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980</text:p>
          </table:table-cell>
          <table:table-cell table:style-name="ce72" office:value-type="currency" office:currency="USD" office:value="336.5" calcext:value-type="currency">
            <text:p>$336.50</text:p>
          </table:table-cell>
          <table:table-cell table:style-name="ce105" office:value-type="currency" office:currency="USD" office:value="468" calcext:value-type="currency">
            <text:p>$468.00</text:p>
          </table:table-cell>
          <table:table-cell table:style-name="ce105" table:formula="of:=[.C36]*0.6" office:value-type="currency" office:currency="USD" office:value="280.8" calcext:value-type="currency">
            <text:p>$280.80</text:p>
          </table:table-cell>
          <table:table-cell table:style-name="ce105" office:value-type="currency" office:currency="USD" office:value="342.12" calcext:value-type="currency">
            <text:p>$342.12</text:p>
          </table:table-cell>
          <table:table-cell table:style-name="ce105" table:formula="of:=[.E36]-[.B36]" office:value-type="currency" office:currency="USD" office:value="5.62" calcext:value-type="currency">
            <text:p>$5.62</text:p>
          </table:table-cell>
          <table:table-cell table:style-name="ce82" table:formula="of:=[.E36]/[.D36]" office:value-type="float" office:value="1.21837606837607" calcext:value-type="float">
            <text:p>1.2183760683760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985</text:p>
          </table:table-cell>
          <table:table-cell table:style-name="ce72" office:value-type="currency" office:currency="USD" office:value="355.5" calcext:value-type="currency">
            <text:p>$355.50</text:p>
          </table:table-cell>
          <table:table-cell table:style-name="ce105" office:value-type="currency" office:currency="USD" office:value="492" calcext:value-type="currency">
            <text:p>$492.00</text:p>
          </table:table-cell>
          <table:table-cell table:style-name="ce105" table:formula="of:=[.C37]*0.6" office:value-type="currency" office:currency="USD" office:value="295.2" calcext:value-type="currency">
            <text:p>$295.20</text:p>
          </table:table-cell>
          <table:table-cell table:style-name="ce105" office:value-type="currency" office:currency="USD" office:value="360.44" calcext:value-type="currency">
            <text:p>$360.44</text:p>
          </table:table-cell>
          <table:table-cell table:style-name="ce105" table:formula="of:=[.E37]-[.B37]" office:value-type="currency" office:currency="USD" office:value="4.94" calcext:value-type="currency">
            <text:p>$4.94</text:p>
          </table:table-cell>
          <table:table-cell table:style-name="ce82" table:formula="of:=[.E37]/[.D37]" office:value-type="float" office:value="1.2210027100271" calcext:value-type="float">
            <text:p>1.221002710027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5">
          <table:table-cell table:style-name="ce66" office:value-type="string" calcext:value-type="string">
            <text:p>Single Galvanized Steel Folding Gates 9 to 12 Foot Width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SSG1065</text:p>
          </table:table-cell>
          <table:table-cell table:style-name="ce72" office:value-type="currency" office:currency="USD" office:value="293.5" calcext:value-type="currency">
            <text:p>$293.50</text:p>
          </table:table-cell>
          <table:table-cell table:style-name="ce105" office:value-type="currency" office:currency="USD" office:value="408" calcext:value-type="currency">
            <text:p>$408.00</text:p>
          </table:table-cell>
          <table:table-cell table:style-name="ce105" table:formula="of:=[.C41]*0.6" office:value-type="currency" office:currency="USD" office:value="244.8" calcext:value-type="currency">
            <text:p>$244.80</text:p>
          </table:table-cell>
          <table:table-cell table:style-name="ce105" office:value-type="currency" office:currency="USD" office:value="298.32" calcext:value-type="currency">
            <text:p>$298.32</text:p>
          </table:table-cell>
          <table:table-cell table:style-name="ce105" table:formula="of:=[.E41]-[.B41]" office:value-type="currency" office:currency="USD" office:value="4.81999999999999" calcext:value-type="currency">
            <text:p>$4.82</text:p>
          </table:table-cell>
          <table:table-cell table:style-name="ce82" table:formula="of:=[.E41]/[.D41]" office:value-type="float" office:value="1.21862745098039" calcext:value-type="float">
            <text:p>1.2186274509803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1070</text:p>
          </table:table-cell>
          <table:table-cell table:style-name="ce72" office:value-type="currency" office:currency="USD" office:value="310.5" calcext:value-type="currency">
            <text:p>$310.50</text:p>
          </table:table-cell>
          <table:table-cell table:style-name="ce105" office:value-type="currency" office:currency="USD" office:value="432" calcext:value-type="currency">
            <text:p>$432.00</text:p>
          </table:table-cell>
          <table:table-cell table:style-name="ce105" table:formula="of:=[.C42]*0.6" office:value-type="currency" office:currency="USD" office:value="259.2" calcext:value-type="currency">
            <text:p>$259.20</text:p>
          </table:table-cell>
          <table:table-cell table:style-name="ce105" office:value-type="currency" office:currency="USD" office:value="315.65" calcext:value-type="currency">
            <text:p>$315.65</text:p>
          </table:table-cell>
          <table:table-cell table:style-name="ce105" table:formula="of:=[.E42]-[.B42]" office:value-type="currency" office:currency="USD" office:value="5.14999999999998" calcext:value-type="currency">
            <text:p>$5.15</text:p>
          </table:table-cell>
          <table:table-cell table:style-name="ce82" table:formula="of:=[.E42]/[.D42]" office:value-type="float" office:value="1.21778549382716" calcext:value-type="float">
            <text:p>1.21778549382716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1075</text:p>
          </table:table-cell>
          <table:table-cell table:style-name="ce72" office:value-type="currency" office:currency="USD" office:value="328.5" calcext:value-type="currency">
            <text:p>$328.50</text:p>
          </table:table-cell>
          <table:table-cell table:style-name="ce105" office:value-type="currency" office:currency="USD" office:value="456" calcext:value-type="currency">
            <text:p>$456.00</text:p>
          </table:table-cell>
          <table:table-cell table:style-name="ce105" table:formula="of:=[.C43]*0.6" office:value-type="currency" office:currency="USD" office:value="273.6" calcext:value-type="currency">
            <text:p>$273.60</text:p>
          </table:table-cell>
          <table:table-cell table:style-name="ce105" office:value-type="currency" office:currency="USD" office:value="333.97" calcext:value-type="currency">
            <text:p>$333.97</text:p>
          </table:table-cell>
          <table:table-cell table:style-name="ce105" table:formula="of:=[.E43]-[.B43]" office:value-type="currency" office:currency="USD" office:value="5.47000000000003" calcext:value-type="currency">
            <text:p>$5.47</text:p>
          </table:table-cell>
          <table:table-cell table:style-name="ce82" table:formula="of:=[.E43]/[.D43]" office:value-type="float" office:value="1.22065058479532" calcext:value-type="float">
            <text:p>1.22065058479532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1080</text:p>
          </table:table-cell>
          <table:table-cell table:style-name="ce72" office:value-type="currency" office:currency="USD" office:value="345.5" calcext:value-type="currency">
            <text:p>$345.50</text:p>
          </table:table-cell>
          <table:table-cell table:style-name="ce105" office:value-type="currency" office:currency="USD" office:value="480" calcext:value-type="currency">
            <text:p>$480.00</text:p>
          </table:table-cell>
          <table:table-cell table:style-name="ce105" table:formula="of:=[.C44]*0.6" office:value-type="currency" office:currency="USD" office:value="288" calcext:value-type="currency">
            <text:p>$288.00</text:p>
          </table:table-cell>
          <table:table-cell table:style-name="ce105" office:value-type="currency" office:currency="USD" office:value="351.27" calcext:value-type="currency">
            <text:p>$351.27</text:p>
          </table:table-cell>
          <table:table-cell table:style-name="ce105" table:formula="of:=[.E44]-[.B44]" office:value-type="currency" office:currency="USD" office:value="5.76999999999998" calcext:value-type="currency">
            <text:p>$5.77</text:p>
          </table:table-cell>
          <table:table-cell table:style-name="ce82" table:formula="of:=[.E44]/[.D44]" office:value-type="float" office:value="1.2196875" calcext:value-type="float">
            <text:p>1.219687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1085</text:p>
          </table:table-cell>
          <table:table-cell table:style-name="ce72" office:value-type="currency" office:currency="USD" office:value="361.5" calcext:value-type="currency">
            <text:p>$361.50</text:p>
          </table:table-cell>
          <table:table-cell table:style-name="ce105" office:value-type="currency" office:currency="USD" office:value="504" calcext:value-type="currency">
            <text:p>$504.00</text:p>
          </table:table-cell>
          <table:table-cell table:style-name="ce105" table:formula="of:=[.C45]*0.6" office:value-type="currency" office:currency="USD" office:value="302.4" calcext:value-type="currency">
            <text:p>$302.40</text:p>
          </table:table-cell>
          <table:table-cell table:style-name="ce105" office:value-type="currency" office:currency="USD" office:value="367.56" calcext:value-type="currency">
            <text:p>$367.56</text:p>
          </table:table-cell>
          <table:table-cell table:style-name="ce105" table:formula="of:=[.E45]-[.B45]" office:value-type="currency" office:currency="USD" office:value="6.06" calcext:value-type="currency">
            <text:p>$6.06</text:p>
          </table:table-cell>
          <table:table-cell table:style-name="ce82" table:formula="of:=[.E45]/[.D45]" office:value-type="float" office:value="1.21547619047619" calcext:value-type="float">
            <text:p>1.2154761904761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1170</text:p>
          </table:table-cell>
          <table:table-cell table:style-name="ce72" office:value-type="currency" office:currency="USD" office:value="361.5" calcext:value-type="currency">
            <text:p>$361.50</text:p>
          </table:table-cell>
          <table:table-cell table:style-name="ce105" office:value-type="currency" office:currency="USD" office:value="504" calcext:value-type="currency">
            <text:p>$504.00</text:p>
          </table:table-cell>
          <table:table-cell table:style-name="ce105" table:formula="of:=[.C46]*0.6" office:value-type="currency" office:currency="USD" office:value="302.4" calcext:value-type="currency">
            <text:p>$302.40</text:p>
          </table:table-cell>
          <table:table-cell table:style-name="ce105" office:value-type="currency" office:currency="USD" office:value="367.56" calcext:value-type="currency">
            <text:p>$367.56</text:p>
          </table:table-cell>
          <table:table-cell table:style-name="ce105" table:formula="of:=[.E46]-[.B46]" office:value-type="currency" office:currency="USD" office:value="6.06" calcext:value-type="currency">
            <text:p>$6.06</text:p>
          </table:table-cell>
          <table:table-cell table:style-name="ce82" table:formula="of:=[.E46]/[.D46]" office:value-type="float" office:value="1.21547619047619" calcext:value-type="float">
            <text:p>1.2154761904761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1180</text:p>
          </table:table-cell>
          <table:table-cell table:style-name="ce72" office:value-type="currency" office:currency="USD" office:value="405.5" calcext:value-type="currency">
            <text:p>$405.50</text:p>
          </table:table-cell>
          <table:table-cell table:style-name="ce105" office:value-type="currency" office:currency="USD" office:value="564" calcext:value-type="currency">
            <text:p>$564.00</text:p>
          </table:table-cell>
          <table:table-cell table:style-name="ce105" table:formula="of:=[.C47]*0.6" office:value-type="currency" office:currency="USD" office:value="338.4" calcext:value-type="currency">
            <text:p>$338.40</text:p>
          </table:table-cell>
          <table:table-cell table:style-name="ce105" office:value-type="currency" office:currency="USD" office:value="412.37" calcext:value-type="currency">
            <text:p>$412.37</text:p>
          </table:table-cell>
          <table:table-cell table:style-name="ce105" table:formula="of:=[.E47]-[.B47]" office:value-type="currency" office:currency="USD" office:value="6.87" calcext:value-type="currency">
            <text:p>$6.87</text:p>
          </table:table-cell>
          <table:table-cell table:style-name="ce82" table:formula="of:=[.E47]/[.D47]" office:value-type="float" office:value="1.21858747044917" calcext:value-type="float">
            <text:p>1.2185874704491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1270</text:p>
          </table:table-cell>
          <table:table-cell table:style-name="ce72" office:value-type="currency" office:currency="USD" office:value="381.5" calcext:value-type="currency">
            <text:p>$381.50</text:p>
          </table:table-cell>
          <table:table-cell table:style-name="ce105" office:value-type="currency" office:currency="USD" office:value="528" calcext:value-type="currency">
            <text:p>$528.00</text:p>
          </table:table-cell>
          <table:table-cell table:style-name="ce105" table:formula="of:=[.C48]*0.6" office:value-type="currency" office:currency="USD" office:value="316.8" calcext:value-type="currency">
            <text:p>$316.80</text:p>
          </table:table-cell>
          <table:table-cell table:style-name="ce105" office:value-type="currency" office:currency="USD" office:value="386.9" calcext:value-type="currency">
            <text:p>$386.90</text:p>
          </table:table-cell>
          <table:table-cell table:style-name="ce105" table:formula="of:=[.E48]-[.B48]" office:value-type="currency" office:currency="USD" office:value="5.39999999999998" calcext:value-type="currency">
            <text:p>$5.40</text:p>
          </table:table-cell>
          <table:table-cell table:style-name="ce82" table:formula="of:=[.E48]/[.D48]" office:value-type="float" office:value="1.22127525252525" calcext:value-type="float">
            <text:p>1.2212752525252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SSG1280</text:p>
          </table:table-cell>
          <table:table-cell table:style-name="ce72" office:value-type="currency" office:currency="USD" office:value="414.5" calcext:value-type="currency">
            <text:p>$414.50</text:p>
          </table:table-cell>
          <table:table-cell table:style-name="ce105" office:value-type="currency" office:currency="USD" office:value="576" calcext:value-type="currency">
            <text:p>$576.00</text:p>
          </table:table-cell>
          <table:table-cell table:style-name="ce105" table:formula="of:=[.C49]*0.6" office:value-type="currency" office:currency="USD" office:value="345.6" calcext:value-type="currency">
            <text:p>$345.60</text:p>
          </table:table-cell>
          <table:table-cell table:style-name="ce105" office:value-type="currency" office:currency="USD" office:value="420.52" calcext:value-type="currency">
            <text:p>$420.52</text:p>
          </table:table-cell>
          <table:table-cell table:style-name="ce105" table:formula="of:=[.E49]-[.B49]" office:value-type="currency" office:currency="USD" office:value="6.01999999999998" calcext:value-type="currency">
            <text:p>$6.02</text:p>
          </table:table-cell>
          <table:table-cell table:style-name="ce82" table:formula="of:=[.E49]/[.D49]" office:value-type="float" office:value="1.21678240740741" calcext:value-type="float">
            <text:p>1.2167824074074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Pair Folding Gates - 6 to 12 Feet Width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PFG865</text:p>
          </table:table-cell>
          <table:table-cell table:style-name="ce72" office:value-type="currency" office:currency="USD" office:value="283.5" calcext:value-type="currency">
            <text:p>$283.50</text:p>
          </table:table-cell>
          <table:table-cell table:style-name="ce105" office:value-type="currency" office:currency="USD" office:value="396" calcext:value-type="currency">
            <text:p>$396.00</text:p>
          </table:table-cell>
          <table:table-cell table:style-name="ce105" table:formula="of:=[.C53]*0.6" office:value-type="currency" office:currency="USD" office:value="237.6" calcext:value-type="currency">
            <text:p>$237.60</text:p>
          </table:table-cell>
          <table:table-cell table:style-name="ce105" office:value-type="currency" office:currency="USD" office:value="290.19" calcext:value-type="currency">
            <text:p>$290.19</text:p>
          </table:table-cell>
          <table:table-cell table:style-name="ce105" table:formula="of:=[.E53]-[.B53]" office:value-type="currency" office:currency="USD" office:value="6.69" calcext:value-type="currency">
            <text:p>$6.69</text:p>
          </table:table-cell>
          <table:table-cell table:style-name="ce82" table:formula="of:=[.E53]/[.D53]" office:value-type="float" office:value="1.22133838383838" calcext:value-type="float">
            <text:p>1.22133838383838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870</text:p>
          </table:table-cell>
          <table:table-cell table:style-name="ce72" office:value-type="currency" office:currency="USD" office:value="310.5" calcext:value-type="currency">
            <text:p>$310.50</text:p>
          </table:table-cell>
          <table:table-cell table:style-name="ce105" office:value-type="currency" office:currency="USD" office:value="432" calcext:value-type="currency">
            <text:p>$432.00</text:p>
          </table:table-cell>
          <table:table-cell table:style-name="ce105" table:formula="of:=[.C54]*0.6" office:value-type="currency" office:currency="USD" office:value="259.2" calcext:value-type="currency">
            <text:p>$259.20</text:p>
          </table:table-cell>
          <table:table-cell table:style-name="ce105" office:value-type="currency" office:currency="USD" office:value="316.67" calcext:value-type="currency">
            <text:p>$316.67</text:p>
          </table:table-cell>
          <table:table-cell table:style-name="ce105" table:formula="of:=[.E54]-[.B54]" office:value-type="currency" office:currency="USD" office:value="6.17000000000002" calcext:value-type="currency">
            <text:p>$6.17</text:p>
          </table:table-cell>
          <table:table-cell table:style-name="ce82" table:formula="of:=[.E54]/[.D54]" office:value-type="float" office:value="1.22172067901235" calcext:value-type="float">
            <text:p>1.2217206790123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875</text:p>
          </table:table-cell>
          <table:table-cell table:style-name="ce72" office:value-type="currency" office:currency="USD" office:value="318.5" calcext:value-type="currency">
            <text:p>$318.50</text:p>
          </table:table-cell>
          <table:table-cell table:style-name="ce105" office:value-type="currency" office:currency="USD" office:value="440" calcext:value-type="currency">
            <text:p>$440.00</text:p>
          </table:table-cell>
          <table:table-cell table:style-name="ce105" table:formula="of:=[.C55]*0.6" office:value-type="currency" office:currency="USD" office:value="264" calcext:value-type="currency">
            <text:p>$264.00</text:p>
          </table:table-cell>
          <table:table-cell table:style-name="ce105" office:value-type="currency" office:currency="USD" office:value="324.8" calcext:value-type="currency">
            <text:p>$324.80</text:p>
          </table:table-cell>
          <table:table-cell table:style-name="ce105" table:formula="of:=[.E55]-[.B55]" office:value-type="currency" office:currency="USD" office:value="6.30000000000001" calcext:value-type="currency">
            <text:p>$6.30</text:p>
          </table:table-cell>
          <table:table-cell table:style-name="ce82" table:formula="of:=[.E55]/[.D55]" office:value-type="float" office:value="1.23030303030303" calcext:value-type="float">
            <text:p>1.2303030303030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880</text:p>
          </table:table-cell>
          <table:table-cell table:style-name="ce72" office:value-type="currency" office:currency="USD" office:value="335.5" calcext:value-type="currency">
            <text:p>$335.50</text:p>
          </table:table-cell>
          <table:table-cell table:style-name="ce105" office:value-type="currency" office:currency="USD" office:value="468" calcext:value-type="currency">
            <text:p>$468.00</text:p>
          </table:table-cell>
          <table:table-cell table:style-name="ce105" table:formula="of:=[.C56]*0.6" office:value-type="currency" office:currency="USD" office:value="280.8" calcext:value-type="currency">
            <text:p>$280.80</text:p>
          </table:table-cell>
          <table:table-cell table:style-name="ce105" office:value-type="currency" office:currency="USD" office:value="341.1" calcext:value-type="currency">
            <text:p>$341.10</text:p>
          </table:table-cell>
          <table:table-cell table:style-name="ce105" table:formula="of:=[.E56]-[.B56]" office:value-type="currency" office:currency="USD" office:value="5.60000000000002" calcext:value-type="currency">
            <text:p>$5.60</text:p>
          </table:table-cell>
          <table:table-cell table:style-name="ce82" table:formula="of:=[.E56]/[.D56]" office:value-type="float" office:value="1.21474358974359" calcext:value-type="float">
            <text:p>1.2147435897435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885</text:p>
          </table:table-cell>
          <table:table-cell table:style-name="ce72" office:value-type="currency" office:currency="USD" office:value="345.5" calcext:value-type="currency">
            <text:p>$345.50</text:p>
          </table:table-cell>
          <table:table-cell table:style-name="ce105" office:value-type="currency" office:currency="USD" office:value="480" calcext:value-type="currency">
            <text:p>$480.00</text:p>
          </table:table-cell>
          <table:table-cell table:style-name="ce105" table:formula="of:=[.C57]*0.6" office:value-type="currency" office:currency="USD" office:value="288" calcext:value-type="currency">
            <text:p>$288.00</text:p>
          </table:table-cell>
          <table:table-cell table:style-name="ce105" office:value-type="currency" office:currency="USD" office:value="351.27" calcext:value-type="currency">
            <text:p>$351.27</text:p>
          </table:table-cell>
          <table:table-cell table:style-name="ce105" table:formula="of:=[.E57]-[.B57]" office:value-type="currency" office:currency="USD" office:value="5.76999999999998" calcext:value-type="currency">
            <text:p>$5.77</text:p>
          </table:table-cell>
          <table:table-cell table:style-name="ce82" table:formula="of:=[.E57]/[.D57]" office:value-type="float" office:value="1.2196875" calcext:value-type="float">
            <text:p>1.219687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065</text:p>
          </table:table-cell>
          <table:table-cell table:style-name="ce72" office:value-type="currency" office:currency="USD" office:value="298.5" calcext:value-type="currency">
            <text:p>$298.50</text:p>
          </table:table-cell>
          <table:table-cell table:style-name="ce105" office:value-type="currency" office:currency="USD" office:value="420" calcext:value-type="currency">
            <text:p>$420.00</text:p>
          </table:table-cell>
          <table:table-cell table:style-name="ce105" table:formula="of:=[.C58]*0.6" office:value-type="currency" office:currency="USD" office:value="252" calcext:value-type="currency">
            <text:p>$252.00</text:p>
          </table:table-cell>
          <table:table-cell table:style-name="ce105" office:value-type="currency" office:currency="USD" office:value="307.49" calcext:value-type="currency">
            <text:p>$307.49</text:p>
          </table:table-cell>
          <table:table-cell table:style-name="ce105" table:formula="of:=[.E58]-[.B58]" office:value-type="currency" office:currency="USD" office:value="8.99000000000001" calcext:value-type="currency">
            <text:p>$8.99</text:p>
          </table:table-cell>
          <table:table-cell table:style-name="ce82" table:formula="of:=[.E58]/[.D58]" office:value-type="float" office:value="1.22019841269841" calcext:value-type="float">
            <text:p>1.2201984126984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070</text:p>
          </table:table-cell>
          <table:table-cell table:style-name="ce72" office:value-type="currency" office:currency="USD" office:value="318.5" calcext:value-type="currency">
            <text:p>$318.50</text:p>
          </table:table-cell>
          <table:table-cell table:style-name="ce105" office:value-type="currency" office:currency="USD" office:value="444" calcext:value-type="currency">
            <text:p>$444.00</text:p>
          </table:table-cell>
          <table:table-cell table:style-name="ce105" table:formula="of:=[.C59]*0.6" office:value-type="currency" office:currency="USD" office:value="266.4" calcext:value-type="currency">
            <text:p>$266.40</text:p>
          </table:table-cell>
          <table:table-cell table:style-name="ce105" office:value-type="currency" office:currency="USD" office:value="324.8" calcext:value-type="currency">
            <text:p>$324.80</text:p>
          </table:table-cell>
          <table:table-cell table:style-name="ce105" table:formula="of:=[.E59]-[.B59]" office:value-type="currency" office:currency="USD" office:value="6.30000000000001" calcext:value-type="currency">
            <text:p>$6.30</text:p>
          </table:table-cell>
          <table:table-cell table:style-name="ce82" table:formula="of:=[.E59]/[.D59]" office:value-type="float" office:value="1.21921921921922" calcext:value-type="float">
            <text:p>1.21921921921922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075</text:p>
          </table:table-cell>
          <table:table-cell table:style-name="ce72" office:value-type="currency" office:currency="USD" office:value="335.5" calcext:value-type="currency">
            <text:p>$335.50</text:p>
          </table:table-cell>
          <table:table-cell table:style-name="ce105" office:value-type="currency" office:currency="USD" office:value="468" calcext:value-type="currency">
            <text:p>$468.00</text:p>
          </table:table-cell>
          <table:table-cell table:style-name="ce105" table:formula="of:=[.C60]*0.6" office:value-type="currency" office:currency="USD" office:value="280.8" calcext:value-type="currency">
            <text:p>$280.80</text:p>
          </table:table-cell>
          <table:table-cell table:style-name="ce105" office:value-type="currency" office:currency="USD" office:value="342.12" calcext:value-type="currency">
            <text:p>$342.12</text:p>
          </table:table-cell>
          <table:table-cell table:style-name="ce105" table:formula="of:=[.E60]-[.B60]" office:value-type="currency" office:currency="USD" office:value="6.62" calcext:value-type="currency">
            <text:p>$6.62</text:p>
          </table:table-cell>
          <table:table-cell table:style-name="ce82" table:formula="of:=[.E60]/[.D60]" office:value-type="float" office:value="1.21837606837607" calcext:value-type="float">
            <text:p>1.2183760683760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080</text:p>
          </table:table-cell>
          <table:table-cell table:style-name="ce72" office:value-type="currency" office:currency="USD" office:value="354.5" calcext:value-type="currency">
            <text:p>$354.50</text:p>
          </table:table-cell>
          <table:table-cell table:style-name="ce105" office:value-type="currency" office:currency="USD" office:value="492" calcext:value-type="currency">
            <text:p>$492.00</text:p>
          </table:table-cell>
          <table:table-cell table:style-name="ce105" table:formula="of:=[.C61]*0.6" office:value-type="currency" office:currency="USD" office:value="295.2" calcext:value-type="currency">
            <text:p>$295.20</text:p>
          </table:table-cell>
          <table:table-cell table:style-name="ce105" office:value-type="currency" office:currency="USD" office:value="360.44" calcext:value-type="currency">
            <text:p>$360.44</text:p>
          </table:table-cell>
          <table:table-cell table:style-name="ce105" table:formula="of:=[.E61]-[.B61]" office:value-type="currency" office:currency="USD" office:value="5.94" calcext:value-type="currency">
            <text:p>$5.94</text:p>
          </table:table-cell>
          <table:table-cell table:style-name="ce82" table:formula="of:=[.E61]/[.D61]" office:value-type="float" office:value="1.2210027100271" calcext:value-type="float">
            <text:p>1.221002710027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085</text:p>
          </table:table-cell>
          <table:table-cell table:style-name="ce72" office:value-type="currency" office:currency="USD" office:value="374.5" calcext:value-type="currency">
            <text:p>$374.50</text:p>
          </table:table-cell>
          <table:table-cell table:style-name="ce105" office:value-type="currency" office:currency="USD" office:value="516" calcext:value-type="currency">
            <text:p>$516.00</text:p>
          </table:table-cell>
          <table:table-cell table:style-name="ce105" table:formula="of:=[.C62]*0.6" office:value-type="currency" office:currency="USD" office:value="309.6" calcext:value-type="currency">
            <text:p>$309.60</text:p>
          </table:table-cell>
          <table:table-cell table:style-name="ce105" office:value-type="currency" office:currency="USD" office:value="376.72" calcext:value-type="currency">
            <text:p>$376.72</text:p>
          </table:table-cell>
          <table:table-cell table:style-name="ce105" table:formula="of:=[.E62]-[.B62]" office:value-type="currency" office:currency="USD" office:value="2.22000000000003" calcext:value-type="currency">
            <text:p>$2.22</text:p>
          </table:table-cell>
          <table:table-cell table:style-name="ce82" table:formula="of:=[.E62]/[.D62]" office:value-type="float" office:value="1.21679586563308" calcext:value-type="float">
            <text:p>1.21679586563308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265</text:p>
          </table:table-cell>
          <table:table-cell table:style-name="ce72" office:value-type="currency" office:currency="USD" office:value="324.5" calcext:value-type="currency">
            <text:p>$324.50</text:p>
          </table:table-cell>
          <table:table-cell table:style-name="ce105" office:value-type="currency" office:currency="USD" office:value="450" calcext:value-type="currency">
            <text:p>$450.00</text:p>
          </table:table-cell>
          <table:table-cell table:style-name="ce105" table:formula="of:=[.C63]*0.6" office:value-type="currency" office:currency="USD" office:value="270" calcext:value-type="currency">
            <text:p>$270.00</text:p>
          </table:table-cell>
          <table:table-cell table:style-name="ce105" office:value-type="currency" office:currency="USD" office:value="329.89" calcext:value-type="currency">
            <text:p>$329.89</text:p>
          </table:table-cell>
          <table:table-cell table:style-name="ce105" table:formula="of:=[.E63]-[.B63]" office:value-type="currency" office:currency="USD" office:value="5.38999999999999" calcext:value-type="currency">
            <text:p>$5.39</text:p>
          </table:table-cell>
          <table:table-cell table:style-name="ce82" table:formula="of:=[.E63]/[.D63]" office:value-type="float" office:value="1.22181481481481" calcext:value-type="float">
            <text:p>1.2218148148148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270</text:p>
          </table:table-cell>
          <table:table-cell table:style-name="ce72" office:value-type="currency" office:currency="USD" office:value="349.5" calcext:value-type="currency">
            <text:p>$349.50</text:p>
          </table:table-cell>
          <table:table-cell table:style-name="ce105" office:value-type="currency" office:currency="USD" office:value="480" calcext:value-type="currency">
            <text:p>$480.00</text:p>
          </table:table-cell>
          <table:table-cell table:style-name="ce105" table:formula="of:=[.C64]*0.6" office:value-type="currency" office:currency="USD" office:value="288" calcext:value-type="currency">
            <text:p>$288.00</text:p>
          </table:table-cell>
          <table:table-cell table:style-name="ce105" office:value-type="currency" office:currency="USD" office:value="351.27" calcext:value-type="currency">
            <text:p>$351.27</text:p>
          </table:table-cell>
          <table:table-cell table:style-name="ce105" table:formula="of:=[.E64]-[.B64]" office:value-type="currency" office:currency="USD" office:value="1.76999999999998" calcext:value-type="currency">
            <text:p>$1.77</text:p>
          </table:table-cell>
          <table:table-cell table:style-name="ce82" table:formula="of:=[.E64]/[.D64]" office:value-type="float" office:value="1.2196875" calcext:value-type="float">
            <text:p>1.219687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275</text:p>
          </table:table-cell>
          <table:table-cell table:style-name="ce72" office:value-type="currency" office:currency="USD" office:value="364.5" calcext:value-type="currency">
            <text:p>$364.50</text:p>
          </table:table-cell>
          <table:table-cell table:style-name="ce105" office:value-type="currency" office:currency="USD" office:value="504" calcext:value-type="currency">
            <text:p>$504.00</text:p>
          </table:table-cell>
          <table:table-cell table:style-name="ce105" table:formula="of:=[.C65]*0.6" office:value-type="currency" office:currency="USD" office:value="302.4" calcext:value-type="currency">
            <text:p>$302.40</text:p>
          </table:table-cell>
          <table:table-cell table:style-name="ce105" office:value-type="currency" office:currency="USD" office:value="367.56" calcext:value-type="currency">
            <text:p>$367.56</text:p>
          </table:table-cell>
          <table:table-cell table:style-name="ce105" table:formula="of:=[.E65]-[.B65]" office:value-type="currency" office:currency="USD" office:value="3.06" calcext:value-type="currency">
            <text:p>$3.06</text:p>
          </table:table-cell>
          <table:table-cell table:style-name="ce82" table:formula="of:=[.E65]/[.D65]" office:value-type="float" office:value="1.21547619047619" calcext:value-type="float">
            <text:p>1.2154761904761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280</text:p>
          </table:table-cell>
          <table:table-cell table:style-name="ce72" office:value-type="currency" office:currency="USD" office:value="398.5" calcext:value-type="currency">
            <text:p>$398.50</text:p>
          </table:table-cell>
          <table:table-cell table:style-name="ce105" office:value-type="currency" office:currency="USD" office:value="552" calcext:value-type="currency">
            <text:p>$552.00</text:p>
          </table:table-cell>
          <table:table-cell table:style-name="ce105" table:formula="of:=[.C66]*0.6" office:value-type="currency" office:currency="USD" office:value="331.2" calcext:value-type="currency">
            <text:p>$331.20</text:p>
          </table:table-cell>
          <table:table-cell table:style-name="ce105" office:value-type="currency" office:currency="USD" office:value="402.18" calcext:value-type="currency">
            <text:p>$402.18</text:p>
          </table:table-cell>
          <table:table-cell table:style-name="ce105" table:formula="of:=[.E66]-[.B66]" office:value-type="currency" office:currency="USD" office:value="3.68000000000001" calcext:value-type="currency">
            <text:p>$3.68</text:p>
          </table:table-cell>
          <table:table-cell table:style-name="ce82" table:formula="of:=[.E66]/[.D66]" office:value-type="float" office:value="1.2143115942029" calcext:value-type="float">
            <text:p>1.214311594202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285</text:p>
          </table:table-cell>
          <table:table-cell table:style-name="ce72" office:value-type="currency" office:currency="USD" office:value="414.5" calcext:value-type="currency">
            <text:p>$414.50</text:p>
          </table:table-cell>
          <table:table-cell table:style-name="ce105" office:value-type="currency" office:currency="USD" office:value="576" calcext:value-type="currency">
            <text:p>$576.00</text:p>
          </table:table-cell>
          <table:table-cell table:style-name="ce105" table:formula="of:=[.C67]*0.6" office:value-type="currency" office:currency="USD" office:value="345.6" calcext:value-type="currency">
            <text:p>$345.60</text:p>
          </table:table-cell>
          <table:table-cell table:style-name="ce105" office:value-type="currency" office:currency="USD" office:value="420.52" calcext:value-type="currency">
            <text:p>$420.52</text:p>
          </table:table-cell>
          <table:table-cell table:style-name="ce105" table:formula="of:=[.E67]-[.B67]" office:value-type="currency" office:currency="USD" office:value="6.01999999999998" calcext:value-type="currency">
            <text:p>$6.02</text:p>
          </table:table-cell>
          <table:table-cell table:style-name="ce82" table:formula="of:=[.E67]/[.D67]" office:value-type="float" office:value="1.21678240740741" calcext:value-type="float">
            <text:p>1.2167824074074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Pair Folding Gates - 12 To 18 Foot Width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PFG1465</text:p>
          </table:table-cell>
          <table:table-cell table:style-name="ce72" office:value-type="currency" office:currency="USD" office:value="370.5" calcext:value-type="currency">
            <text:p>$370.50</text:p>
          </table:table-cell>
          <table:table-cell table:style-name="ce105" office:value-type="currency" office:currency="USD" office:value="516" calcext:value-type="currency">
            <text:p>$516.00</text:p>
          </table:table-cell>
          <table:table-cell table:style-name="ce105" table:formula="of:=[.C71]*0.6" office:value-type="currency" office:currency="USD" office:value="309.6" calcext:value-type="currency">
            <text:p>$309.60</text:p>
          </table:table-cell>
          <table:table-cell table:style-name="ce105" office:value-type="currency" office:currency="USD" office:value="377.74" calcext:value-type="currency">
            <text:p>$377.74</text:p>
          </table:table-cell>
          <table:table-cell table:style-name="ce105" table:formula="of:=[.E71]-[.B71]" office:value-type="currency" office:currency="USD" office:value="7.24000000000001" calcext:value-type="currency">
            <text:p>$7.24</text:p>
          </table:table-cell>
          <table:table-cell table:style-name="ce82" table:formula="of:=[.E71]/[.D71]" office:value-type="float" office:value="1.22009043927649" calcext:value-type="float">
            <text:p>1.2200904392764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470</text:p>
          </table:table-cell>
          <table:table-cell table:style-name="ce72" office:value-type="currency" office:currency="USD" office:value="388.5" calcext:value-type="currency">
            <text:p>$388.50</text:p>
          </table:table-cell>
          <table:table-cell table:style-name="ce105" office:value-type="currency" office:currency="USD" office:value="540" calcext:value-type="currency">
            <text:p>$540.00</text:p>
          </table:table-cell>
          <table:table-cell table:style-name="ce105" table:formula="of:=[.C72]*0.6" office:value-type="currency" office:currency="USD" office:value="324" calcext:value-type="currency">
            <text:p>$324.00</text:p>
          </table:table-cell>
          <table:table-cell table:style-name="ce105" office:value-type="currency" office:currency="USD" office:value="395.05" calcext:value-type="currency">
            <text:p>$395.05</text:p>
          </table:table-cell>
          <table:table-cell table:style-name="ce105" table:formula="of:=[.E72]-[.B72]" office:value-type="currency" office:currency="USD" office:value="6.55000000000001" calcext:value-type="currency">
            <text:p>$6.55</text:p>
          </table:table-cell>
          <table:table-cell table:style-name="ce82" table:formula="of:=[.E72]/[.D72]" office:value-type="float" office:value="1.21929012345679" calcext:value-type="float">
            <text:p>1.2192901234567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475</text:p>
          </table:table-cell>
          <table:table-cell table:style-name="ce72" office:value-type="currency" office:currency="USD" office:value="409.5" calcext:value-type="currency">
            <text:p>$409.50</text:p>
          </table:table-cell>
          <table:table-cell table:style-name="ce105" office:value-type="currency" office:currency="USD" office:value="570" calcext:value-type="currency">
            <text:p>$570.00</text:p>
          </table:table-cell>
          <table:table-cell table:style-name="ce105" table:formula="of:=[.C73]*0.6" office:value-type="currency" office:currency="USD" office:value="342" calcext:value-type="currency">
            <text:p>$342.00</text:p>
          </table:table-cell>
          <table:table-cell table:style-name="ce105" office:value-type="currency" office:currency="USD" office:value="416.45" calcext:value-type="currency">
            <text:p>$416.45</text:p>
          </table:table-cell>
          <table:table-cell table:style-name="ce105" table:formula="of:=[.E73]-[.B73]" office:value-type="currency" office:currency="USD" office:value="6.94999999999999" calcext:value-type="currency">
            <text:p>$6.95</text:p>
          </table:table-cell>
          <table:table-cell table:style-name="ce82" table:formula="of:=[.E73]/[.D73]" office:value-type="float" office:value="1.21769005847953" calcext:value-type="float">
            <text:p>1.2176900584795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480</text:p>
          </table:table-cell>
          <table:table-cell table:style-name="ce72" office:value-type="currency" office:currency="USD" office:value="431.5" calcext:value-type="currency">
            <text:p>$431.50</text:p>
          </table:table-cell>
          <table:table-cell table:style-name="ce105" office:value-type="currency" office:currency="USD" office:value="600" calcext:value-type="currency">
            <text:p>$600.00</text:p>
          </table:table-cell>
          <table:table-cell table:style-name="ce105" table:formula="of:=[.C74]*0.6" office:value-type="currency" office:currency="USD" office:value="360" calcext:value-type="currency">
            <text:p>$360.00</text:p>
          </table:table-cell>
          <table:table-cell table:style-name="ce105" office:value-type="currency" office:currency="USD" office:value="438.82" calcext:value-type="currency">
            <text:p>$438.82</text:p>
          </table:table-cell>
          <table:table-cell table:style-name="ce105" table:formula="of:=[.E74]-[.B74]" office:value-type="currency" office:currency="USD" office:value="7.31999999999999" calcext:value-type="currency">
            <text:p>$7.32</text:p>
          </table:table-cell>
          <table:table-cell table:style-name="ce82" table:formula="of:=[.E74]/[.D74]" office:value-type="float" office:value="1.21894444444444" calcext:value-type="float">
            <text:p>1.21894444444444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485</text:p>
          </table:table-cell>
          <table:table-cell table:style-name="ce72" office:value-type="currency" office:currency="USD" office:value="453.5" calcext:value-type="currency">
            <text:p>$453.50</text:p>
          </table:table-cell>
          <table:table-cell table:style-name="ce105" office:value-type="currency" office:currency="USD" office:value="630" calcext:value-type="currency">
            <text:p>$630.00</text:p>
          </table:table-cell>
          <table:table-cell table:style-name="ce105" table:formula="of:=[.C75]*0.6" office:value-type="currency" office:currency="USD" office:value="378" calcext:value-type="currency">
            <text:p>$378.00</text:p>
          </table:table-cell>
          <table:table-cell table:style-name="ce105" office:value-type="currency" office:currency="USD" office:value="459.21" calcext:value-type="currency">
            <text:p>$459.21</text:p>
          </table:table-cell>
          <table:table-cell table:style-name="ce105" table:formula="of:=[.E75]-[.B75]" office:value-type="currency" office:currency="USD" office:value="5.70999999999998" calcext:value-type="currency">
            <text:p>$5.71</text:p>
          </table:table-cell>
          <table:table-cell table:style-name="ce82" table:formula="of:=[.E75]/[.D75]" office:value-type="float" office:value="1.21484126984127" calcext:value-type="float">
            <text:p>1.2148412698412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665</text:p>
          </table:table-cell>
          <table:table-cell table:style-name="ce72" office:value-type="currency" office:currency="USD" office:value="421.5" calcext:value-type="currency">
            <text:p>$421.50</text:p>
          </table:table-cell>
          <table:table-cell table:style-name="ce105" office:value-type="currency" office:currency="USD" office:value="588" calcext:value-type="currency">
            <text:p>$588.00</text:p>
          </table:table-cell>
          <table:table-cell table:style-name="ce105" table:formula="of:=[.C76]*0.6" office:value-type="currency" office:currency="USD" office:value="352.8" calcext:value-type="currency">
            <text:p>$352.80</text:p>
          </table:table-cell>
          <table:table-cell table:style-name="ce105" office:value-type="currency" office:currency="USD" office:value="427.63" calcext:value-type="currency">
            <text:p>$427.63</text:p>
          </table:table-cell>
          <table:table-cell table:style-name="ce105" table:formula="of:=[.E76]-[.B76]" office:value-type="currency" office:currency="USD" office:value="6.13" calcext:value-type="currency">
            <text:p>$6.13</text:p>
          </table:table-cell>
          <table:table-cell table:style-name="ce82" table:formula="of:=[.E76]/[.D76]" office:value-type="float" office:value="1.21210317460317" calcext:value-type="float">
            <text:p>1.2121031746031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670</text:p>
          </table:table-cell>
          <table:table-cell table:style-name="ce72" office:value-type="currency" office:currency="USD" office:value="440.5" calcext:value-type="currency">
            <text:p>$440.50</text:p>
          </table:table-cell>
          <table:table-cell table:style-name="ce105" office:value-type="currency" office:currency="USD" office:value="612" calcext:value-type="currency">
            <text:p>$612.00</text:p>
          </table:table-cell>
          <table:table-cell table:style-name="ce105" table:formula="of:=[.C77]*0.6" office:value-type="currency" office:currency="USD" office:value="367.2" calcext:value-type="currency">
            <text:p>$367.20</text:p>
          </table:table-cell>
          <table:table-cell table:style-name="ce105" office:value-type="currency" office:currency="USD" office:value="447.99" calcext:value-type="currency">
            <text:p>$447.99</text:p>
          </table:table-cell>
          <table:table-cell table:style-name="ce105" table:formula="of:=[.E77]-[.B77]" office:value-type="currency" office:currency="USD" office:value="7.49000000000001" calcext:value-type="currency">
            <text:p>$7.49</text:p>
          </table:table-cell>
          <table:table-cell table:style-name="ce82" table:formula="of:=[.E77]/[.D77]" office:value-type="float" office:value="1.22001633986928" calcext:value-type="float">
            <text:p>1.22001633986928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675</text:p>
          </table:table-cell>
          <table:table-cell table:style-name="ce72" office:value-type="currency" office:currency="USD" office:value="465.5" calcext:value-type="currency">
            <text:p>$465.50</text:p>
          </table:table-cell>
          <table:table-cell table:style-name="ce105" office:value-type="currency" office:currency="USD" office:value="648" calcext:value-type="currency">
            <text:p>$648.00</text:p>
          </table:table-cell>
          <table:table-cell table:style-name="ce105" table:formula="of:=[.C78]*0.6" office:value-type="currency" office:currency="USD" office:value="388.8" calcext:value-type="currency">
            <text:p>$388.80</text:p>
          </table:table-cell>
          <table:table-cell table:style-name="ce105" office:value-type="currency" office:currency="USD" office:value="473.45" calcext:value-type="currency">
            <text:p>$473.45</text:p>
          </table:table-cell>
          <table:table-cell table:style-name="ce105" table:formula="of:=[.E78]-[.B78]" office:value-type="currency" office:currency="USD" office:value="7.94999999999999" calcext:value-type="currency">
            <text:p>$7.95</text:p>
          </table:table-cell>
          <table:table-cell table:style-name="ce82" table:formula="of:=[.E78]/[.D78]" office:value-type="float" office:value="1.21772119341564" calcext:value-type="float">
            <text:p>1.21772119341564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680</text:p>
          </table:table-cell>
          <table:table-cell table:style-name="ce72" office:value-type="currency" office:currency="USD" office:value="500.5" calcext:value-type="currency">
            <text:p>$500.50</text:p>
          </table:table-cell>
          <table:table-cell table:style-name="ce105" office:value-type="currency" office:currency="USD" office:value="696" calcext:value-type="currency">
            <text:p>$696.00</text:p>
          </table:table-cell>
          <table:table-cell table:style-name="ce105" table:formula="of:=[.C79]*0.6" office:value-type="currency" office:currency="USD" office:value="417.6" calcext:value-type="currency">
            <text:p>$417.60</text:p>
          </table:table-cell>
          <table:table-cell table:style-name="ce105" office:value-type="currency" office:currency="USD" office:value="508.05" calcext:value-type="currency">
            <text:p>$508.05</text:p>
          </table:table-cell>
          <table:table-cell table:style-name="ce105" table:formula="of:=[.E79]-[.B79]" office:value-type="currency" office:currency="USD" office:value="7.55000000000001" calcext:value-type="currency">
            <text:p>$7.55</text:p>
          </table:table-cell>
          <table:table-cell table:style-name="ce82" table:formula="of:=[.E79]/[.D79]" office:value-type="float" office:value="1.21659482758621" calcext:value-type="float">
            <text:p>1.2165948275862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685</text:p>
          </table:table-cell>
          <table:table-cell table:style-name="ce72" office:value-type="currency" office:currency="USD" office:value="500.5" calcext:value-type="currency">
            <text:p>$500.50</text:p>
          </table:table-cell>
          <table:table-cell table:style-name="ce105" office:value-type="currency" office:currency="USD" office:value="756" calcext:value-type="currency">
            <text:p>$756.00</text:p>
          </table:table-cell>
          <table:table-cell table:style-name="ce105" table:formula="of:=[.C80]*0.6" office:value-type="currency" office:currency="USD" office:value="453.6" calcext:value-type="currency">
            <text:p>$453.60</text:p>
          </table:table-cell>
          <table:table-cell table:style-name="ce105" office:value-type="currency" office:currency="USD" office:value="552.85" calcext:value-type="currency">
            <text:p>$552.85</text:p>
          </table:table-cell>
          <table:table-cell table:style-name="ce105" table:formula="of:=[.E80]-[.B80]" office:value-type="currency" office:currency="USD" office:value="52.35" calcext:value-type="currency">
            <text:p>$52.35</text:p>
          </table:table-cell>
          <table:table-cell table:style-name="ce82" table:formula="of:=[.E80]/[.D80]" office:value-type="float" office:value="1.21880511463845" calcext:value-type="float">
            <text:p>1.2188051146384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865</text:p>
          </table:table-cell>
          <table:table-cell table:style-name="ce72" office:value-type="currency" office:currency="USD" office:value="505" calcext:value-type="currency">
            <text:p>$505.00</text:p>
          </table:table-cell>
          <table:table-cell table:style-name="ce105" office:value-type="currency" office:currency="USD" office:value="696" calcext:value-type="currency">
            <text:p>$696.00</text:p>
          </table:table-cell>
          <table:table-cell table:style-name="ce105" table:formula="of:=[.C81]*0.6" office:value-type="currency" office:currency="USD" office:value="417.6" calcext:value-type="currency">
            <text:p>$417.60</text:p>
          </table:table-cell>
          <table:table-cell table:style-name="ce105" office:value-type="currency" office:currency="USD" office:value="508.05" calcext:value-type="currency">
            <text:p>$508.05</text:p>
          </table:table-cell>
          <table:table-cell table:style-name="ce105" table:formula="of:=[.E81]-[.B81]" office:value-type="currency" office:currency="USD" office:value="3.05000000000001" calcext:value-type="currency">
            <text:p>$3.05</text:p>
          </table:table-cell>
          <table:table-cell table:style-name="ce82" table:formula="of:=[.E81]/[.D81]" office:value-type="float" office:value="1.21659482758621" calcext:value-type="float">
            <text:p>1.2165948275862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870</text:p>
          </table:table-cell>
          <table:table-cell table:style-name="ce72" office:value-type="currency" office:currency="USD" office:value="529" calcext:value-type="currency">
            <text:p>$529.00</text:p>
          </table:table-cell>
          <table:table-cell table:style-name="ce105" office:value-type="currency" office:currency="USD" office:value="732" calcext:value-type="currency">
            <text:p>$732.00</text:p>
          </table:table-cell>
          <table:table-cell table:style-name="ce105" table:formula="of:=[.C82]*0.6" office:value-type="currency" office:currency="USD" office:value="439.2" calcext:value-type="currency">
            <text:p>$439.20</text:p>
          </table:table-cell>
          <table:table-cell table:style-name="ce105" office:value-type="currency" office:currency="USD" office:value="534.54" calcext:value-type="currency">
            <text:p>$534.54</text:p>
          </table:table-cell>
          <table:table-cell table:style-name="ce105" table:formula="of:=[.E82]-[.B82]" office:value-type="currency" office:currency="USD" office:value="5.53999999999996" calcext:value-type="currency">
            <text:p>$5.54</text:p>
          </table:table-cell>
          <table:table-cell table:style-name="ce82" table:formula="of:=[.E82]/[.D82]" office:value-type="float" office:value="1.21707650273224" calcext:value-type="float">
            <text:p>1.21707650273224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875</text:p>
          </table:table-cell>
          <table:table-cell table:style-name="ce72" office:value-type="currency" office:currency="USD" office:value="576" calcext:value-type="currency">
            <text:p>$576.00</text:p>
          </table:table-cell>
          <table:table-cell table:style-name="ce105" office:value-type="currency" office:currency="USD" office:value="792" calcext:value-type="currency">
            <text:p>$792.00</text:p>
          </table:table-cell>
          <table:table-cell table:style-name="ce105" table:formula="of:=[.C83]*0.6" office:value-type="currency" office:currency="USD" office:value="475.2" calcext:value-type="currency">
            <text:p>$475.20</text:p>
          </table:table-cell>
          <table:table-cell table:style-name="ce105" office:value-type="currency" office:currency="USD" office:value="580.35" calcext:value-type="currency">
            <text:p>$580.35</text:p>
          </table:table-cell>
          <table:table-cell table:style-name="ce105" table:formula="of:=[.E83]-[.B83]" office:value-type="currency" office:currency="USD" office:value="4.35000000000002" calcext:value-type="currency">
            <text:p>$4.35</text:p>
          </table:table-cell>
          <table:table-cell table:style-name="ce82" table:formula="of:=[.E83]/[.D83]" office:value-type="float" office:value="1.22127525252525" calcext:value-type="float">
            <text:p>1.2212752525252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880</text:p>
          </table:table-cell>
          <table:table-cell table:style-name="ce72" office:value-type="currency" office:currency="USD" office:value="599" calcext:value-type="currency">
            <text:p>$599.00</text:p>
          </table:table-cell>
          <table:table-cell table:style-name="ce105" office:value-type="currency" office:currency="USD" office:value="828" calcext:value-type="currency">
            <text:p>$828.00</text:p>
          </table:table-cell>
          <table:table-cell table:style-name="ce105" table:formula="of:=[.C84]*0.6" office:value-type="currency" office:currency="USD" office:value="496.8" calcext:value-type="currency">
            <text:p>$496.80</text:p>
          </table:table-cell>
          <table:table-cell table:style-name="ce105" office:value-type="currency" office:currency="USD" office:value="605.79" calcext:value-type="currency">
            <text:p>$605.79</text:p>
          </table:table-cell>
          <table:table-cell table:style-name="ce105" table:formula="of:=[.E84]-[.B84]" office:value-type="currency" office:currency="USD" office:value="6.78999999999996" calcext:value-type="currency">
            <text:p>$6.79</text:p>
          </table:table-cell>
          <table:table-cell table:style-name="ce82" table:formula="of:=[.E84]/[.D84]" office:value-type="float" office:value="1.21938405797101" calcext:value-type="float">
            <text:p>1.2193840579710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1885</text:p>
          </table:table-cell>
          <table:table-cell table:style-name="ce72" office:value-type="currency" office:currency="USD" office:value="629" calcext:value-type="currency">
            <text:p>$629.00</text:p>
          </table:table-cell>
          <table:table-cell table:style-name="ce105" office:value-type="currency" office:currency="USD" office:value="876" calcext:value-type="currency">
            <text:p>$876.00</text:p>
          </table:table-cell>
          <table:table-cell table:style-name="ce105" table:formula="of:=[.C85]*0.6" office:value-type="currency" office:currency="USD" office:value="525.6" calcext:value-type="currency">
            <text:p>$525.60</text:p>
          </table:table-cell>
          <table:table-cell table:style-name="ce105" office:value-type="currency" office:currency="USD" office:value="640.43" calcext:value-type="currency">
            <text:p>$640.43</text:p>
          </table:table-cell>
          <table:table-cell table:style-name="ce105" table:formula="of:=[.E85]-[.B85]" office:value-type="currency" office:currency="USD" office:value="11.43" calcext:value-type="currency">
            <text:p>$11.43</text:p>
          </table:table-cell>
          <table:table-cell table:style-name="ce82" table:formula="of:=[.E85]/[.D85]" office:value-type="float" office:value="1.21847412480974" calcext:value-type="float">
            <text:p>1.21847412480974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Pair Folding Gates - 18 to 24 Foot Width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PFG2065</text:p>
          </table:table-cell>
          <table:table-cell table:style-name="ce72" office:value-type="currency" office:currency="USD" office:value="569.5" calcext:value-type="currency">
            <text:p>$569.50</text:p>
          </table:table-cell>
          <table:table-cell table:style-name="ce105" office:value-type="currency" office:currency="USD" office:value="792" calcext:value-type="currency">
            <text:p>$792.00</text:p>
          </table:table-cell>
          <table:table-cell table:style-name="ce105" table:formula="of:=[.C89]*0.6" office:value-type="currency" office:currency="USD" office:value="475.2" calcext:value-type="currency">
            <text:p>$475.20</text:p>
          </table:table-cell>
          <table:table-cell table:style-name="ce105" office:value-type="currency" office:currency="USD" office:value="580.35" calcext:value-type="currency">
            <text:p>$580.35</text:p>
          </table:table-cell>
          <table:table-cell table:style-name="ce105" table:formula="of:=[.E89]-[.B89]" office:value-type="currency" office:currency="USD" office:value="10.85" calcext:value-type="currency">
            <text:p>$10.85</text:p>
          </table:table-cell>
          <table:table-cell table:style-name="ce82" table:formula="of:=[.E89]/[.D89]" office:value-type="float" office:value="1.22127525252525" calcext:value-type="float">
            <text:p>1.2212752525252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2070</text:p>
          </table:table-cell>
          <table:table-cell table:style-name="ce72" office:value-type="currency" office:currency="USD" office:value="596.5" calcext:value-type="currency">
            <text:p>$596.50</text:p>
          </table:table-cell>
          <table:table-cell table:style-name="ce105" office:value-type="currency" office:currency="USD" office:value="828" calcext:value-type="currency">
            <text:p>$828.00</text:p>
          </table:table-cell>
          <table:table-cell table:style-name="ce105" table:formula="of:=[.C90]*0.6" office:value-type="currency" office:currency="USD" office:value="496.8" calcext:value-type="currency">
            <text:p>$496.80</text:p>
          </table:table-cell>
          <table:table-cell table:style-name="ce105" office:value-type="currency" office:currency="USD" office:value="605.79" calcext:value-type="currency">
            <text:p>$605.79</text:p>
          </table:table-cell>
          <table:table-cell table:style-name="ce105" table:formula="of:=[.E90]-[.B90]" office:value-type="currency" office:currency="USD" office:value="9.28999999999996" calcext:value-type="currency">
            <text:p>$9.29</text:p>
          </table:table-cell>
          <table:table-cell table:style-name="ce82" table:formula="of:=[.E90]/[.D90]" office:value-type="float" office:value="1.21938405797101" calcext:value-type="float">
            <text:p>1.2193840579710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2075</text:p>
          </table:table-cell>
          <table:table-cell table:style-name="ce72" office:value-type="currency" office:currency="USD" office:value="648.5" calcext:value-type="currency">
            <text:p>$648.50</text:p>
          </table:table-cell>
          <table:table-cell table:style-name="ce105" office:value-type="currency" office:currency="USD" office:value="900" calcext:value-type="currency">
            <text:p>$900.00</text:p>
          </table:table-cell>
          <table:table-cell table:style-name="ce105" table:formula="of:=[.C91]*0.6" office:value-type="currency" office:currency="USD" office:value="540" calcext:value-type="currency">
            <text:p>$540.00</text:p>
          </table:table-cell>
          <table:table-cell table:style-name="ce105" office:value-type="currency" office:currency="USD" office:value="658.74" calcext:value-type="currency">
            <text:p>$658.74</text:p>
          </table:table-cell>
          <table:table-cell table:style-name="ce105" table:formula="of:=[.E91]-[.B91]" office:value-type="currency" office:currency="USD" office:value="10.24" calcext:value-type="currency">
            <text:p>$10.24</text:p>
          </table:table-cell>
          <table:table-cell table:style-name="ce82" table:formula="of:=[.E91]/[.D91]" office:value-type="float" office:value="1.21988888888889" calcext:value-type="float">
            <text:p>1.2198888888888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2080</text:p>
          </table:table-cell>
          <table:table-cell table:style-name="ce72" office:value-type="currency" office:currency="USD" office:value="684.5" calcext:value-type="currency">
            <text:p>$684.50</text:p>
          </table:table-cell>
          <table:table-cell table:style-name="ce105" office:value-type="currency" office:currency="USD" office:value="948" calcext:value-type="currency">
            <text:p>$948.00</text:p>
          </table:table-cell>
          <table:table-cell table:style-name="ce105" table:formula="of:=[.C92]*0.6" office:value-type="currency" office:currency="USD" office:value="568.8" calcext:value-type="currency">
            <text:p>$568.80</text:p>
          </table:table-cell>
          <table:table-cell table:style-name="ce105" office:value-type="currency" office:currency="USD" office:value="692.36" calcext:value-type="currency">
            <text:p>$692.36</text:p>
          </table:table-cell>
          <table:table-cell table:style-name="ce105" table:formula="of:=[.E92]-[.B92]" office:value-type="currency" office:currency="USD" office:value="7.86000000000001" calcext:value-type="currency">
            <text:p>$7.86</text:p>
          </table:table-cell>
          <table:table-cell table:style-name="ce82" table:formula="of:=[.E92]/[.D92]" office:value-type="float" office:value="1.21722925457103" calcext:value-type="float">
            <text:p>1.2172292545710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2085</text:p>
          </table:table-cell>
          <table:table-cell table:style-name="ce72" office:value-type="currency" office:currency="USD" office:value="734.5" calcext:value-type="currency">
            <text:p>$734.50</text:p>
          </table:table-cell>
          <table:table-cell table:style-name="ce105" office:value-type="currency" office:currency="USD" office:value="1020" calcext:value-type="currency">
            <text:p>$1,020.00</text:p>
          </table:table-cell>
          <table:table-cell table:style-name="ce105" table:formula="of:=[.C93]*0.6" office:value-type="currency" office:currency="USD" office:value="612" calcext:value-type="currency">
            <text:p>$612.00</text:p>
          </table:table-cell>
          <table:table-cell table:style-name="ce105" office:value-type="currency" office:currency="USD" office:value="743.25" calcext:value-type="currency">
            <text:p>$743.25</text:p>
          </table:table-cell>
          <table:table-cell table:style-name="ce105" table:formula="of:=[.E93]-[.B93]" office:value-type="currency" office:currency="USD" office:value="8.75" calcext:value-type="currency">
            <text:p>$8.75</text:p>
          </table:table-cell>
          <table:table-cell table:style-name="ce82" table:formula="of:=[.E93]/[.D93]" office:value-type="float" office:value="1.21446078431373" calcext:value-type="float">
            <text:p>1.2144607843137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PFG2270</text:p>
          </table:table-cell>
          <table:table-cell table:style-name="ce72" office:value-type="currency" office:currency="USD" office:value="1009.5" calcext:value-type="currency">
            <text:p>$1,009.50</text:p>
          </table:table-cell>
          <table:table-cell table:style-name="ce105" office:value-type="currency" office:currency="USD" office:value="1320" calcext:value-type="currency">
            <text:p>$1,320.00</text:p>
          </table:table-cell>
          <table:table-cell table:style-name="ce105" table:formula="of:=[.C94]*0.6" office:value-type="currency" office:currency="USD" office:value="792" calcext:value-type="currency">
            <text:p>$792.00</text:p>
          </table:table-cell>
          <table:table-cell table:style-name="ce105" office:value-type="currency" office:currency="USD" office:value="1085" calcext:value-type="currency">
            <text:p>$1,085.00</text:p>
          </table:table-cell>
          <table:table-cell table:style-name="ce105" table:formula="of:=[.E94]-[.B94]" office:value-type="currency" office:currency="USD" office:value="75.5" calcext:value-type="currency">
            <text:p>$75.50</text:p>
          </table:table-cell>
          <table:table-cell table:style-name="ce82" table:formula="of:=[.E94]/[.D94]" office:value-type="float" office:value="1.3699494949495" calcext:value-type="float">
            <text:p>1.3699494949495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PFG2280</text:p>
          </table:table-cell>
          <table:table-cell table:style-name="ce72" office:value-type="currency" office:currency="USD" office:value="1150" calcext:value-type="currency">
            <text:p>$1,150.00</text:p>
          </table:table-cell>
          <table:table-cell table:style-name="ce105" office:value-type="currency" office:currency="USD" office:value="1440" calcext:value-type="currency">
            <text:p>$1,440.00</text:p>
          </table:table-cell>
          <table:table-cell table:style-name="ce105" table:formula="of:=[.C95]*0.6" office:value-type="currency" office:currency="USD" office:value="864" calcext:value-type="currency">
            <text:p>$864.00</text:p>
          </table:table-cell>
          <table:table-cell table:style-name="ce105" office:value-type="currency" office:currency="USD" office:value="1190" calcext:value-type="currency">
            <text:p>$1,190.00</text:p>
          </table:table-cell>
          <table:table-cell table:style-name="ce105" table:formula="of:=[.E95]-[.B95]" office:value-type="currency" office:currency="USD" office:value="40" calcext:value-type="currency">
            <text:p>$40.00</text:p>
          </table:table-cell>
          <table:table-cell table:style-name="ce82" table:formula="of:=[.E95]/[.D95]" office:value-type="float" office:value="1.37731481481481" calcext:value-type="float">
            <text:p>1.37731481481481</text:p>
          </table:table-cell>
          <table:table-cell table:style-name="ce82" office:value-type="string" calcext:value-type="string">
            <text:p>shop.bohlco.com</text:p>
          </table:table-cell>
        </table:table-row>
        <table:table-row table:style-name="ro2">
          <table:table-cell table:style-name="ce66" office:value-type="string" calcext:value-type="string">
            <text:p>PFG2470</text:p>
          </table:table-cell>
          <table:table-cell table:style-name="ce72" office:value-type="currency" office:currency="USD" office:value="1088.5" calcext:value-type="currency">
            <text:p>$1,088.50</text:p>
          </table:table-cell>
          <table:table-cell table:style-name="ce105" office:value-type="currency" office:currency="USD" office:value="1500" calcext:value-type="currency">
            <text:p>$1,500.00</text:p>
          </table:table-cell>
          <table:table-cell table:style-name="ce105" table:formula="of:=[.C96]*0.6" office:value-type="currency" office:currency="USD" office:value="900" calcext:value-type="currency">
            <text:p>$900.00</text:p>
          </table:table-cell>
          <table:table-cell table:style-name="ce105" office:value-type="currency" office:currency="USD" office:value="1149" calcext:value-type="currency">
            <text:p>$1,149.00</text:p>
          </table:table-cell>
          <table:table-cell table:style-name="ce105" table:formula="of:=[.E96]-[.B96]" office:value-type="currency" office:currency="USD" office:value="60.5" calcext:value-type="currency">
            <text:p>$60.50</text:p>
          </table:table-cell>
          <table:table-cell table:style-name="ce82" table:formula="of:=[.E96]/[.D96]" office:value-type="float" office:value="1.27666666666667" calcext:value-type="float">
            <text:p>1.27666666666667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PFG2480</text:p>
          </table:table-cell>
          <table:table-cell table:style-name="ce72" office:value-type="currency" office:currency="USD" office:value="1124.5" calcext:value-type="currency">
            <text:p>$1,124.50</text:p>
          </table:table-cell>
          <table:table-cell table:style-name="ce105" office:value-type="currency" office:currency="USD" office:value="1560" calcext:value-type="currency">
            <text:p>$1,560.00</text:p>
          </table:table-cell>
          <table:table-cell table:style-name="ce105" table:formula="of:=[.C97]*0.6" office:value-type="currency" office:currency="USD" office:value="936" calcext:value-type="currency">
            <text:p>$936.00</text:p>
          </table:table-cell>
          <table:table-cell table:style-name="ce105" office:value-type="currency" office:currency="USD" office:value="1195" calcext:value-type="currency">
            <text:p>$1,195.00</text:p>
          </table:table-cell>
          <table:table-cell table:style-name="ce105" table:formula="of:=[.E97]-[.B97]" office:value-type="currency" office:currency="USD" office:value="70.5" calcext:value-type="currency">
            <text:p>$70.50</text:p>
          </table:table-cell>
          <table:table-cell table:style-name="ce82" table:formula="of:=[.E97]/[.D97]" office:value-type="float" office:value="1.2767094017094" calcext:value-type="float">
            <text:p>1.2767094017094</text:p>
          </table:table-cell>
          <table:table-cell table:style-name="ce82" office:value-type="string" calcext:value-type="string">
            <text:p>globalindustrial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eavy-Duty Folding Door Gate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D31</text:p>
          </table:table-cell>
          <table:table-cell table:style-name="ce72" office:value-type="currency" office:currency="USD" office:value="88.5" calcext:value-type="currency">
            <text:p>$88.50</text:p>
          </table:table-cell>
          <table:table-cell table:style-name="ce105" office:value-type="currency" office:currency="USD" office:value="126" calcext:value-type="currency">
            <text:p>$126.00</text:p>
          </table:table-cell>
          <table:table-cell table:style-name="ce105" table:formula="of:=[.C101]*0.6" office:value-type="currency" office:currency="USD" office:value="75.6" calcext:value-type="currency">
            <text:p>$75.60</text:p>
          </table:table-cell>
          <table:table-cell table:style-name="ce105" office:value-type="currency" office:currency="USD" office:value="91.64" calcext:value-type="currency">
            <text:p>$91.64</text:p>
          </table:table-cell>
          <table:table-cell table:style-name="ce105" table:formula="of:=[.E101]-[.B101]" office:value-type="currency" office:currency="USD" office:value="3.14" calcext:value-type="currency">
            <text:p>$3.14</text:p>
          </table:table-cell>
          <table:table-cell table:style-name="ce82" table:formula="of:=[.E101]/[.D101]" office:value-type="float" office:value="1.21216931216931" calcext:value-type="float">
            <text:p>1.2121693121693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33</text:p>
          </table:table-cell>
          <table:table-cell table:style-name="ce72" office:value-type="currency" office:currency="USD" office:value="91.5" calcext:value-type="currency">
            <text:p>$91.50</text:p>
          </table:table-cell>
          <table:table-cell table:style-name="ce105" office:value-type="currency" office:currency="USD" office:value="129" calcext:value-type="currency">
            <text:p>$129.00</text:p>
          </table:table-cell>
          <table:table-cell table:style-name="ce105" table:formula="of:=[.C102]*0.6" office:value-type="currency" office:currency="USD" office:value="77.4" calcext:value-type="currency">
            <text:p>$77.40</text:p>
          </table:table-cell>
          <table:table-cell table:style-name="ce105" office:value-type="currency" office:currency="USD" office:value="94.7" calcext:value-type="currency">
            <text:p>$94.70</text:p>
          </table:table-cell>
          <table:table-cell table:style-name="ce105" table:formula="of:=[.E102]-[.B102]" office:value-type="currency" office:currency="USD" office:value="3.2" calcext:value-type="currency">
            <text:p>$3.20</text:p>
          </table:table-cell>
          <table:table-cell table:style-name="ce82" table:formula="of:=[.E102]/[.D102]" office:value-type="float" office:value="1.22351421188631" calcext:value-type="float">
            <text:p>1.2235142118863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37</text:p>
          </table:table-cell>
          <table:table-cell table:style-name="ce72" office:value-type="currency" office:currency="USD" office:value="94.5" calcext:value-type="currency">
            <text:p>$94.50</text:p>
          </table:table-cell>
          <table:table-cell table:style-name="ce105" office:value-type="currency" office:currency="USD" office:value="133" calcext:value-type="currency">
            <text:p>$133.00</text:p>
          </table:table-cell>
          <table:table-cell table:style-name="ce105" table:formula="of:=[.C103]*0.6" office:value-type="currency" office:currency="USD" office:value="79.8" calcext:value-type="currency">
            <text:p>$79.80</text:p>
          </table:table-cell>
          <table:table-cell table:style-name="ce105" office:value-type="currency" office:currency="USD" office:value="106.75" calcext:value-type="currency">
            <text:p>$106.75</text:p>
          </table:table-cell>
          <table:table-cell table:style-name="ce105" table:formula="of:=[.E103]-[.B103]" office:value-type="currency" office:currency="USD" office:value="12.25" calcext:value-type="currency">
            <text:p>$12.25</text:p>
          </table:table-cell>
          <table:table-cell table:style-name="ce82" table:formula="of:=[.E103]/[.D103]" office:value-type="float" office:value="1.33771929824561" calcext:value-type="float">
            <text:p>1.3377192982456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40</text:p>
          </table:table-cell>
          <table:table-cell table:style-name="ce72" office:value-type="currency" office:currency="USD" office:value="96.5" calcext:value-type="currency">
            <text:p>$96.50</text:p>
          </table:table-cell>
          <table:table-cell table:style-name="ce105" office:value-type="currency" office:currency="USD" office:value="136" calcext:value-type="currency">
            <text:p>$136.00</text:p>
          </table:table-cell>
          <table:table-cell table:style-name="ce105" table:formula="of:=[.C104]*0.6" office:value-type="currency" office:currency="USD" office:value="81.6" calcext:value-type="currency">
            <text:p>$81.60</text:p>
          </table:table-cell>
          <table:table-cell table:style-name="ce105" office:value-type="currency" office:currency="USD" office:value="107.74" calcext:value-type="currency">
            <text:p>$107.74</text:p>
          </table:table-cell>
          <table:table-cell table:style-name="ce105" table:formula="of:=[.E104]-[.B104]" office:value-type="currency" office:currency="USD" office:value="11.24" calcext:value-type="currency">
            <text:p>$11.24</text:p>
          </table:table-cell>
          <table:table-cell table:style-name="ce82" table:formula="of:=[.E104]/[.D104]" office:value-type="float" office:value="1.3203431372549" calcext:value-type="float">
            <text:p>1.320343137254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43</text:p>
          </table:table-cell>
          <table:table-cell table:style-name="ce72" office:value-type="currency" office:currency="USD" office:value="100.5" calcext:value-type="currency">
            <text:p>$100.50</text:p>
          </table:table-cell>
          <table:table-cell table:style-name="ce105" office:value-type="currency" office:currency="USD" office:value="140" calcext:value-type="currency">
            <text:p>$140.00</text:p>
          </table:table-cell>
          <table:table-cell table:style-name="ce105" table:formula="of:=[.C105]*0.6" office:value-type="currency" office:currency="USD" office:value="84" calcext:value-type="currency">
            <text:p>$84.00</text:p>
          </table:table-cell>
          <table:table-cell table:style-name="ce105" office:value-type="currency" office:currency="USD" office:value="108.75" calcext:value-type="currency">
            <text:p>$108.75</text:p>
          </table:table-cell>
          <table:table-cell table:style-name="ce105" table:formula="of:=[.E105]-[.B105]" office:value-type="currency" office:currency="USD" office:value="8.25" calcext:value-type="currency">
            <text:p>$8.25</text:p>
          </table:table-cell>
          <table:table-cell table:style-name="ce82" table:formula="of:=[.E105]/[.D105]" office:value-type="float" office:value="1.29464285714286" calcext:value-type="float">
            <text:p>1.29464285714286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46</text:p>
          </table:table-cell>
          <table:table-cell table:style-name="ce72" office:value-type="currency" office:currency="USD" office:value="102.5" calcext:value-type="currency">
            <text:p>$102.50</text:p>
          </table:table-cell>
          <table:table-cell table:style-name="ce105" office:value-type="currency" office:currency="USD" office:value="144" calcext:value-type="currency">
            <text:p>$144.00</text:p>
          </table:table-cell>
          <table:table-cell table:style-name="ce105" table:formula="of:=[.C106]*0.6" office:value-type="currency" office:currency="USD" office:value="86.4" calcext:value-type="currency">
            <text:p>$86.40</text:p>
          </table:table-cell>
          <table:table-cell table:style-name="ce105" office:value-type="currency" office:currency="USD" office:value="111.76" calcext:value-type="currency">
            <text:p>$111.76</text:p>
          </table:table-cell>
          <table:table-cell table:style-name="ce105" table:formula="of:=[.E106]-[.B106]" office:value-type="currency" office:currency="USD" office:value="9.26000000000001" calcext:value-type="currency">
            <text:p>$9.26</text:p>
          </table:table-cell>
          <table:table-cell table:style-name="ce82" table:formula="of:=[.E106]/[.D106]" office:value-type="float" office:value="1.29351851851852" calcext:value-type="float">
            <text:p>1.29351851851852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49</text:p>
          </table:table-cell>
          <table:table-cell table:style-name="ce72" office:value-type="currency" office:currency="USD" office:value="105.5" calcext:value-type="currency">
            <text:p>$105.50</text:p>
          </table:table-cell>
          <table:table-cell table:style-name="ce105" office:value-type="currency" office:currency="USD" office:value="147" calcext:value-type="currency">
            <text:p>$147.00</text:p>
          </table:table-cell>
          <table:table-cell table:style-name="ce105" table:formula="of:=[.C107]*0.6" office:value-type="currency" office:currency="USD" office:value="88.2" calcext:value-type="currency">
            <text:p>$88.20</text:p>
          </table:table-cell>
          <table:table-cell table:style-name="ce105" office:value-type="currency" office:currency="USD" office:value="114.75" calcext:value-type="currency">
            <text:p>$114.75</text:p>
          </table:table-cell>
          <table:table-cell table:style-name="ce105" table:formula="of:=[.E107]-[.B107]" office:value-type="currency" office:currency="USD" office:value="9.25" calcext:value-type="currency">
            <text:p>$9.25</text:p>
          </table:table-cell>
          <table:table-cell table:style-name="ce82" table:formula="of:=[.E107]/[.D107]" office:value-type="float" office:value="1.30102040816327" calcext:value-type="float">
            <text:p>1.3010204081632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51</text:p>
          </table:table-cell>
          <table:table-cell table:style-name="ce72" office:value-type="currency" office:currency="USD" office:value="107.5" calcext:value-type="currency">
            <text:p>$107.50</text:p>
          </table:table-cell>
          <table:table-cell table:style-name="ce105" office:value-type="currency" office:currency="USD" office:value="151" calcext:value-type="currency">
            <text:p>$151.00</text:p>
          </table:table-cell>
          <table:table-cell table:style-name="ce105" table:formula="of:=[.C108]*0.6" office:value-type="currency" office:currency="USD" office:value="90.6" calcext:value-type="currency">
            <text:p>$90.60</text:p>
          </table:table-cell>
          <table:table-cell table:style-name="ce105" office:value-type="currency" office:currency="USD" office:value="117.74" calcext:value-type="currency">
            <text:p>$117.74</text:p>
          </table:table-cell>
          <table:table-cell table:style-name="ce105" table:formula="of:=[.E108]-[.B108]" office:value-type="currency" office:currency="USD" office:value="10.24" calcext:value-type="currency">
            <text:p>$10.24</text:p>
          </table:table-cell>
          <table:table-cell table:style-name="ce82" table:formula="of:=[.E108]/[.D108]" office:value-type="float" office:value="1.29955849889625" calcext:value-type="float">
            <text:p>1.2995584988962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59</text:p>
          </table:table-cell>
          <table:table-cell table:style-name="ce72" office:value-type="currency" office:currency="USD" office:value="109.5" calcext:value-type="currency">
            <text:p>$109.50</text:p>
          </table:table-cell>
          <table:table-cell table:style-name="ce105" office:value-type="currency" office:currency="USD" office:value="154" calcext:value-type="currency">
            <text:p>$154.00</text:p>
          </table:table-cell>
          <table:table-cell table:style-name="ce105" table:formula="of:=[.C109]*0.6" office:value-type="currency" office:currency="USD" office:value="92.4" calcext:value-type="currency">
            <text:p>$92.40</text:p>
          </table:table-cell>
          <table:table-cell table:style-name="ce105" office:value-type="currency" office:currency="USD" office:value="118.74" calcext:value-type="currency">
            <text:p>$118.74</text:p>
          </table:table-cell>
          <table:table-cell table:style-name="ce105" table:formula="of:=[.E109]-[.B109]" office:value-type="currency" office:currency="USD" office:value="9.24" calcext:value-type="currency">
            <text:p>$9.24</text:p>
          </table:table-cell>
          <table:table-cell table:style-name="ce82" table:formula="of:=[.E109]/[.D109]" office:value-type="float" office:value="1.28506493506494" calcext:value-type="float">
            <text:p>1.28506493506494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61</text:p>
          </table:table-cell>
          <table:table-cell table:style-name="ce72" office:value-type="currency" office:currency="USD" office:value="112.5" calcext:value-type="currency">
            <text:p>$112.50</text:p>
          </table:table-cell>
          <table:table-cell table:style-name="ce105" office:value-type="currency" office:currency="USD" office:value="158" calcext:value-type="currency">
            <text:p>$158.00</text:p>
          </table:table-cell>
          <table:table-cell table:style-name="ce105" table:formula="of:=[.C110]*0.6" office:value-type="currency" office:currency="USD" office:value="94.8" calcext:value-type="currency">
            <text:p>$94.80</text:p>
          </table:table-cell>
          <table:table-cell table:style-name="ce105" office:value-type="currency" office:currency="USD" office:value="122.72" calcext:value-type="currency">
            <text:p>$122.72</text:p>
          </table:table-cell>
          <table:table-cell table:style-name="ce105" table:formula="of:=[.E110]-[.B110]" office:value-type="currency" office:currency="USD" office:value="10.22" calcext:value-type="currency">
            <text:p>$10.22</text:p>
          </table:table-cell>
          <table:table-cell table:style-name="ce82" table:formula="of:=[.E110]/[.D110]" office:value-type="float" office:value="1.29451476793249" calcext:value-type="float">
            <text:p>1.2945147679324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63</text:p>
          </table:table-cell>
          <table:table-cell table:style-name="ce72" office:value-type="currency" office:currency="USD" office:value="115.5" calcext:value-type="currency">
            <text:p>$115.50</text:p>
          </table:table-cell>
          <table:table-cell table:style-name="ce105" office:value-type="currency" office:currency="USD" office:value="162" calcext:value-type="currency">
            <text:p>$162.00</text:p>
          </table:table-cell>
          <table:table-cell table:style-name="ce105" table:formula="of:=[.C111]*0.6" office:value-type="currency" office:currency="USD" office:value="97.2" calcext:value-type="currency">
            <text:p>$97.20</text:p>
          </table:table-cell>
          <table:table-cell table:style-name="ce105" office:value-type="currency" office:currency="USD" office:value="124.71" calcext:value-type="currency">
            <text:p>$124.71</text:p>
          </table:table-cell>
          <table:table-cell table:style-name="ce105" table:formula="of:=[.E111]-[.B111]" office:value-type="currency" office:currency="USD" office:value="9.20999999999999" calcext:value-type="currency">
            <text:p>$9.21</text:p>
          </table:table-cell>
          <table:table-cell table:style-name="ce82" table:formula="of:=[.E111]/[.D111]" office:value-type="float" office:value="1.28302469135802" calcext:value-type="float">
            <text:p>1.28302469135802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66</text:p>
          </table:table-cell>
          <table:table-cell table:style-name="ce72" office:value-type="currency" office:currency="USD" office:value="118.5" calcext:value-type="currency">
            <text:p>$118.50</text:p>
          </table:table-cell>
          <table:table-cell table:style-name="ce105" office:value-type="currency" office:currency="USD" office:value="165" calcext:value-type="currency">
            <text:p>$165.00</text:p>
          </table:table-cell>
          <table:table-cell table:style-name="ce105" table:formula="of:=[.C112]*0.6" office:value-type="currency" office:currency="USD" office:value="99" calcext:value-type="currency">
            <text:p>$99.00</text:p>
          </table:table-cell>
          <table:table-cell table:style-name="ce105" office:value-type="currency" office:currency="USD" office:value="128.72" calcext:value-type="currency">
            <text:p>$128.72</text:p>
          </table:table-cell>
          <table:table-cell table:style-name="ce105" table:formula="of:=[.E112]-[.B112]" office:value-type="currency" office:currency="USD" office:value="10.22" calcext:value-type="currency">
            <text:p>$10.22</text:p>
          </table:table-cell>
          <table:table-cell table:style-name="ce82" table:formula="of:=[.E112]/[.D112]" office:value-type="float" office:value="1.30020202020202" calcext:value-type="float">
            <text:p>1.30020202020202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71</text:p>
          </table:table-cell>
          <table:table-cell table:style-name="ce72" office:value-type="currency" office:currency="USD" office:value="120.5" calcext:value-type="currency">
            <text:p>$120.50</text:p>
          </table:table-cell>
          <table:table-cell table:style-name="ce105" office:value-type="currency" office:currency="USD" office:value="169" calcext:value-type="currency">
            <text:p>$169.00</text:p>
          </table:table-cell>
          <table:table-cell table:style-name="ce105" table:formula="of:=[.C113]*0.6" office:value-type="currency" office:currency="USD" office:value="101.4" calcext:value-type="currency">
            <text:p>$101.40</text:p>
          </table:table-cell>
          <table:table-cell table:style-name="ce105" office:value-type="currency" office:currency="USD" office:value="131.71" calcext:value-type="currency">
            <text:p>$131.71</text:p>
          </table:table-cell>
          <table:table-cell table:style-name="ce105" table:formula="of:=[.E113]-[.B113]" office:value-type="currency" office:currency="USD" office:value="11.21" calcext:value-type="currency">
            <text:p>$11.21</text:p>
          </table:table-cell>
          <table:table-cell table:style-name="ce82" table:formula="of:=[.E113]/[.D113]" office:value-type="float" office:value="1.29891518737673" calcext:value-type="float">
            <text:p>1.29891518737673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73</text:p>
          </table:table-cell>
          <table:table-cell table:style-name="ce72" office:value-type="currency" office:currency="USD" office:value="123.5" calcext:value-type="currency">
            <text:p>$123.50</text:p>
          </table:table-cell>
          <table:table-cell table:style-name="ce105" office:value-type="currency" office:currency="USD" office:value="172" calcext:value-type="currency">
            <text:p>$172.00</text:p>
          </table:table-cell>
          <table:table-cell table:style-name="ce105" table:formula="of:=[.C114]*0.6" office:value-type="currency" office:currency="USD" office:value="103.2" calcext:value-type="currency">
            <text:p>$103.20</text:p>
          </table:table-cell>
          <table:table-cell table:style-name="ce105" office:value-type="currency" office:currency="USD" office:value="133.69" calcext:value-type="currency">
            <text:p>$133.69</text:p>
          </table:table-cell>
          <table:table-cell table:style-name="ce105" table:formula="of:=[.E114]-[.B114]" office:value-type="currency" office:currency="USD" office:value="10.19" calcext:value-type="currency">
            <text:p>$10.19</text:p>
          </table:table-cell>
          <table:table-cell table:style-name="ce82" table:formula="of:=[.E114]/[.D114]" office:value-type="float" office:value="1.29544573643411" calcext:value-type="float">
            <text:p>1.2954457364341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76</text:p>
          </table:table-cell>
          <table:table-cell table:style-name="ce72" office:value-type="currency" office:currency="USD" office:value="125.5" calcext:value-type="currency">
            <text:p>$125.50</text:p>
          </table:table-cell>
          <table:table-cell table:style-name="ce105" office:value-type="currency" office:currency="USD" office:value="176" calcext:value-type="currency">
            <text:p>$176.00</text:p>
          </table:table-cell>
          <table:table-cell table:style-name="ce105" table:formula="of:=[.C115]*0.6" office:value-type="currency" office:currency="USD" office:value="105.6" calcext:value-type="currency">
            <text:p>$105.60</text:p>
          </table:table-cell>
          <table:table-cell table:style-name="ce105" office:value-type="currency" office:currency="USD" office:value="134.69" calcext:value-type="currency">
            <text:p>$134.69</text:p>
          </table:table-cell>
          <table:table-cell table:style-name="ce105" table:formula="of:=[.E115]-[.B115]" office:value-type="currency" office:currency="USD" office:value="9.19" calcext:value-type="currency">
            <text:p>$9.19</text:p>
          </table:table-cell>
          <table:table-cell table:style-name="ce82" table:formula="of:=[.E115]/[.D115]" office:value-type="float" office:value="1.27547348484849" calcext:value-type="float">
            <text:p>1.27547348484849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79</text:p>
          </table:table-cell>
          <table:table-cell table:style-name="ce72" office:value-type="currency" office:currency="USD" office:value="129.5" calcext:value-type="currency">
            <text:p>$129.50</text:p>
          </table:table-cell>
          <table:table-cell table:style-name="ce105" office:value-type="currency" office:currency="USD" office:value="180" calcext:value-type="currency">
            <text:p>$180.00</text:p>
          </table:table-cell>
          <table:table-cell table:style-name="ce105" table:formula="of:=[.C116]*0.6" office:value-type="currency" office:currency="USD" office:value="108" calcext:value-type="currency">
            <text:p>$108.00</text:p>
          </table:table-cell>
          <table:table-cell table:style-name="ce105" office:value-type="currency" office:currency="USD" office:value="137.69" calcext:value-type="currency">
            <text:p>$137.69</text:p>
          </table:table-cell>
          <table:table-cell table:style-name="ce105" table:formula="of:=[.E116]-[.B116]" office:value-type="currency" office:currency="USD" office:value="8.19" calcext:value-type="currency">
            <text:p>$8.19</text:p>
          </table:table-cell>
          <table:table-cell table:style-name="ce82" table:formula="of:=[.E116]/[.D116]" office:value-type="float" office:value="1.27490740740741" calcext:value-type="float">
            <text:p>1.2749074074074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81</text:p>
          </table:table-cell>
          <table:table-cell table:style-name="ce72" office:value-type="currency" office:currency="USD" office:value="138.5" calcext:value-type="currency">
            <text:p>$138.50</text:p>
          </table:table-cell>
          <table:table-cell table:style-name="ce105" office:value-type="currency" office:currency="USD" office:value="183" calcext:value-type="currency">
            <text:p>$183.00</text:p>
          </table:table-cell>
          <table:table-cell table:style-name="ce105" table:formula="of:=[.C117]*0.6" office:value-type="currency" office:currency="USD" office:value="109.8" calcext:value-type="currency">
            <text:p>$109.80</text:p>
          </table:table-cell>
          <table:table-cell table:style-name="ce105" office:value-type="currency" office:currency="USD" office:value="141.67" calcext:value-type="currency">
            <text:p>$141.67</text:p>
          </table:table-cell>
          <table:table-cell table:style-name="ce105" table:formula="of:=[.E117]-[.B117]" office:value-type="currency" office:currency="USD" office:value="3.16999999999999" calcext:value-type="currency">
            <text:p>$3.17</text:p>
          </table:table-cell>
          <table:table-cell table:style-name="ce82" table:formula="of:=[.E117]/[.D117]" office:value-type="float" office:value="1.29025500910747" calcext:value-type="float">
            <text:p>1.2902550091074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D83</text:p>
          </table:table-cell>
          <table:table-cell table:style-name="ce72" office:value-type="currency" office:currency="USD" office:value="140.5" calcext:value-type="currency">
            <text:p>$140.50</text:p>
          </table:table-cell>
          <table:table-cell table:style-name="ce105" office:value-type="currency" office:currency="USD" office:value="187" calcext:value-type="currency">
            <text:p>$187.00</text:p>
          </table:table-cell>
          <table:table-cell table:style-name="ce105" table:formula="of:=[.C118]*0.6" office:value-type="currency" office:currency="USD" office:value="112.2" calcext:value-type="currency">
            <text:p>$112.20</text:p>
          </table:table-cell>
          <table:table-cell table:style-name="ce105" office:value-type="currency" office:currency="USD" office:value="144.68" calcext:value-type="currency">
            <text:p>$144.68</text:p>
          </table:table-cell>
          <table:table-cell table:style-name="ce105" table:formula="of:=[.E118]-[.B118]" office:value-type="currency" office:currency="USD" office:value="4.18000000000001" calcext:value-type="currency">
            <text:p>$4.18</text:p>
          </table:table-cell>
          <table:table-cell table:style-name="ce82" table:formula="of:=[.E118]/[.D118]" office:value-type="float" office:value="1.28948306595365" calcext:value-type="float">
            <text:p>1.28948306595365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Barrier Gate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XL1240</text:p>
          </table:table-cell>
          <table:table-cell table:style-name="ce72" office:value-type="currency" office:currency="USD" office:value="335.5" calcext:value-type="currency">
            <text:p>$335.50</text:p>
          </table:table-cell>
          <table:table-cell table:style-name="ce105" office:value-type="currency" office:currency="USD" office:value="468" calcext:value-type="currency">
            <text:p>$468.00</text:p>
          </table:table-cell>
          <table:table-cell table:style-name="ce105" table:formula="of:=[.C122]*0.6" office:value-type="currency" office:currency="USD" office:value="280.8" calcext:value-type="currency">
            <text:p>$280.80</text:p>
          </table:table-cell>
          <table:table-cell table:style-name="ce105" office:value-type="currency" office:currency="USD" office:value="342.12" calcext:value-type="currency">
            <text:p>$342.12</text:p>
          </table:table-cell>
          <table:table-cell table:style-name="ce105" table:formula="of:=[.E122]-[.B122]" office:value-type="currency" office:currency="USD" office:value="6.62" calcext:value-type="currency">
            <text:p>$6.62</text:p>
          </table:table-cell>
          <table:table-cell table:style-name="ce82" table:formula="of:=[.E122]/[.D122]" office:value-type="float" office:value="1.21837606837607" calcext:value-type="float">
            <text:p>1.21837606837607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XL640</text:p>
          </table:table-cell>
          <table:table-cell table:style-name="ce72" office:value-type="currency" office:currency="USD" office:value="172.5" calcext:value-type="currency">
            <text:p>$172.50</text:p>
          </table:table-cell>
          <table:table-cell table:style-name="ce105" office:value-type="currency" office:currency="USD" office:value="240" calcext:value-type="currency">
            <text:p>$240.00</text:p>
          </table:table-cell>
          <table:table-cell table:style-name="ce105" table:formula="of:=[.C123]*0.6" office:value-type="currency" office:currency="USD" office:value="144" calcext:value-type="currency">
            <text:p>$144.00</text:p>
          </table:table-cell>
          <table:table-cell table:style-name="ce105" office:value-type="currency" office:currency="USD" office:value="175.12" calcext:value-type="currency">
            <text:p>$175.12</text:p>
          </table:table-cell>
          <table:table-cell table:style-name="ce105" table:formula="of:=[.E123]-[.B123]" office:value-type="currency" office:currency="USD" office:value="2.62" calcext:value-type="currency">
            <text:p>$2.62</text:p>
          </table:table-cell>
          <table:table-cell table:style-name="ce82" table:formula="of:=[.E123]/[.D123]" office:value-type="float" office:value="1.21611111111111" calcext:value-type="float">
            <text:p>1.21611111111111</text:p>
          </table:table-cell>
          <table:table-cell table:style-name="ce82" office:value-type="string" calcext:value-type="string">
            <text:p>custommhs.com</text:p>
          </table:table-cell>
        </table:table-row>
        <table:table-row table:style-name="ro2">
          <table:table-cell table:style-name="ce66" office:value-type="string" calcext:value-type="string">
            <text:p>XL1240AL</text:p>
          </table:table-cell>
          <table:table-cell table:style-name="ce72" office:value-type="currency" office:currency="USD" office:value="1550" calcext:value-type="currency">
            <text:p>$1,550.00</text:p>
          </table:table-cell>
          <table:table-cell table:style-name="ce105" office:value-type="currency" office:currency="USD" office:value="1872" calcext:value-type="currency">
            <text:p>$1,872.00</text:p>
          </table:table-cell>
          <table:table-cell table:style-name="ce105" table:formula="of:=[.C124]*0.6" office:value-type="currency" office:currency="USD" office:value="1123.2" calcext:value-type="currency">
            <text:p>$1,123.20</text:p>
          </table:table-cell>
          <table:table-cell table:style-name="ce105"/>
          <table:table-cell table:style-name="ce105" table:formula="of:=[.E124]-[.B124]" office:value-type="currency" office:currency="USD" office:value="-1550" calcext:value-type="currency">
            <text:p>-$1,550.00</text:p>
          </table:table-cell>
          <table:table-cell table:style-name="ce82" table:formula="of:=[.E124]/[.D124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XL640AL</text:p>
          </table:table-cell>
          <table:table-cell table:style-name="ce72" office:value-type="currency" office:currency="USD" office:value="830" calcext:value-type="currency">
            <text:p>$830.00</text:p>
          </table:table-cell>
          <table:table-cell table:style-name="ce105" office:value-type="currency" office:currency="USD" office:value="960" calcext:value-type="currency">
            <text:p>$960.00</text:p>
          </table:table-cell>
          <table:table-cell table:style-name="ce105" table:formula="of:=[.C125]*0.6" office:value-type="currency" office:currency="USD" office:value="576" calcext:value-type="currency">
            <text:p>$576.00</text:p>
          </table:table-cell>
          <table:table-cell table:style-name="ce105"/>
          <table:table-cell table:style-name="ce105" table:formula="of:=[.E125]-[.B125]" office:value-type="currency" office:currency="USD" office:value="-830" calcext:value-type="currency">
            <text:p>-$830.00</text:p>
          </table:table-cell>
          <table:table-cell table:style-name="ce82" table:formula="of:=[.E125]/[.D125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Aisle Gate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AisleGate</text:p>
          </table:table-cell>
          <table:table-cell table:style-name="ce72" office:value-type="currency" office:currency="USD" office:value="186" calcext:value-type="currency">
            <text:p>$186.00</text:p>
          </table:table-cell>
          <table:table-cell table:style-name="ce105" office:value-type="currency" office:currency="USD" office:value="204" calcext:value-type="currency">
            <text:p>$204.00</text:p>
          </table:table-cell>
          <table:table-cell table:style-name="ce105" table:formula="of:=[.C129]*0.6" office:value-type="currency" office:currency="USD" office:value="122.4" calcext:value-type="currency">
            <text:p>$122.40</text:p>
          </table:table-cell>
          <table:table-cell table:style-name="ce105"/>
          <table:table-cell table:style-name="ce105" table:formula="of:=[.E129]-[.B129]" office:value-type="currency" office:currency="USD" office:value="-186" calcext:value-type="currency">
            <text:p>-$186.00</text:p>
          </table:table-cell>
          <table:table-cell table:style-name="ce82" table:formula="of:=[.E129]/[.D129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AisleGate-AL</text:p>
          </table:table-cell>
          <table:table-cell table:style-name="ce72" office:value-type="currency" office:currency="USD" office:value="649" calcext:value-type="currency">
            <text:p>$649.00</text:p>
          </table:table-cell>
          <table:table-cell table:style-name="ce105" office:value-type="currency" office:currency="USD" office:value="816" calcext:value-type="currency">
            <text:p>$816.00</text:p>
          </table:table-cell>
          <table:table-cell table:style-name="ce105" table:formula="of:=[.C130]*0.6" office:value-type="currency" office:currency="USD" office:value="489.6" calcext:value-type="currency">
            <text:p>$489.60</text:p>
          </table:table-cell>
          <table:table-cell table:style-name="ce105"/>
          <table:table-cell table:style-name="ce105" table:formula="of:=[.E130]-[.B130]" office:value-type="currency" office:currency="USD" office:value="-649" calcext:value-type="currency">
            <text:p>-$649.00</text:p>
          </table:table-cell>
          <table:table-cell table:style-name="ce82" table:formula="of:=[.E130]/[.D130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HYBRID Storefront Security Gate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HYBRIDSSG</text:p>
          </table:table-cell>
          <table:table-cell table:style-name="ce72" office:value-type="string" calcext:value-type="string">
            <text:p>Per Application</text:p>
          </table:table-cell>
          <table:table-cell table:style-name="ce105"/>
          <table:table-cell table:style-name="ce105" table:formula="of:=[.C134]*0.6" office:value-type="currency" office:currency="USD" office:value="0" calcext:value-type="currency">
            <text:p>$0.00</text:p>
          </table:table-cell>
          <table:table-cell table:style-name="ce105"/>
          <table:table-cell table:style-name="ce105" table:formula="of:=[.E134]-[.B134]" office:value-type="string" office:string-value="" calcext:value-type="error">
            <text:p>#VALUE!</text:p>
          </table:table-cell>
          <table:table-cell table:style-name="ce82" table:formula="of:=[.E134]/[.D134]" office:value-type="string" office:string-value="" calcext:value-type="error">
            <text:p>#DIV/0!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LAZY TONG Storefront Security Gate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3">
          <table:table-cell table:style-name="ce66" office:value-type="string" calcext:value-type="string">
            <text:p>LZSSG</text:p>
          </table:table-cell>
          <table:table-cell table:style-name="ce72" office:value-type="string" calcext:value-type="string">
            <text:p>Per Application</text:p>
          </table:table-cell>
          <table:table-cell table:style-name="ce105"/>
          <table:table-cell table:style-name="ce105" table:formula="of:=[.C138]*0.6" office:value-type="currency" office:currency="USD" office:value="0" calcext:value-type="currency">
            <text:p>$0.00</text:p>
          </table:table-cell>
          <table:table-cell table:style-name="ce105"/>
          <table:table-cell table:style-name="ce105" table:formula="of:=[.E138]-[.B138]" office:value-type="string" office:string-value="" calcext:value-type="error">
            <text:p>#VALUE!</text:p>
          </table:table-cell>
          <table:table-cell table:style-name="ce82" table:formula="of:=[.E138]/[.D138]" office:value-type="string" office:string-value="" calcext:value-type="error">
            <text:p>#DIV/0!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VUE Storage Locker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VUE-LOCKER</text:p>
          </table:table-cell>
          <table:table-cell table:style-name="ce72" office:value-type="currency" office:currency="USD" office:value="449" calcext:value-type="currency">
            <text:p>$449.00</text:p>
          </table:table-cell>
          <table:table-cell table:style-name="ce105" office:value-type="currency" office:currency="USD" office:value="595" calcext:value-type="currency">
            <text:p>$595.00</text:p>
          </table:table-cell>
          <table:table-cell table:style-name="ce105" table:formula="of:=[.C142]*0.6" office:value-type="currency" office:currency="USD" office:value="357" calcext:value-type="currency">
            <text:p>$357.00</text:p>
          </table:table-cell>
          <table:table-cell table:style-name="ce105"/>
          <table:table-cell table:style-name="ce105" table:formula="of:=[.E142]-[.B142]" office:value-type="currency" office:currency="USD" office:value="-449" calcext:value-type="currency">
            <text:p>-$449.00</text:p>
          </table:table-cell>
          <table:table-cell table:style-name="ce82" table:formula="of:=[.E142]/[.D142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Saf-T-Gas Gas Cylinder Cabinet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SAF-T-GAS-8</text:p>
          </table:table-cell>
          <table:table-cell table:style-name="ce72" office:value-type="currency" office:currency="USD" office:value="699" calcext:value-type="currency">
            <text:p>$699.00</text:p>
          </table:table-cell>
          <table:table-cell table:style-name="ce105" office:value-type="currency" office:currency="USD" office:value="882" calcext:value-type="currency">
            <text:p>$882.00</text:p>
          </table:table-cell>
          <table:table-cell table:style-name="ce105" table:formula="of:=[.C146]*0.6" office:value-type="currency" office:currency="USD" office:value="529.2" calcext:value-type="currency">
            <text:p>$529.20</text:p>
          </table:table-cell>
          <table:table-cell table:style-name="ce105" office:value-type="currency" office:currency="USD" office:value="870.05" calcext:value-type="currency">
            <text:p>$870.05</text:p>
          </table:table-cell>
          <table:table-cell table:style-name="ce105" table:formula="of:=[.E146]-[.B146]" office:value-type="currency" office:currency="USD" office:value="171.05" calcext:value-type="currency">
            <text:p>$171.05</text:p>
          </table:table-cell>
          <table:table-cell table:style-name="ce82" table:formula="of:=[.E146]/[.D146]" office:value-type="float" office:value="1.64408541194256" calcext:value-type="float">
            <text:p>1.64408541194256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SAF-T-GAS-16</text:p>
          </table:table-cell>
          <table:table-cell table:style-name="ce72" office:value-type="currency" office:currency="USD" office:value="1099" calcext:value-type="currency">
            <text:p>$1,099.00</text:p>
          </table:table-cell>
          <table:table-cell table:style-name="ce105" office:value-type="currency" office:currency="USD" office:value="1477" calcext:value-type="currency">
            <text:p>$1,477.00</text:p>
          </table:table-cell>
          <table:table-cell table:style-name="ce105" table:formula="of:=[.C147]*0.6" office:value-type="currency" office:currency="USD" office:value="886.2" calcext:value-type="currency">
            <text:p>$886.20</text:p>
          </table:table-cell>
          <table:table-cell table:style-name="ce105" office:value-type="currency" office:currency="USD" office:value="1270" calcext:value-type="currency">
            <text:p>$1,270.00</text:p>
          </table:table-cell>
          <table:table-cell table:style-name="ce105" table:formula="of:=[.E147]-[.B147]" office:value-type="currency" office:currency="USD" office:value="171" calcext:value-type="currency">
            <text:p>$171.00</text:p>
          </table:table-cell>
          <table:table-cell table:style-name="ce82" table:formula="of:=[.E147]/[.D147]" office:value-type="float" office:value="1.43308508237418" calcext:value-type="float">
            <text:p>1.43308508237418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SAF-T-GAS-9</text:p>
          </table:table-cell>
          <table:table-cell table:style-name="ce72" office:value-type="currency" office:currency="USD" office:value="549" calcext:value-type="currency">
            <text:p>$549.00</text:p>
          </table:table-cell>
          <table:table-cell table:style-name="ce105" office:value-type="currency" office:currency="USD" office:value="632" calcext:value-type="currency">
            <text:p>$632.00</text:p>
          </table:table-cell>
          <table:table-cell table:style-name="ce105" table:formula="of:=[.C148]*0.6" office:value-type="currency" office:currency="USD" office:value="379.2" calcext:value-type="currency">
            <text:p>$379.20</text:p>
          </table:table-cell>
          <table:table-cell table:style-name="ce105" office:value-type="currency" office:currency="USD" office:value="685.08" calcext:value-type="currency">
            <text:p>$685.08</text:p>
          </table:table-cell>
          <table:table-cell table:style-name="ce105" table:formula="of:=[.E148]-[.B148]" office:value-type="currency" office:currency="USD" office:value="136.08" calcext:value-type="currency">
            <text:p>$136.08</text:p>
          </table:table-cell>
          <table:table-cell table:style-name="ce82" table:formula="of:=[.E148]/[.D148]" office:value-type="float" office:value="1.80664556962025" calcext:value-type="float">
            <text:p>1.80664556962025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SAF-T-GAS-18</text:p>
          </table:table-cell>
          <table:table-cell table:style-name="ce72" office:value-type="currency" office:currency="USD" office:value="899" calcext:value-type="currency">
            <text:p>$899.00</text:p>
          </table:table-cell>
          <table:table-cell table:style-name="ce105" office:value-type="currency" office:currency="USD" office:value="1160" calcext:value-type="currency">
            <text:p>$1,160.00</text:p>
          </table:table-cell>
          <table:table-cell table:style-name="ce105" table:formula="of:=[.C149]*0.6" office:value-type="currency" office:currency="USD" office:value="696" calcext:value-type="currency">
            <text:p>$696.00</text:p>
          </table:table-cell>
          <table:table-cell table:style-name="ce105" office:value-type="currency" office:currency="USD" office:value="961.25" calcext:value-type="currency">
            <text:p>$961.25</text:p>
          </table:table-cell>
          <table:table-cell table:style-name="ce105" table:formula="of:=[.E149]-[.B149]" office:value-type="currency" office:currency="USD" office:value="62.25" calcext:value-type="currency">
            <text:p>$62.25</text:p>
          </table:table-cell>
          <table:table-cell table:style-name="ce82" table:formula="of:=[.E149]/[.D149]" office:value-type="float" office:value="1.38110632183908" calcext:value-type="float">
            <text:p>1.38110632183908</text:p>
          </table:table-cell>
          <table:table-cell table:style-name="ce82" office:value-type="string" calcext:value-type="string">
            <text:p>zoro.com</text:p>
          </table:table-cell>
        </table:table-row>
        <table:table-row table:style-name="ro2">
          <table:table-cell table:style-name="ce66" office:value-type="string" calcext:value-type="string">
            <text:p>SAF-T-GAS-CB</text:p>
          </table:table-cell>
          <table:table-cell table:style-name="ce72" office:value-type="currency" office:currency="USD" office:value="1099" calcext:value-type="currency">
            <text:p>$1,099.00</text:p>
          </table:table-cell>
          <table:table-cell table:style-name="ce105" office:value-type="currency" office:currency="USD" office:value="1401" calcext:value-type="currency">
            <text:p>$1,401.00</text:p>
          </table:table-cell>
          <table:table-cell table:style-name="ce105" table:formula="of:=[.C150]*0.6" office:value-type="currency" office:currency="USD" office:value="840.6" calcext:value-type="currency">
            <text:p>$840.60</text:p>
          </table:table-cell>
          <table:table-cell table:style-name="ce105"/>
          <table:table-cell table:style-name="ce105" table:formula="of:=[.E150]-[.B150]" office:value-type="currency" office:currency="USD" office:value="-1099" calcext:value-type="currency">
            <text:p>-$1,099.00</text:p>
          </table:table-cell>
          <table:table-cell table:style-name="ce82" table:formula="of:=[.E150]/[.D150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3">
          <table:table-cell table:style-name="ce66" office:value-type="string" calcext:value-type="string">
            <text:p>Pair Folding Gates - Recycled Materials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PEC0865</text:p>
          </table:table-cell>
          <table:table-cell table:style-name="ce72" office:value-type="currency" office:currency="USD" office:value="310" calcext:value-type="currency">
            <text:p>$310.00</text:p>
          </table:table-cell>
          <table:table-cell table:style-name="ce105" office:value-type="currency" office:currency="USD" office:value="349" calcext:value-type="currency">
            <text:p>$349.00</text:p>
          </table:table-cell>
          <table:table-cell table:style-name="ce105" table:formula="of:=[.C154]*0.6" office:value-type="currency" office:currency="USD" office:value="209.4" calcext:value-type="currency">
            <text:p>$209.40</text:p>
          </table:table-cell>
          <table:table-cell table:style-name="ce105" office:value-type="currency" office:currency="USD" office:value="315" calcext:value-type="currency">
            <text:p>$315.00</text:p>
          </table:table-cell>
          <table:table-cell table:style-name="ce105" table:formula="of:=[.E154]-[.B154]" office:value-type="currency" office:currency="USD" office:value="5" calcext:value-type="currency">
            <text:p>$5.00</text:p>
          </table:table-cell>
          <table:table-cell table:style-name="ce82" table:formula="of:=[.E154]/[.D154]" office:value-type="float" office:value="1.50429799426934" calcext:value-type="float">
            <text:p>1.50429799426934</text:p>
          </table:table-cell>
          <table:table-cell table:style-name="ce82" office:value-type="string" calcext:value-type="string">
            <text:p>shop.bohlco.com</text:p>
          </table:table-cell>
        </table:table-row>
        <table:table-row table:style-name="ro2">
          <table:table-cell table:style-name="ce66" office:value-type="string" calcext:value-type="string">
            <text:p>PEC01065</text:p>
          </table:table-cell>
          <table:table-cell table:style-name="ce72" office:value-type="currency" office:currency="USD" office:value="329" calcext:value-type="currency">
            <text:p>$329.00</text:p>
          </table:table-cell>
          <table:table-cell table:style-name="ce105" office:value-type="currency" office:currency="USD" office:value="370" calcext:value-type="currency">
            <text:p>$370.00</text:p>
          </table:table-cell>
          <table:table-cell table:style-name="ce105" table:formula="of:=[.C155]*0.6" office:value-type="currency" office:currency="USD" office:value="222" calcext:value-type="currency">
            <text:p>$222.00</text:p>
          </table:table-cell>
          <table:table-cell table:style-name="ce105"/>
          <table:table-cell table:style-name="ce105" table:formula="of:=[.E155]-[.B155]" office:value-type="currency" office:currency="USD" office:value="-329" calcext:value-type="currency">
            <text:p>-$329.00</text:p>
          </table:table-cell>
          <table:table-cell table:style-name="ce82" table:formula="of:=[.E155]/[.D155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PEC01075</text:p>
          </table:table-cell>
          <table:table-cell table:style-name="ce72" office:value-type="currency" office:currency="USD" office:value="359" calcext:value-type="currency">
            <text:p>$359.00</text:p>
          </table:table-cell>
          <table:table-cell table:style-name="ce105" office:value-type="currency" office:currency="USD" office:value="412" calcext:value-type="currency">
            <text:p>$412.00</text:p>
          </table:table-cell>
          <table:table-cell table:style-name="ce105" table:formula="of:=[.C156]*0.6" office:value-type="currency" office:currency="USD" office:value="247.2" calcext:value-type="currency">
            <text:p>$247.20</text:p>
          </table:table-cell>
          <table:table-cell table:style-name="ce105"/>
          <table:table-cell table:style-name="ce105" table:formula="of:=[.E156]-[.B156]" office:value-type="currency" office:currency="USD" office:value="-359" calcext:value-type="currency">
            <text:p>-$359.00</text:p>
          </table:table-cell>
          <table:table-cell table:style-name="ce82" table:formula="of:=[.E156]/[.D156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PEC01265</text:p>
          </table:table-cell>
          <table:table-cell table:style-name="ce72" office:value-type="currency" office:currency="USD" office:value="339" calcext:value-type="currency">
            <text:p>$339.00</text:p>
          </table:table-cell>
          <table:table-cell table:style-name="ce105" office:value-type="currency" office:currency="USD" office:value="396" calcext:value-type="currency">
            <text:p>$396.00</text:p>
          </table:table-cell>
          <table:table-cell table:style-name="ce105" table:formula="of:=[.C157]*0.6" office:value-type="currency" office:currency="USD" office:value="237.6" calcext:value-type="currency">
            <text:p>$237.60</text:p>
          </table:table-cell>
          <table:table-cell table:style-name="ce105"/>
          <table:table-cell table:style-name="ce105" table:formula="of:=[.E157]-[.B157]" office:value-type="currency" office:currency="USD" office:value="-339" calcext:value-type="currency">
            <text:p>-$339.00</text:p>
          </table:table-cell>
          <table:table-cell table:style-name="ce82" table:formula="of:=[.E157]/[.D157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PEC01475</text:p>
          </table:table-cell>
          <table:table-cell table:style-name="ce72" office:value-type="currency" office:currency="USD" office:value="439" calcext:value-type="currency">
            <text:p>$439.00</text:p>
          </table:table-cell>
          <table:table-cell table:style-name="ce105" office:value-type="currency" office:currency="USD" office:value="502" calcext:value-type="currency">
            <text:p>$502.00</text:p>
          </table:table-cell>
          <table:table-cell table:style-name="ce105" table:formula="of:=[.C158]*0.6" office:value-type="currency" office:currency="USD" office:value="301.2" calcext:value-type="currency">
            <text:p>$301.20</text:p>
          </table:table-cell>
          <table:table-cell table:style-name="ce105"/>
          <table:table-cell table:style-name="ce105" table:formula="of:=[.E158]-[.B158]" office:value-type="currency" office:currency="USD" office:value="-439" calcext:value-type="currency">
            <text:p>-$439.00</text:p>
          </table:table-cell>
          <table:table-cell table:style-name="ce82" table:formula="of:=[.E158]/[.D158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PEC01665</text:p>
          </table:table-cell>
          <table:table-cell table:style-name="ce72" office:value-type="currency" office:currency="USD" office:value="459" calcext:value-type="currency">
            <text:p>$459.00</text:p>
          </table:table-cell>
          <table:table-cell table:style-name="ce105" office:value-type="currency" office:currency="USD" office:value="518" calcext:value-type="currency">
            <text:p>$518.00</text:p>
          </table:table-cell>
          <table:table-cell table:style-name="ce105" table:formula="of:=[.C159]*0.6" office:value-type="currency" office:currency="USD" office:value="310.8" calcext:value-type="currency">
            <text:p>$310.80</text:p>
          </table:table-cell>
          <table:table-cell table:style-name="ce105"/>
          <table:table-cell table:style-name="ce105" table:formula="of:=[.E159]-[.B159]" office:value-type="currency" office:currency="USD" office:value="-459" calcext:value-type="currency">
            <text:p>-$459.00</text:p>
          </table:table-cell>
          <table:table-cell table:style-name="ce82" table:formula="of:=[.E159]/[.D159]" office:value-type="float" office:value="0" calcext:value-type="float">
            <text:p>0</text:p>
          </table:table-cell>
          <table:table-cell table:style-name="ce82" office:value-type="string" calcext:value-type="string">
            <text:p>Not Found</text:p>
          </table:table-cell>
        </table:table-row>
        <table:table-row table:style-name="ro2">
          <table:table-cell table:style-name="ce66" office:value-type="string" calcext:value-type="string">
            <text:p> 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2">
          <table:table-cell table:style-name="ce66" office:value-type="string" calcext:value-type="string">
            <text:p>Heavy-Duty Portable Gate</text:p>
          </table:table-cell>
          <table:table-cell table:number-columns-repeated="2"/>
          <table:table-cell table:style-name="ce105"/>
          <table:table-cell/>
          <table:table-cell table:style-name="ce105"/>
          <table:table-cell table:style-name="ce82"/>
          <table:table-cell/>
        </table:table-row>
        <table:table-row table:style-name="ro4">
          <table:table-cell table:style-name="ce67" office:value-type="string" calcext:value-type="string">
            <text:p>MODEL</text:p>
          </table:table-cell>
          <table:table-cell table:style-name="ce92" office:value-type="string" calcext:value-type="string">
            <text:p>OUR PRICE</text:p>
          </table:table-cell>
          <table:table-cell table:style-name="ce92" office:value-type="string" calcext:value-type="string">
            <text:p>LIST PRICE</text:p>
          </table:table-cell>
          <table:table-cell table:style-name="ce92" office:value-type="string" calcext:value-type="string">
            <text:p>OUR COST</text:p>
          </table:table-cell>
          <table:table-cell table:style-name="ce92" office:value-type="string" calcext:value-type="string">
            <text:p>COMPETITOR</text:p>
          </table:table-cell>
          <table:table-cell table:style-name="ce92" office:value-type="string" calcext:value-type="string">
            <text:p>COMP.- OUR PRICE</text:p>
          </table:table-cell>
          <table:table-cell table:style-name="ce100" office:value-type="string" calcext:value-type="string">
            <text:p>COMP./ OUR COST</text:p>
          </table:table-cell>
          <table:table-cell table:style-name="ce67" office:value-type="string" calcext:value-type="string">
            <text:p>COMPETITOR NAME</text:p>
          </table:table-cell>
        </table:table-row>
        <table:table-row table:style-name="ro2">
          <table:table-cell table:style-name="ce66" office:value-type="string" calcext:value-type="string">
            <text:p>XL1265</text:p>
          </table:table-cell>
          <table:table-cell table:style-name="ce72" office:value-type="currency" office:currency="USD" office:value="675" calcext:value-type="currency">
            <text:p>$675.00</text:p>
          </table:table-cell>
          <table:table-cell table:style-name="ce105" office:value-type="currency" office:currency="USD" office:value="852" calcext:value-type="currency">
            <text:p>$852.00</text:p>
          </table:table-cell>
          <table:table-cell table:style-name="ce105" table:formula="of:=[.C163]*0.6" office:value-type="currency" office:currency="USD" office:value="511.2" calcext:value-type="currency">
            <text:p>$511.20</text:p>
          </table:table-cell>
          <table:table-cell table:style-name="ce105" office:value-type="currency" office:currency="USD" office:value="681" calcext:value-type="currency">
            <text:p>$681.00</text:p>
          </table:table-cell>
          <table:table-cell table:style-name="ce105" table:formula="of:=[.E163]-[.B163]" office:value-type="currency" office:currency="USD" office:value="6" calcext:value-type="currency">
            <text:p>$6.00</text:p>
          </table:table-cell>
          <table:table-cell table:style-name="ce82" table:formula="of:=[.E163]/[.D163]" office:value-type="float" office:value="1.33215962441315" calcext:value-type="float">
            <text:p>1.33215962441315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XL665</text:p>
          </table:table-cell>
          <table:table-cell table:style-name="ce72" office:value-type="currency" office:currency="USD" office:value="389" calcext:value-type="currency">
            <text:p>$389.00</text:p>
          </table:table-cell>
          <table:table-cell table:style-name="ce105" office:value-type="currency" office:currency="USD" office:value="492" calcext:value-type="currency">
            <text:p>$492.00</text:p>
          </table:table-cell>
          <table:table-cell table:style-name="ce105" table:formula="of:=[.C164]*0.6" office:value-type="currency" office:currency="USD" office:value="295.2" calcext:value-type="currency">
            <text:p>$295.20</text:p>
          </table:table-cell>
          <table:table-cell table:style-name="ce105" office:value-type="currency" office:currency="USD" office:value="393.6" calcext:value-type="currency">
            <text:p>$393.60</text:p>
          </table:table-cell>
          <table:table-cell table:style-name="ce105" table:formula="of:=[.E164]-[.B164]" office:value-type="currency" office:currency="USD" office:value="4.60000000000002" calcext:value-type="currency">
            <text:p>$4.60</text:p>
          </table:table-cell>
          <table:table-cell table:style-name="ce82" table:formula="of:=[.E164]/[.D164]" office:value-type="float" office:value="1.33333333333333" calcext:value-type="float">
            <text:p>1.33333333333333</text:p>
          </table:table-cell>
          <table:table-cell table:style-name="ce82" office:value-type="string" calcext:value-type="string">
            <text:p>sodyinc.com</text:p>
          </table:table-cell>
        </table:table-row>
        <table:table-row table:style-name="ro2">
          <table:table-cell table:style-name="ce66" office:value-type="string" calcext:value-type="string">
            <text:p>XL1265AL</text:p>
          </table:table-cell>
          <table:table-cell table:style-name="ce72" office:value-type="currency" office:currency="USD" office:value="2829" calcext:value-type="currency">
            <text:p>$2,829.00</text:p>
          </table:table-cell>
          <table:table-cell table:style-name="ce105" office:value-type="currency" office:currency="USD" office:value="3408" calcext:value-type="currency">
            <text:p>$3,408.00</text:p>
          </table:table-cell>
          <table:table-cell table:style-name="ce105" table:formula="of:=[.C165]*0.6" office:value-type="currency" office:currency="USD" office:value="2044.8" calcext:value-type="currency">
            <text:p>$2,044.80</text:p>
          </table:table-cell>
          <table:table-cell table:style-name="ce105" office:value-type="currency" office:currency="USD" office:value="2858.34" calcext:value-type="currency">
            <text:p>$2,858.34</text:p>
          </table:table-cell>
          <table:table-cell table:style-name="ce105" table:formula="of:=[.E165]-[.B165]" office:value-type="currency" office:currency="USD" office:value="29.3400000000001" calcext:value-type="currency">
            <text:p>$29.34</text:p>
          </table:table-cell>
          <table:table-cell table:style-name="ce82" table:formula="of:=[.E165]/[.D165]" office:value-type="float" office:value="1.39785798122066" calcext:value-type="float">
            <text:p>1.39785798122066</text:p>
          </table:table-cell>
          <table:table-cell table:style-name="ce82" office:value-type="string" calcext:value-type="string">
            <text:p>Cisco-eagle.com</text:p>
          </table:table-cell>
        </table:table-row>
        <table:table-row table:style-name="ro2">
          <table:table-cell table:style-name="ce66" office:value-type="string" calcext:value-type="string">
            <text:p>XL665AL</text:p>
          </table:table-cell>
          <table:table-cell table:style-name="ce72" office:value-type="currency" office:currency="USD" office:value="1625" calcext:value-type="currency">
            <text:p>$1,625.00</text:p>
          </table:table-cell>
          <table:table-cell table:style-name="ce105" office:value-type="currency" office:currency="USD" office:value="1968" calcext:value-type="currency">
            <text:p>$1,968.00</text:p>
          </table:table-cell>
          <table:table-cell table:style-name="ce105" table:formula="of:=[.C166]*0.6" office:value-type="currency" office:currency="USD" office:value="1180.8" calcext:value-type="currency">
            <text:p>$1,180.80</text:p>
          </table:table-cell>
          <table:table-cell table:style-name="ce105" office:value-type="currency" office:currency="USD" office:value="1650.59" calcext:value-type="currency">
            <text:p>$1,650.59</text:p>
          </table:table-cell>
          <table:table-cell table:style-name="ce105" table:formula="of:=[.E166]-[.B166]" office:value-type="currency" office:currency="USD" office:value="25.5899999999999" calcext:value-type="currency">
            <text:p>$25.59</text:p>
          </table:table-cell>
          <table:table-cell table:style-name="ce82" table:formula="of:=[.E166]/[.D166]" office:value-type="float" office:value="1.39785738482385" calcext:value-type="float">
            <text:p>1.39785738482385</text:p>
          </table:table-cell>
          <table:table-cell table:style-name="ce82" office:value-type="string" calcext:value-type="string">
            <text:p>Cisco-eagle.com</text:p>
          </table:table-cell>
        </table:table-row>
        <table:table-row table:style-name="ro10">
          <table:table-cell table:style-name="ce70" office:value-type="string" calcext:value-type="string">
            <text:p>15 items found</text:p>
          </table:table-cell>
          <table:table-cell table:number-columns-repeated="7"/>
        </table:table-row>
        <table:table-row table:style-name="ro11">
          <table:table-cell table:style-name="ce70" office:value-type="string" calcext:value-type="string">
            <text:p>120 individual models</text:p>
          </table:table-cell>
          <table:table-cell table:number-columns-repeated="7"/>
        </table:table-row>
        <table:table-row table:style-name="ro2" table:number-rows-repeated="104840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08:56:48.7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6-28T09:33:00.187000000</dc:date>
    <meta:editing-duration>PT9H51M7S</meta:editing-duration>
    <meta:editing-cycles>163</meta:editing-cycles>
    <meta:print-date>2017-05-01T13:14:12.854000000</meta:print-date>
    <meta:document-statistic meta:table-count="15" meta:cell-count="9027" meta:object-count="0"/>
  </office:meta>
</office:document-meta>
</file>